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382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5">
          <table:table-cell table:style-name="ce12" table:number-columns-repeated="1018"/>
          <table:table-cell table:number-columns-repeated="4"/>
        </table:table-row>
        <table:table-row table:style-name="ro2" table:number-rows-repeated="9830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24in" draw:caption-point-x="-0.7689in" draw:caption-point-y="0.939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217in" draw:caption-point-x="-0.2402in" draw:caption-point-y="0.642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217in" draw:caption-point-x="-0.2622in" draw:caption-point-y="0.642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217in" draw:caption-point-x="-0.2402in" draw:caption-point-y="0.642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217in" draw:caption-point-x="-0.2402in" draw:caption-point-y="0.642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8807in" draw:caption-point-x="-1.4484in" draw:caption-point-y="0.482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5" office:value-type="string">
            <text:p>AnhDQ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7]);DATE(YEAR([.D7]);12;31);NOW())" office:value-type="date" office:date-value="2017-05-18T16:12:14.64">
            <text:p>05/18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0">
            <text:p>0</text:p>
          </table:table-cell>
          <table:table-cell table:style-name="ce56" table:formula="of:=SUMPRODUCT([Thong_Tin_Ngay_Nghi_201701.$B$3:.$B$63]=[.$B7];[Thong_Tin_Ngay_Nghi_201701.$C$3:.$C$63]) +  SUMPRODUCT([Thong_Tin_Ngay_Nghi_201702.$B$3:.$B$64]=[.$B7];[Thong_Tin_Ngay_Nghi_201702.$C$3:.$C$64]) + SUMPRODUCT([Thong_Tin_Ngay_Nghi_201703.$B$3:.$B$67]=[.$B7];[Thong_Tin_Ngay_Nghi_201703.$C$3:.$C$67])" office:value-type="float" office:value="0">
            <text:p>0</text:p>
          </table:table-cell>
          <table:table-cell table:style-name="ce61" table:formula="of:=SUMPRODUCT([Thong_Tin_Ngay_Nghi_201701.$B$3:.$B$63]=[.$B7];[Thong_Tin_Ngay_Nghi_201701.$C$3:.$C$63]) +  SUMPRODUCT([Thong_Tin_Ngay_Nghi_201702.$B$3:.$B$64]=[.$B7];[Thong_Tin_Ngay_Nghi_201702.$C$3:.$C$64]) + SUMPRODUCT([Thong_Tin_Ngay_Nghi_201703.$B$3:.$B$67]=[.$B7];[Thong_Tin_Ngay_Nghi_201703.$C$3:.$C$67]) + SUMPRODUCT([Thong_Tin_Ngay_Nghi_201704.$B$3:.$B$69]=[.$B7];[Thong_Tin_Ngay_Nghi_201704.$C$3:.$C$69]) + SUMPRODUCT([Thong_Tin_Ngay_Nghi_201705.$B$3:.$B$72]=[.$B7];[Thong_Tin_Ngay_Nghi_201705.$C$3:.$C$72])" office:value-type="float" office:value="0">
            <text:p>0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0">
            <text:p>0</text:p>
          </table:table-cell>
          <table:table-cell table:number-columns-repeated="2" table:style-name="ce49"/>
          <table:table-cell table:style-name="ce49" table:formula="of:=[.I7]+[.K7] +[.J7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5-18T16:12:14.64">
            <text:p>05/18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5">
            <text:p>5</text:p>
          </table:table-cell>
          <table:table-cell table:style-name="ce57" table:formula="of:=SUMPRODUCT([Thong_Tin_Ngay_Nghi_201701.$B$3:.$B$63]=[.$B8];[Thong_Tin_Ngay_Nghi_201701.$C$3:.$C$63]) +  SUMPRODUCT([Thong_Tin_Ngay_Nghi_201702.$B$3:.$B$64]=[.$B8];[Thong_Tin_Ngay_Nghi_201702.$C$3:.$C$64]) + SUMPRODUCT([Thong_Tin_Ngay_Nghi_201703.$B$3:.$B$67]=[.$B8];[Thong_Tin_Ngay_Nghi_201703.$C$3:.$C$67])" office:value-type="float" office:value="3.5">
            <text:p>3.5</text:p>
          </table:table-cell>
          <table:table-cell table:style-name="ce62" table:formula="of:=SUMPRODUCT([Thong_Tin_Ngay_Nghi_201701.$B$3:.$B$63]=[.$B8];[Thong_Tin_Ngay_Nghi_201701.$C$3:.$C$63]) +  SUMPRODUCT([Thong_Tin_Ngay_Nghi_201702.$B$3:.$B$64]=[.$B8];[Thong_Tin_Ngay_Nghi_201702.$C$3:.$C$64]) + SUMPRODUCT([Thong_Tin_Ngay_Nghi_201703.$B$3:.$B$67]=[.$B8];[Thong_Tin_Ngay_Nghi_201703.$C$3:.$C$67]) + SUMPRODUCT([Thong_Tin_Ngay_Nghi_201704.$B$3:.$B$69]=[.$B8];[Thong_Tin_Ngay_Nghi_201704.$C$3:.$C$69]) + SUMPRODUCT([Thong_Tin_Ngay_Nghi_201705.$B$3:.$B$72]=[.$B8];[Thong_Tin_Ngay_Nghi_201705.$C$3:.$C$72])" office:value-type="float" office:value="5">
            <text:p>5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1.5">
            <text:p>1.5</text:p>
          </table:table-cell>
          <table:table-cell table:number-columns-repeated="2" table:style-name="ce49"/>
          <table:table-cell table:style-name="ce49" table:formula="of:=[.I8]+[.K8] +[.J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9]);DATE(YEAR([.D9]);12;31);NOW())" office:value-type="date" office:date-value="2017-05-18T16:12:14.65">
            <text:p>05/18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5">
            <text:p>5</text:p>
          </table:table-cell>
          <table:table-cell table:style-name="ce56" table:formula="of:=SUMPRODUCT([Thong_Tin_Ngay_Nghi_201701.$B$3:.$B$63]=[.$B9];[Thong_Tin_Ngay_Nghi_201701.$C$3:.$C$63]) +  SUMPRODUCT([Thong_Tin_Ngay_Nghi_201702.$B$3:.$B$64]=[.$B9];[Thong_Tin_Ngay_Nghi_201702.$C$3:.$C$64]) + SUMPRODUCT([Thong_Tin_Ngay_Nghi_201703.$B$3:.$B$67]=[.$B9];[Thong_Tin_Ngay_Nghi_201703.$C$3:.$C$67])" office:value-type="float" office:value="7.5">
            <text:p>7.5</text:p>
          </table:table-cell>
          <table:table-cell table:style-name="ce61" table:formula="of:=SUMPRODUCT([Thong_Tin_Ngay_Nghi_201701.$B$3:.$B$63]=[.$B9];[Thong_Tin_Ngay_Nghi_201701.$C$3:.$C$63]) +  SUMPRODUCT([Thong_Tin_Ngay_Nghi_201702.$B$3:.$B$64]=[.$B9];[Thong_Tin_Ngay_Nghi_201702.$C$3:.$C$64]) + SUMPRODUCT([Thong_Tin_Ngay_Nghi_201703.$B$3:.$B$67]=[.$B9];[Thong_Tin_Ngay_Nghi_201703.$C$3:.$C$67]) + SUMPRODUCT([Thong_Tin_Ngay_Nghi_201704.$B$3:.$B$69]=[.$B9];[Thong_Tin_Ngay_Nghi_201704.$C$3:.$C$69]) + SUMPRODUCT([Thong_Tin_Ngay_Nghi_201705.$B$3:.$B$72]=[.$B9];[Thong_Tin_Ngay_Nghi_201705.$C$3:.$C$72])" office:value-type="float" office:value="10">
            <text:p>10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49"/>
          <table:table-cell table:style-name="ce49" table:formula="of:=[.I9]+[.K9] +[.J9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5-18T16:12:14.65">
            <text:p>05/18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5">
            <text:p>5</text:p>
          </table:table-cell>
          <table:table-cell table:style-name="ce56" table:formula="of:=SUMPRODUCT([Thong_Tin_Ngay_Nghi_201701.$B$3:.$B$63]=[.$B10];[Thong_Tin_Ngay_Nghi_201701.$C$3:.$C$63]) +  SUMPRODUCT([Thong_Tin_Ngay_Nghi_201702.$B$3:.$B$64]=[.$B10];[Thong_Tin_Ngay_Nghi_201702.$C$3:.$C$64]) + SUMPRODUCT([Thong_Tin_Ngay_Nghi_201703.$B$3:.$B$67]=[.$B10];[Thong_Tin_Ngay_Nghi_201703.$C$3:.$C$67])" office:value-type="float" office:value="5">
            <text:p>5</text:p>
          </table:table-cell>
          <table:table-cell table:style-name="ce61" table:formula="of:=SUMPRODUCT([Thong_Tin_Ngay_Nghi_201701.$B$3:.$B$63]=[.$B10];[Thong_Tin_Ngay_Nghi_201701.$C$3:.$C$63]) +  SUMPRODUCT([Thong_Tin_Ngay_Nghi_201702.$B$3:.$B$64]=[.$B10];[Thong_Tin_Ngay_Nghi_201702.$C$3:.$C$64]) + SUMPRODUCT([Thong_Tin_Ngay_Nghi_201703.$B$3:.$B$67]=[.$B10];[Thong_Tin_Ngay_Nghi_201703.$C$3:.$C$67]) + SUMPRODUCT([Thong_Tin_Ngay_Nghi_201704.$B$3:.$B$69]=[.$B10];[Thong_Tin_Ngay_Nghi_201704.$C$3:.$C$69]) + SUMPRODUCT([Thong_Tin_Ngay_Nghi_201705.$B$3:.$B$72]=[.$B10];[Thong_Tin_Ngay_Nghi_201705.$C$3:.$C$72])" office:value-type="float" office:value="6.5">
            <text:p>6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2.5">
            <text:p>2.5</text:p>
          </table:table-cell>
          <table:table-cell table:number-columns-repeated="2" table:style-name="ce49"/>
          <table:table-cell table:style-name="ce49" table:formula="of:=[.I10]+[.K10] +[.J10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1]);DATE(YEAR([.D11]);12;31);NOW())" office:value-type="date" office:date-value="2017-05-18T16:12:14.65">
            <text:p>05/18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5">
            <text:p>5</text:p>
          </table:table-cell>
          <table:table-cell table:style-name="ce56" table:formula="of:=SUMPRODUCT([Thong_Tin_Ngay_Nghi_201701.$B$3:.$B$63]=[.$B11];[Thong_Tin_Ngay_Nghi_201701.$C$3:.$C$63]) +  SUMPRODUCT([Thong_Tin_Ngay_Nghi_201702.$B$3:.$B$64]=[.$B11];[Thong_Tin_Ngay_Nghi_201702.$C$3:.$C$64]) + SUMPRODUCT([Thong_Tin_Ngay_Nghi_201703.$B$3:.$B$67]=[.$B11];[Thong_Tin_Ngay_Nghi_201703.$C$3:.$C$67])" office:value-type="float" office:value="5">
            <text:p>5</text:p>
          </table:table-cell>
          <table:table-cell table:style-name="ce61" table:formula="of:=SUMPRODUCT([Thong_Tin_Ngay_Nghi_201701.$B$3:.$B$63]=[.$B11];[Thong_Tin_Ngay_Nghi_201701.$C$3:.$C$63]) +  SUMPRODUCT([Thong_Tin_Ngay_Nghi_201702.$B$3:.$B$64]=[.$B11];[Thong_Tin_Ngay_Nghi_201702.$C$3:.$C$64]) + SUMPRODUCT([Thong_Tin_Ngay_Nghi_201703.$B$3:.$B$67]=[.$B11];[Thong_Tin_Ngay_Nghi_201703.$C$3:.$C$67]) + SUMPRODUCT([Thong_Tin_Ngay_Nghi_201704.$B$3:.$B$69]=[.$B11];[Thong_Tin_Ngay_Nghi_201704.$C$3:.$C$69]) + SUMPRODUCT([Thong_Tin_Ngay_Nghi_201705.$B$3:.$B$72]=[.$B11];[Thong_Tin_Ngay_Nghi_201705.$C$3:.$C$72])" office:value-type="float" office:value="6">
            <text:p>6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1">
            <text:p>-1</text:p>
          </table:table-cell>
          <table:table-cell table:number-columns-repeated="2" table:style-name="ce49"/>
          <table:table-cell table:style-name="ce49" table:formula="of:=[.I11]+[.K11] +[.J11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5-18T16:12:14.65">
            <text:p>05/18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5">
            <text:p>5</text:p>
          </table:table-cell>
          <table:table-cell table:style-name="ce56" table:formula="of:=SUMPRODUCT([Thong_Tin_Ngay_Nghi_201701.$B$3:.$B$63]=[.$B12];[Thong_Tin_Ngay_Nghi_201701.$C$3:.$C$63]) +  SUMPRODUCT([Thong_Tin_Ngay_Nghi_201702.$B$3:.$B$64]=[.$B12];[Thong_Tin_Ngay_Nghi_201702.$C$3:.$C$64]) + SUMPRODUCT([Thong_Tin_Ngay_Nghi_201703.$B$3:.$B$67]=[.$B12];[Thong_Tin_Ngay_Nghi_201703.$C$3:.$C$67])" office:value-type="float" office:value="11.5">
            <text:p>11.5</text:p>
          </table:table-cell>
          <table:table-cell table:style-name="ce61" table:formula="of:=SUMPRODUCT([Thong_Tin_Ngay_Nghi_201701.$B$3:.$B$63]=[.$B12];[Thong_Tin_Ngay_Nghi_201701.$C$3:.$C$63]) +  SUMPRODUCT([Thong_Tin_Ngay_Nghi_201702.$B$3:.$B$64]=[.$B12];[Thong_Tin_Ngay_Nghi_201702.$C$3:.$C$64]) + SUMPRODUCT([Thong_Tin_Ngay_Nghi_201703.$B$3:.$B$67]=[.$B12];[Thong_Tin_Ngay_Nghi_201703.$C$3:.$C$67]) + SUMPRODUCT([Thong_Tin_Ngay_Nghi_201704.$B$3:.$B$69]=[.$B12];[Thong_Tin_Ngay_Nghi_201704.$C$3:.$C$69]) + SUMPRODUCT([Thong_Tin_Ngay_Nghi_201705.$B$3:.$B$72]=[.$B12];[Thong_Tin_Ngay_Nghi_201705.$C$3:.$C$72])" office:value-type="float" office:value="18">
            <text:p>18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-8">
            <text:p>-8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2]+[.K12] +[.J12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3]);DATE(YEAR([.D13]);12;31);NOW())" office:value-type="date" office:date-value="2017-05-18T16:12:14.65">
            <text:p>05/18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5">
            <text:p>5</text:p>
          </table:table-cell>
          <table:table-cell table:style-name="ce56" table:formula="of:=SUMPRODUCT([Thong_Tin_Ngay_Nghi_201701.$B$3:.$B$63]=[.$B13];[Thong_Tin_Ngay_Nghi_201701.$C$3:.$C$63]) +  SUMPRODUCT([Thong_Tin_Ngay_Nghi_201702.$B$3:.$B$64]=[.$B13];[Thong_Tin_Ngay_Nghi_201702.$C$3:.$C$64]) + SUMPRODUCT([Thong_Tin_Ngay_Nghi_201703.$B$3:.$B$67]=[.$B13];[Thong_Tin_Ngay_Nghi_201703.$C$3:.$C$67])" office:value-type="float" office:value="6.5">
            <text:p>6.5</text:p>
          </table:table-cell>
          <table:table-cell table:style-name="ce61" table:formula="of:=SUMPRODUCT([Thong_Tin_Ngay_Nghi_201701.$B$3:.$B$63]=[.$B13];[Thong_Tin_Ngay_Nghi_201701.$C$3:.$C$63]) +  SUMPRODUCT([Thong_Tin_Ngay_Nghi_201702.$B$3:.$B$64]=[.$B13];[Thong_Tin_Ngay_Nghi_201702.$C$3:.$C$64]) + SUMPRODUCT([Thong_Tin_Ngay_Nghi_201703.$B$3:.$B$67]=[.$B13];[Thong_Tin_Ngay_Nghi_201703.$C$3:.$C$67]) + SUMPRODUCT([Thong_Tin_Ngay_Nghi_201704.$B$3:.$B$69]=[.$B13];[Thong_Tin_Ngay_Nghi_201704.$C$3:.$C$69]) + SUMPRODUCT([Thong_Tin_Ngay_Nghi_201705.$B$3:.$B$72]=[.$B13];[Thong_Tin_Ngay_Nghi_201705.$C$3:.$C$72])" office:value-type="float" office:value="9.5">
            <text:p>9.5</text:p>
          </table:table-cell>
          <table:table-cell table:style-name="ce50" table:formula="of:=IF(DATE(YEAR([.E13]);MONTH([.E13]);DAY([.E13]))&lt;=DATE(YEAR([.E13]);3;31); [.C13]-[.G13] + [.F13]; IF([.G13]-[.C13]&lt;0;[.G13] + [.F13] -[.H13];[.F13]+[.C13]-[.H13]))" office:value-type="float" office:value="-4.5">
            <text:p>-4.5</text:p>
          </table:table-cell>
          <table:table-cell table:number-columns-repeated="2" table:style-name="ce50"/>
          <table:table-cell table:style-name="ce50" table:formula="of:=[.I13]+[.K13] +[.J13]" office:value-type="float" office:value="-4.5">
            <text:p>-4.5</text:p>
          </table:table-cell>
          <table:table-cell table:style-name="ce64"/>
          <table:table-cell table:style-name="ce66" table:number-columns-repeated="1011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05-18T16:12:14.65">
            <text:p>05/18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56" table:formula="of:=SUMPRODUCT([Thong_Tin_Ngay_Nghi_201701.$B$3:.$B$63]=[.$B14];[Thong_Tin_Ngay_Nghi_201701.$C$3:.$C$63]) +  SUMPRODUCT([Thong_Tin_Ngay_Nghi_201702.$B$3:.$B$64]=[.$B14];[Thong_Tin_Ngay_Nghi_201702.$C$3:.$C$64]) + SUMPRODUCT([Thong_Tin_Ngay_Nghi_201703.$B$3:.$B$67]=[.$B14];[Thong_Tin_Ngay_Nghi_201703.$C$3:.$C$67])" office:value-type="float" office:value="5.5">
            <text:p>5.5</text:p>
          </table:table-cell>
          <table:table-cell table:style-name="ce61" table:formula="of:=SUMPRODUCT([Thong_Tin_Ngay_Nghi_201701.$B$3:.$B$63]=[.$B14];[Thong_Tin_Ngay_Nghi_201701.$C$3:.$C$63]) +  SUMPRODUCT([Thong_Tin_Ngay_Nghi_201702.$B$3:.$B$64]=[.$B14];[Thong_Tin_Ngay_Nghi_201702.$C$3:.$C$64]) + SUMPRODUCT([Thong_Tin_Ngay_Nghi_201703.$B$3:.$B$67]=[.$B14];[Thong_Tin_Ngay_Nghi_201703.$C$3:.$C$67]) + SUMPRODUCT([Thong_Tin_Ngay_Nghi_201704.$B$3:.$B$69]=[.$B14];[Thong_Tin_Ngay_Nghi_201704.$C$3:.$C$69]) + SUMPRODUCT([Thong_Tin_Ngay_Nghi_201705.$B$3:.$B$72]=[.$B14];[Thong_Tin_Ngay_Nghi_201705.$C$3:.$C$72])" office:value-type="float" office:value="8">
            <text:p>8</text:p>
          </table:table-cell>
          <table:table-cell table:style-name="ce49" table:formula="of:=IF(DATE(YEAR([.E14]);MONTH([.E14]);DAY([.E14]))&lt;=DATE(YEAR([.E14]);3;31); [.C14]-[.G14] + [.F14]; IF([.G14]-[.C14]&lt;0;[.G14] + [.F14] -[.H14];[.F14]+[.C14]-[.H14]))" office:value-type="float" office:value="-2">
            <text:p>-2</text:p>
          </table:table-cell>
          <table:table-cell table:number-columns-repeated="2" table:style-name="ce49"/>
          <table:table-cell table:style-name="ce49" table:formula="of:=[.I14]+[.K14] +[.J14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5]);DATE(YEAR([.D15]);12;31);NOW())" office:value-type="date" office:date-value="2017-05-18T16:12:14.66">
            <text:p>05/18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5">
            <text:p>5</text:p>
          </table:table-cell>
          <table:table-cell table:style-name="ce56" table:formula="of:=SUMPRODUCT([Thong_Tin_Ngay_Nghi_201701.$B$3:.$B$63]=[.$B15];[Thong_Tin_Ngay_Nghi_201701.$C$3:.$C$63]) +  SUMPRODUCT([Thong_Tin_Ngay_Nghi_201702.$B$3:.$B$64]=[.$B15];[Thong_Tin_Ngay_Nghi_201702.$C$3:.$C$64]) + SUMPRODUCT([Thong_Tin_Ngay_Nghi_201703.$B$3:.$B$67]=[.$B15];[Thong_Tin_Ngay_Nghi_201703.$C$3:.$C$67])" office:value-type="float" office:value="7.5">
            <text:p>7.5</text:p>
          </table:table-cell>
          <table:table-cell table:style-name="ce61" table:formula="of:=SUMPRODUCT([Thong_Tin_Ngay_Nghi_201701.$B$3:.$B$63]=[.$B15];[Thong_Tin_Ngay_Nghi_201701.$C$3:.$C$63]) +  SUMPRODUCT([Thong_Tin_Ngay_Nghi_201702.$B$3:.$B$64]=[.$B15];[Thong_Tin_Ngay_Nghi_201702.$C$3:.$C$64]) + SUMPRODUCT([Thong_Tin_Ngay_Nghi_201703.$B$3:.$B$67]=[.$B15];[Thong_Tin_Ngay_Nghi_201703.$C$3:.$C$67]) + SUMPRODUCT([Thong_Tin_Ngay_Nghi_201704.$B$3:.$B$69]=[.$B15];[Thong_Tin_Ngay_Nghi_201704.$C$3:.$C$69]) + SUMPRODUCT([Thong_Tin_Ngay_Nghi_201705.$B$3:.$B$72]=[.$B15];[Thong_Tin_Ngay_Nghi_201705.$C$3:.$C$72])" office:value-type="float" office:value="8.5">
            <text:p>8.5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-0.5">
            <text:p>-0.5</text:p>
          </table:table-cell>
          <table:table-cell table:number-columns-repeated="2" table:style-name="ce50"/>
          <table:table-cell table:style-name="ce49" table:formula="of:=[.I15]+[.K15] +[.J15]" office:value-type="float" office:value="-0.5">
            <text:p>-0.5</text:p>
          </table:table-cell>
          <table:table-cell table:style-name="ce64"/>
          <table:table-cell table:style-name="ce66" table:number-columns-repeated="1011"/>
        </table:table-row>
        <table:table-row table:style-name="ro12">
          <table:table-cell table:style-name="ce43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6]);DATE(YEAR([.D16]);12;31);NOW())" office:value-type="date" office:date-value="2017-05-18T16:12:14.66">
            <text:p>05/18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5">
            <text:p>5</text:p>
          </table:table-cell>
          <table:table-cell table:style-name="ce56" table:formula="of:=SUMPRODUCT([Thong_Tin_Ngay_Nghi_201701.$B$3:.$B$63]=[.$B16];[Thong_Tin_Ngay_Nghi_201701.$C$3:.$C$63]) +  SUMPRODUCT([Thong_Tin_Ngay_Nghi_201702.$B$3:.$B$64]=[.$B16];[Thong_Tin_Ngay_Nghi_201702.$C$3:.$C$64]) + SUMPRODUCT([Thong_Tin_Ngay_Nghi_201703.$B$3:.$B$67]=[.$B16];[Thong_Tin_Ngay_Nghi_201703.$C$3:.$C$67])" office:value-type="float" office:value="3">
            <text:p>3</text:p>
          </table:table-cell>
          <table:table-cell table:style-name="ce61" table:formula="of:=SUMPRODUCT([Thong_Tin_Ngay_Nghi_201701.$B$3:.$B$63]=[.$B16];[Thong_Tin_Ngay_Nghi_201701.$C$3:.$C$63]) +  SUMPRODUCT([Thong_Tin_Ngay_Nghi_201702.$B$3:.$B$64]=[.$B16];[Thong_Tin_Ngay_Nghi_201702.$C$3:.$C$64]) + SUMPRODUCT([Thong_Tin_Ngay_Nghi_201703.$B$3:.$B$67]=[.$B16];[Thong_Tin_Ngay_Nghi_201703.$C$3:.$C$67]) + SUMPRODUCT([Thong_Tin_Ngay_Nghi_201704.$B$3:.$B$69]=[.$B16];[Thong_Tin_Ngay_Nghi_201704.$C$3:.$C$69]) + SUMPRODUCT([Thong_Tin_Ngay_Nghi_201705.$B$3:.$B$72]=[.$B16];[Thong_Tin_Ngay_Nghi_201705.$C$3:.$C$72])" office:value-type="float" office:value="3">
            <text:p>3</text:p>
          </table:table-cell>
          <table:table-cell table:style-name="ce49" table:formula="of:=IF(DATE(YEAR([.E16]);MONTH([.E16]);DAY([.E16]))&lt;=DATE(YEAR([.E16]);3;31); [.C16]-[.G16] + [.F16]; IF([.G16]-[.C15]&lt;0;[.G16] + [.F16] -[.H16];[.F16]+[.C16]-[.H16]))" office:value-type="float" office:value="2">
            <text:p>2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6]+[.K16] +[.J16]" office:value-type="float" office:value="5">
            <text:p>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5-18T16:12:14.66">
            <text:p>05/18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5">
            <text:p>5</text:p>
          </table:table-cell>
          <table:table-cell table:style-name="ce56" table:formula="of:=SUMPRODUCT([Thong_Tin_Ngay_Nghi_201701.$B$3:.$B$63]=[.$B17];[Thong_Tin_Ngay_Nghi_201701.$C$3:.$C$63]) +  SUMPRODUCT([Thong_Tin_Ngay_Nghi_201702.$B$3:.$B$64]=[.$B17];[Thong_Tin_Ngay_Nghi_201702.$C$3:.$C$64]) + SUMPRODUCT([Thong_Tin_Ngay_Nghi_201703.$B$3:.$B$67]=[.$B17];[Thong_Tin_Ngay_Nghi_201703.$C$3:.$C$67])" office:value-type="float" office:value="4">
            <text:p>4</text:p>
          </table:table-cell>
          <table:table-cell table:style-name="ce61" table:formula="of:=SUMPRODUCT([Thong_Tin_Ngay_Nghi_201701.$B$3:.$B$63]=[.$B17];[Thong_Tin_Ngay_Nghi_201701.$C$3:.$C$63]) +  SUMPRODUCT([Thong_Tin_Ngay_Nghi_201702.$B$3:.$B$64]=[.$B17];[Thong_Tin_Ngay_Nghi_201702.$C$3:.$C$64]) + SUMPRODUCT([Thong_Tin_Ngay_Nghi_201703.$B$3:.$B$67]=[.$B17];[Thong_Tin_Ngay_Nghi_201703.$C$3:.$C$67]) + SUMPRODUCT([Thong_Tin_Ngay_Nghi_201704.$B$3:.$B$69]=[.$B17];[Thong_Tin_Ngay_Nghi_201704.$C$3:.$C$69]) + SUMPRODUCT([Thong_Tin_Ngay_Nghi_201705.$B$3:.$B$72]=[.$B17];[Thong_Tin_Ngay_Nghi_201705.$C$3:.$C$72])" office:value-type="float" office:value="6">
            <text:p>6</text:p>
          </table:table-cell>
          <table:table-cell table:style-name="ce49" table:formula="of:=IF(DATE(YEAR([.E17]);MONTH([.E17]);DAY([.E17]))&lt;=DATE(YEAR([.E17]);3;31); [.C17]-[.G17] + [.F17]; IF([.G17]-[.C17]&lt;0;[.G17] + [.F17] -[.H17];[.F17]+[.C17]-[.H17]))" office:value-type="float" office:value="-1">
            <text:p>-1</text:p>
          </table:table-cell>
          <table:table-cell table:style-name="ce49"/>
          <table:table-cell table:style-name="ce49" table:formula="of:=1.5" office:value-type="float" office:value="1.5">
            <text:p>1.5</text:p>
          </table:table-cell>
          <table:table-cell table:style-name="ce49" table:formula="of:=[.I17]+[.K17] +[.J17]" office:value-type="float" office:value="0.5">
            <text:p>0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5-18T16:12:14.66">
            <text:p>05/18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6" table:formula="of:=SUMPRODUCT([Thong_Tin_Ngay_Nghi_201701.$B$3:.$B$63]=[.$B18];[Thong_Tin_Ngay_Nghi_201701.$C$3:.$C$63]) +  SUMPRODUCT([Thong_Tin_Ngay_Nghi_201702.$B$3:.$B$64]=[.$B18];[Thong_Tin_Ngay_Nghi_201702.$C$3:.$C$64]) + SUMPRODUCT([Thong_Tin_Ngay_Nghi_201703.$B$3:.$B$67]=[.$B18];[Thong_Tin_Ngay_Nghi_201703.$C$3:.$C$67])" office:value-type="float" office:value="9.5">
            <text:p>9.5</text:p>
          </table:table-cell>
          <table:table-cell table:style-name="ce61" table:formula="of:=SUMPRODUCT([Thong_Tin_Ngay_Nghi_201701.$B$3:.$B$63]=[.$B18];[Thong_Tin_Ngay_Nghi_201701.$C$3:.$C$63]) +  SUMPRODUCT([Thong_Tin_Ngay_Nghi_201702.$B$3:.$B$64]=[.$B18];[Thong_Tin_Ngay_Nghi_201702.$C$3:.$C$64]) + SUMPRODUCT([Thong_Tin_Ngay_Nghi_201703.$B$3:.$B$67]=[.$B18];[Thong_Tin_Ngay_Nghi_201703.$C$3:.$C$67]) + SUMPRODUCT([Thong_Tin_Ngay_Nghi_201704.$B$3:.$B$69]=[.$B18];[Thong_Tin_Ngay_Nghi_201704.$C$3:.$C$69]) + SUMPRODUCT([Thong_Tin_Ngay_Nghi_201705.$B$3:.$B$72]=[.$B18];[Thong_Tin_Ngay_Nghi_201705.$C$3:.$C$72])" office:value-type="float" office:value="16.5">
            <text:p>16.5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11.5">
            <text:p>-11.5</text:p>
          </table:table-cell>
          <table:table-cell table:number-columns-repeated="2" table:style-name="ce49"/>
          <table:table-cell table:style-name="ce49" table:formula="of:=[.I18]+[.K18] +[.J18]" office:value-type="float" office:value="-11.5">
            <text:p>-1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9]);DATE(YEAR([.D19]);12;31);NOW())" office:value-type="date" office:date-value="2017-05-18T16:12:14.66">
            <text:p>05/18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5">
            <text:p>5</text:p>
          </table:table-cell>
          <table:table-cell table:style-name="ce56" table:formula="of:=SUMPRODUCT([Thong_Tin_Ngay_Nghi_201701.$B$3:.$B$63]=[.$B19];[Thong_Tin_Ngay_Nghi_201701.$C$3:.$C$63]) +  SUMPRODUCT([Thong_Tin_Ngay_Nghi_201702.$B$3:.$B$64]=[.$B19];[Thong_Tin_Ngay_Nghi_201702.$C$3:.$C$64]) + SUMPRODUCT([Thong_Tin_Ngay_Nghi_201703.$B$3:.$B$67]=[.$B19];[Thong_Tin_Ngay_Nghi_201703.$C$3:.$C$67])" office:value-type="float" office:value="3">
            <text:p>3</text:p>
          </table:table-cell>
          <table:table-cell table:style-name="ce61" table:formula="of:=SUMPRODUCT([Thong_Tin_Ngay_Nghi_201701.$B$3:.$B$63]=[.$B19];[Thong_Tin_Ngay_Nghi_201701.$C$3:.$C$63]) +  SUMPRODUCT([Thong_Tin_Ngay_Nghi_201702.$B$3:.$B$64]=[.$B19];[Thong_Tin_Ngay_Nghi_201702.$C$3:.$C$64]) + SUMPRODUCT([Thong_Tin_Ngay_Nghi_201703.$B$3:.$B$67]=[.$B19];[Thong_Tin_Ngay_Nghi_201703.$C$3:.$C$67]) + SUMPRODUCT([Thong_Tin_Ngay_Nghi_201704.$B$3:.$B$69]=[.$B19];[Thong_Tin_Ngay_Nghi_201704.$C$3:.$C$69]) + SUMPRODUCT([Thong_Tin_Ngay_Nghi_201705.$B$3:.$B$72]=[.$B19];[Thong_Tin_Ngay_Nghi_201705.$C$3:.$C$72])" office:value-type="float" office:value="4">
            <text:p>4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9"/>
          <table:table-cell table:style-name="ce49" table:formula="of:=[.I19]+[.K19] +[.J19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0]);DATE(YEAR([.D20]);12;31);NOW())" office:value-type="date" office:date-value="2017-05-18T16:12:14.66">
            <text:p>05/18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4">
            <text:p>4</text:p>
          </table:table-cell>
          <table:table-cell table:style-name="ce56" table:formula="of:=SUMPRODUCT([Thong_Tin_Ngay_Nghi_201701.$B$3:.$B$63]=[.$B20];[Thong_Tin_Ngay_Nghi_201701.$C$3:.$C$63]) +  SUMPRODUCT([Thong_Tin_Ngay_Nghi_201702.$B$3:.$B$64]=[.$B20];[Thong_Tin_Ngay_Nghi_201702.$C$3:.$C$64]) + SUMPRODUCT([Thong_Tin_Ngay_Nghi_201703.$B$3:.$B$67]=[.$B20];[Thong_Tin_Ngay_Nghi_201703.$C$3:.$C$67])" office:value-type="float" office:value="0.5">
            <text:p>0.5</text:p>
          </table:table-cell>
          <table:table-cell table:style-name="ce61" table:formula="of:=SUMPRODUCT([Thong_Tin_Ngay_Nghi_201701.$B$3:.$B$63]=[.$B20];[Thong_Tin_Ngay_Nghi_201701.$C$3:.$C$63]) +  SUMPRODUCT([Thong_Tin_Ngay_Nghi_201702.$B$3:.$B$64]=[.$B20];[Thong_Tin_Ngay_Nghi_201702.$C$3:.$C$64]) + SUMPRODUCT([Thong_Tin_Ngay_Nghi_201703.$B$3:.$B$67]=[.$B20];[Thong_Tin_Ngay_Nghi_201703.$C$3:.$C$67]) + SUMPRODUCT([Thong_Tin_Ngay_Nghi_201704.$B$3:.$B$69]=[.$B20];[Thong_Tin_Ngay_Nghi_201704.$C$3:.$C$69]) + SUMPRODUCT([Thong_Tin_Ngay_Nghi_201705.$B$3:.$B$72]=[.$B20];[Thong_Tin_Ngay_Nghi_201705.$C$3:.$C$72])" office:value-type="float" office:value="3">
            <text:p>3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1">
            <text:p>1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0]+[.K20] +[.J20]" office:value-type="float" office:value="1.5">
            <text:p>1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05-18T16:12:14.67">
            <text:p>05/18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5">
            <text:p>5</text:p>
          </table:table-cell>
          <table:table-cell table:style-name="ce56" table:formula="of:=SUMPRODUCT([Thong_Tin_Ngay_Nghi_201701.$B$3:.$B$63]=[.$B21];[Thong_Tin_Ngay_Nghi_201701.$C$3:.$C$63]) +  SUMPRODUCT([Thong_Tin_Ngay_Nghi_201702.$B$3:.$B$64]=[.$B21];[Thong_Tin_Ngay_Nghi_201702.$C$3:.$C$64]) + SUMPRODUCT([Thong_Tin_Ngay_Nghi_201703.$B$3:.$B$67]=[.$B21];[Thong_Tin_Ngay_Nghi_201703.$C$3:.$C$67])" office:value-type="float" office:value="0">
            <text:p>0</text:p>
          </table:table-cell>
          <table:table-cell table:style-name="ce61" table:formula="of:=SUMPRODUCT([Thong_Tin_Ngay_Nghi_201701.$B$3:.$B$63]=[.$B21];[Thong_Tin_Ngay_Nghi_201701.$C$3:.$C$63]) +  SUMPRODUCT([Thong_Tin_Ngay_Nghi_201702.$B$3:.$B$64]=[.$B21];[Thong_Tin_Ngay_Nghi_201702.$C$3:.$C$64]) + SUMPRODUCT([Thong_Tin_Ngay_Nghi_201703.$B$3:.$B$67]=[.$B21];[Thong_Tin_Ngay_Nghi_201703.$C$3:.$C$67]) + SUMPRODUCT([Thong_Tin_Ngay_Nghi_201704.$B$3:.$B$69]=[.$B21];[Thong_Tin_Ngay_Nghi_201704.$C$3:.$C$69]) + SUMPRODUCT([Thong_Tin_Ngay_Nghi_201705.$B$3:.$B$72]=[.$B21];[Thong_Tin_Ngay_Nghi_201705.$C$3:.$C$72])" office:value-type="float" office:value="1">
            <text:p>1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number-columns-repeated="2" table:style-name="ce49"/>
          <table:table-cell table:style-name="ce49" table:formula="of:=[.I21]+[.K21] +[.J21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2]);DATE(YEAR([.D22]);12;31);NOW())" office:value-type="date" office:date-value="2017-05-18T16:12:14.67">
            <text:p>05/18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5">
            <text:p>5</text:p>
          </table:table-cell>
          <table:table-cell table:style-name="ce56" table:formula="of:=SUMPRODUCT([Thong_Tin_Ngay_Nghi_201701.$B$3:.$B$63]=[.$B22];[Thong_Tin_Ngay_Nghi_201701.$C$3:.$C$63]) +  SUMPRODUCT([Thong_Tin_Ngay_Nghi_201702.$B$3:.$B$64]=[.$B22];[Thong_Tin_Ngay_Nghi_201702.$C$3:.$C$64]) + SUMPRODUCT([Thong_Tin_Ngay_Nghi_201703.$B$3:.$B$67]=[.$B22];[Thong_Tin_Ngay_Nghi_201703.$C$3:.$C$67])" office:value-type="float" office:value="3">
            <text:p>3</text:p>
          </table:table-cell>
          <table:table-cell table:style-name="ce61" table:formula="of:=SUMPRODUCT([Thong_Tin_Ngay_Nghi_201701.$B$3:.$B$63]=[.$B22];[Thong_Tin_Ngay_Nghi_201701.$C$3:.$C$63]) +  SUMPRODUCT([Thong_Tin_Ngay_Nghi_201702.$B$3:.$B$64]=[.$B22];[Thong_Tin_Ngay_Nghi_201702.$C$3:.$C$64]) + SUMPRODUCT([Thong_Tin_Ngay_Nghi_201703.$B$3:.$B$67]=[.$B22];[Thong_Tin_Ngay_Nghi_201703.$C$3:.$C$67]) + SUMPRODUCT([Thong_Tin_Ngay_Nghi_201704.$B$3:.$B$69]=[.$B22];[Thong_Tin_Ngay_Nghi_201704.$C$3:.$C$69]) + SUMPRODUCT([Thong_Tin_Ngay_Nghi_201705.$B$3:.$B$72]=[.$B22];[Thong_Tin_Ngay_Nghi_201705.$C$3:.$C$72])" office:value-type="float" office:value="6">
            <text:p>6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number-columns-repeated="2" table:style-name="ce49"/>
          <table:table-cell table:style-name="ce49" table:formula="of:=[.I22]+[.K22] +[.J22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5-18T16:12:14.67">
            <text:p>05/18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5">
            <text:p>5</text:p>
          </table:table-cell>
          <table:table-cell table:style-name="ce56" table:formula="of:=SUMPRODUCT([Thong_Tin_Ngay_Nghi_201701.$B$3:.$B$63]=[.$B23];[Thong_Tin_Ngay_Nghi_201701.$C$3:.$C$63]) +  SUMPRODUCT([Thong_Tin_Ngay_Nghi_201702.$B$3:.$B$64]=[.$B23];[Thong_Tin_Ngay_Nghi_201702.$C$3:.$C$64]) + SUMPRODUCT([Thong_Tin_Ngay_Nghi_201703.$B$3:.$B$67]=[.$B23];[Thong_Tin_Ngay_Nghi_201703.$C$3:.$C$67])" office:value-type="float" office:value="6">
            <text:p>6</text:p>
          </table:table-cell>
          <table:table-cell table:style-name="ce61" table:formula="of:=SUMPRODUCT([Thong_Tin_Ngay_Nghi_201701.$B$3:.$B$63]=[.$B23];[Thong_Tin_Ngay_Nghi_201701.$C$3:.$C$63]) +  SUMPRODUCT([Thong_Tin_Ngay_Nghi_201702.$B$3:.$B$64]=[.$B23];[Thong_Tin_Ngay_Nghi_201702.$C$3:.$C$64]) + SUMPRODUCT([Thong_Tin_Ngay_Nghi_201703.$B$3:.$B$67]=[.$B23];[Thong_Tin_Ngay_Nghi_201703.$C$3:.$C$67]) + SUMPRODUCT([Thong_Tin_Ngay_Nghi_201704.$B$3:.$B$69]=[.$B23];[Thong_Tin_Ngay_Nghi_201704.$C$3:.$C$69]) + SUMPRODUCT([Thong_Tin_Ngay_Nghi_201705.$B$3:.$B$72]=[.$B23];[Thong_Tin_Ngay_Nghi_201705.$C$3:.$C$72])" office:value-type="float" office:value="6">
            <text:p>6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-1">
            <text:p>-1</text:p>
          </table:table-cell>
          <table:table-cell table:number-columns-repeated="2" table:style-name="ce49"/>
          <table:table-cell table:style-name="ce49" table:formula="of:=[.I23]+[.K23] +[.J23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5-18T16:12:14.68">
            <text:p>05/18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5">
            <text:p>5</text:p>
          </table:table-cell>
          <table:table-cell table:style-name="ce56" table:formula="of:=SUMPRODUCT([Thong_Tin_Ngay_Nghi_201701.$B$3:.$B$63]=[.$B24];[Thong_Tin_Ngay_Nghi_201701.$C$3:.$C$63]) +  SUMPRODUCT([Thong_Tin_Ngay_Nghi_201702.$B$3:.$B$64]=[.$B24];[Thong_Tin_Ngay_Nghi_201702.$C$3:.$C$64]) + SUMPRODUCT([Thong_Tin_Ngay_Nghi_201703.$B$3:.$B$67]=[.$B24];[Thong_Tin_Ngay_Nghi_201703.$C$3:.$C$67])" office:value-type="float" office:value="0.5">
            <text:p>0.5</text:p>
          </table:table-cell>
          <table:table-cell table:style-name="ce61" table:formula="of:=SUMPRODUCT([Thong_Tin_Ngay_Nghi_201701.$B$3:.$B$63]=[.$B24];[Thong_Tin_Ngay_Nghi_201701.$C$3:.$C$63]) +  SUMPRODUCT([Thong_Tin_Ngay_Nghi_201702.$B$3:.$B$64]=[.$B24];[Thong_Tin_Ngay_Nghi_201702.$C$3:.$C$64]) + SUMPRODUCT([Thong_Tin_Ngay_Nghi_201703.$B$3:.$B$67]=[.$B24];[Thong_Tin_Ngay_Nghi_201703.$C$3:.$C$67]) + SUMPRODUCT([Thong_Tin_Ngay_Nghi_201704.$B$3:.$B$69]=[.$B24];[Thong_Tin_Ngay_Nghi_201704.$C$3:.$C$69]) + SUMPRODUCT([Thong_Tin_Ngay_Nghi_201705.$B$3:.$B$72]=[.$B24];[Thong_Tin_Ngay_Nghi_201705.$C$3:.$C$72])" office:value-type="float" office:value="2">
            <text:p>2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3.5">
            <text:p>3.5</text:p>
          </table:table-cell>
          <table:table-cell table:number-columns-repeated="2" table:style-name="ce49"/>
          <table:table-cell table:style-name="ce49" table:formula="of:=[.I24]+[.K24] +[.J24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5-18T16:12:14.68">
            <text:p>05/18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5">
            <text:p>5</text:p>
          </table:table-cell>
          <table:table-cell table:style-name="ce56" table:formula="of:=SUMPRODUCT([Thong_Tin_Ngay_Nghi_201701.$B$3:.$B$63]=[.$B25];[Thong_Tin_Ngay_Nghi_201701.$C$3:.$C$63]) +  SUMPRODUCT([Thong_Tin_Ngay_Nghi_201702.$B$3:.$B$64]=[.$B25];[Thong_Tin_Ngay_Nghi_201702.$C$3:.$C$64]) + SUMPRODUCT([Thong_Tin_Ngay_Nghi_201703.$B$3:.$B$67]=[.$B25];[Thong_Tin_Ngay_Nghi_201703.$C$3:.$C$67])" office:value-type="float" office:value="5">
            <text:p>5</text:p>
          </table:table-cell>
          <table:table-cell table:style-name="ce61" table:formula="of:=SUMPRODUCT([Thong_Tin_Ngay_Nghi_201701.$B$3:.$B$63]=[.$B25];[Thong_Tin_Ngay_Nghi_201701.$C$3:.$C$63]) +  SUMPRODUCT([Thong_Tin_Ngay_Nghi_201702.$B$3:.$B$64]=[.$B25];[Thong_Tin_Ngay_Nghi_201702.$C$3:.$C$64]) + SUMPRODUCT([Thong_Tin_Ngay_Nghi_201703.$B$3:.$B$67]=[.$B25];[Thong_Tin_Ngay_Nghi_201703.$C$3:.$C$67]) + SUMPRODUCT([Thong_Tin_Ngay_Nghi_201704.$B$3:.$B$69]=[.$B25];[Thong_Tin_Ngay_Nghi_201704.$C$3:.$C$69]) + SUMPRODUCT([Thong_Tin_Ngay_Nghi_201705.$B$3:.$B$72]=[.$B25];[Thong_Tin_Ngay_Nghi_201705.$C$3:.$C$72])" office:value-type="float" office:value="9">
            <text:p>9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-3">
            <text:p>-3</text:p>
          </table:table-cell>
          <table:table-cell table:number-columns-repeated="2" table:style-name="ce49"/>
          <table:table-cell table:style-name="ce49" table:formula="of:=[.I25]+[.K25] +[.J25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5-18T16:12:14.68">
            <text:p>05/18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5">
            <text:p>5</text:p>
          </table:table-cell>
          <table:table-cell table:style-name="ce56" table:formula="of:=SUMPRODUCT([Thong_Tin_Ngay_Nghi_201701.$B$3:.$B$63]=[.$B26];[Thong_Tin_Ngay_Nghi_201701.$C$3:.$C$63]) +  SUMPRODUCT([Thong_Tin_Ngay_Nghi_201702.$B$3:.$B$64]=[.$B26];[Thong_Tin_Ngay_Nghi_201702.$C$3:.$C$64]) + SUMPRODUCT([Thong_Tin_Ngay_Nghi_201703.$B$3:.$B$67]=[.$B26];[Thong_Tin_Ngay_Nghi_201703.$C$3:.$C$67])" office:value-type="float" office:value="5">
            <text:p>5</text:p>
          </table:table-cell>
          <table:table-cell table:style-name="ce61" table:formula="of:=SUMPRODUCT([Thong_Tin_Ngay_Nghi_201701.$B$3:.$B$63]=[.$B26];[Thong_Tin_Ngay_Nghi_201701.$C$3:.$C$63]) +  SUMPRODUCT([Thong_Tin_Ngay_Nghi_201702.$B$3:.$B$64]=[.$B26];[Thong_Tin_Ngay_Nghi_201702.$C$3:.$C$64]) + SUMPRODUCT([Thong_Tin_Ngay_Nghi_201703.$B$3:.$B$67]=[.$B26];[Thong_Tin_Ngay_Nghi_201703.$C$3:.$C$67]) + SUMPRODUCT([Thong_Tin_Ngay_Nghi_201704.$B$3:.$B$69]=[.$B26];[Thong_Tin_Ngay_Nghi_201704.$C$3:.$C$69]) + SUMPRODUCT([Thong_Tin_Ngay_Nghi_201705.$B$3:.$B$72]=[.$B26];[Thong_Tin_Ngay_Nghi_201705.$C$3:.$C$72])" office:value-type="float" office:value="5">
            <text:p>5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2">
            <text:p>2</text:p>
          </table:table-cell>
          <table:table-cell table:number-columns-repeated="2" table:style-name="ce49"/>
          <table:table-cell table:style-name="ce49" table:formula="of:=[.I26]+[.K26] +[.J26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5-18T16:12:14.68">
            <text:p>05/18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56" table:formula="of:=SUMPRODUCT([Thong_Tin_Ngay_Nghi_201701.$B$3:.$B$63]=[.$B27];[Thong_Tin_Ngay_Nghi_201701.$C$3:.$C$63]) +  SUMPRODUCT([Thong_Tin_Ngay_Nghi_201702.$B$3:.$B$64]=[.$B27];[Thong_Tin_Ngay_Nghi_201702.$C$3:.$C$64]) + SUMPRODUCT([Thong_Tin_Ngay_Nghi_201703.$B$3:.$B$67]=[.$B27];[Thong_Tin_Ngay_Nghi_201703.$C$3:.$C$67])" office:value-type="float" office:value="0">
            <text:p>0</text:p>
          </table:table-cell>
          <table:table-cell table:style-name="ce61" table:formula="of:=SUMPRODUCT([Thong_Tin_Ngay_Nghi_201701.$B$3:.$B$63]=[.$B27];[Thong_Tin_Ngay_Nghi_201701.$C$3:.$C$63]) +  SUMPRODUCT([Thong_Tin_Ngay_Nghi_201702.$B$3:.$B$64]=[.$B27];[Thong_Tin_Ngay_Nghi_201702.$C$3:.$C$64]) + SUMPRODUCT([Thong_Tin_Ngay_Nghi_201703.$B$3:.$B$67]=[.$B27];[Thong_Tin_Ngay_Nghi_201703.$C$3:.$C$67]) + SUMPRODUCT([Thong_Tin_Ngay_Nghi_201704.$B$3:.$B$69]=[.$B27];[Thong_Tin_Ngay_Nghi_201704.$C$3:.$C$69]) + SUMPRODUCT([Thong_Tin_Ngay_Nghi_201705.$B$3:.$B$72]=[.$B27];[Thong_Tin_Ngay_Nghi_201705.$C$3:.$C$72])" office:value-type="float" office:value="0">
            <text:p>0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5">
            <text:p>5</text:p>
          </table:table-cell>
          <table:table-cell table:number-columns-repeated="2" table:style-name="ce49"/>
          <table:table-cell table:style-name="ce49" table:formula="of:=[.I27]+[.K27] +[.J27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5-18T16:12:14.68">
            <text:p>05/18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5">
            <text:p>5</text:p>
          </table:table-cell>
          <table:table-cell table:style-name="ce56" table:formula="of:=SUMPRODUCT([Thong_Tin_Ngay_Nghi_201701.$B$3:.$B$63]=[.$B28];[Thong_Tin_Ngay_Nghi_201701.$C$3:.$C$63]) +  SUMPRODUCT([Thong_Tin_Ngay_Nghi_201702.$B$3:.$B$64]=[.$B28];[Thong_Tin_Ngay_Nghi_201702.$C$3:.$C$64]) + SUMPRODUCT([Thong_Tin_Ngay_Nghi_201703.$B$3:.$B$67]=[.$B28];[Thong_Tin_Ngay_Nghi_201703.$C$3:.$C$67])" office:value-type="float" office:value="5">
            <text:p>5</text:p>
          </table:table-cell>
          <table:table-cell table:style-name="ce61" table:formula="of:=SUMPRODUCT([Thong_Tin_Ngay_Nghi_201701.$B$3:.$B$63]=[.$B28];[Thong_Tin_Ngay_Nghi_201701.$C$3:.$C$63]) +  SUMPRODUCT([Thong_Tin_Ngay_Nghi_201702.$B$3:.$B$64]=[.$B28];[Thong_Tin_Ngay_Nghi_201702.$C$3:.$C$64]) + SUMPRODUCT([Thong_Tin_Ngay_Nghi_201703.$B$3:.$B$67]=[.$B28];[Thong_Tin_Ngay_Nghi_201703.$C$3:.$C$67]) + SUMPRODUCT([Thong_Tin_Ngay_Nghi_201704.$B$3:.$B$69]=[.$B28];[Thong_Tin_Ngay_Nghi_201704.$C$3:.$C$69]) + SUMPRODUCT([Thong_Tin_Ngay_Nghi_201705.$B$3:.$B$72]=[.$B28];[Thong_Tin_Ngay_Nghi_201705.$C$3:.$C$72])" office:value-type="float" office:value="8">
            <text:p>8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1.5">
            <text:p>1.5</text:p>
          </table:table-cell>
          <table:table-cell table:number-columns-repeated="2" table:style-name="ce49"/>
          <table:table-cell table:style-name="ce49" table:formula="of:=[.I28]+[.K28] +[.J2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5-18T16:12:14.68">
            <text:p>05/18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5">
            <text:p>5</text:p>
          </table:table-cell>
          <table:table-cell table:style-name="ce56" table:formula="of:=SUMPRODUCT([Thong_Tin_Ngay_Nghi_201701.$B$3:.$B$63]=[.$B29];[Thong_Tin_Ngay_Nghi_201701.$C$3:.$C$63]) +  SUMPRODUCT([Thong_Tin_Ngay_Nghi_201702.$B$3:.$B$64]=[.$B29];[Thong_Tin_Ngay_Nghi_201702.$C$3:.$C$64]) + SUMPRODUCT([Thong_Tin_Ngay_Nghi_201703.$B$3:.$B$67]=[.$B29];[Thong_Tin_Ngay_Nghi_201703.$C$3:.$C$67])" office:value-type="float" office:value="9.5">
            <text:p>9.5</text:p>
          </table:table-cell>
          <table:table-cell table:style-name="ce61" table:formula="of:=SUMPRODUCT([Thong_Tin_Ngay_Nghi_201701.$B$3:.$B$63]=[.$B29];[Thong_Tin_Ngay_Nghi_201701.$C$3:.$C$63]) +  SUMPRODUCT([Thong_Tin_Ngay_Nghi_201702.$B$3:.$B$64]=[.$B29];[Thong_Tin_Ngay_Nghi_201702.$C$3:.$C$64]) + SUMPRODUCT([Thong_Tin_Ngay_Nghi_201703.$B$3:.$B$67]=[.$B29];[Thong_Tin_Ngay_Nghi_201703.$C$3:.$C$67]) + SUMPRODUCT([Thong_Tin_Ngay_Nghi_201704.$B$3:.$B$69]=[.$B29];[Thong_Tin_Ngay_Nghi_201704.$C$3:.$C$69]) + SUMPRODUCT([Thong_Tin_Ngay_Nghi_201705.$B$3:.$B$72]=[.$B29];[Thong_Tin_Ngay_Nghi_201705.$C$3:.$C$72])" office:value-type="float" office:value="10.5">
            <text:p>10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-4">
            <text:p>-4</text:p>
          </table:table-cell>
          <table:table-cell table:number-columns-repeated="2" table:style-name="ce49"/>
          <table:table-cell table:style-name="ce49" table:formula="of:=[.I29]+[.K29] +[.J29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5-18T16:12:14.68">
            <text:p>05/18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5">
            <text:p>5</text:p>
          </table:table-cell>
          <table:table-cell table:style-name="ce56" table:formula="of:=SUMPRODUCT([Thong_Tin_Ngay_Nghi_201701.$B$3:.$B$63]=[.$B30];[Thong_Tin_Ngay_Nghi_201701.$C$3:.$C$63]) +  SUMPRODUCT([Thong_Tin_Ngay_Nghi_201702.$B$3:.$B$64]=[.$B30];[Thong_Tin_Ngay_Nghi_201702.$C$3:.$C$64]) + SUMPRODUCT([Thong_Tin_Ngay_Nghi_201703.$B$3:.$B$67]=[.$B30];[Thong_Tin_Ngay_Nghi_201703.$C$3:.$C$67])" office:value-type="float" office:value="2">
            <text:p>2</text:p>
          </table:table-cell>
          <table:table-cell table:style-name="ce61" table:formula="of:=SUMPRODUCT([Thong_Tin_Ngay_Nghi_201701.$B$3:.$B$63]=[.$B30];[Thong_Tin_Ngay_Nghi_201701.$C$3:.$C$63]) +  SUMPRODUCT([Thong_Tin_Ngay_Nghi_201702.$B$3:.$B$64]=[.$B30];[Thong_Tin_Ngay_Nghi_201702.$C$3:.$C$64]) + SUMPRODUCT([Thong_Tin_Ngay_Nghi_201703.$B$3:.$B$67]=[.$B30];[Thong_Tin_Ngay_Nghi_201703.$C$3:.$C$67]) + SUMPRODUCT([Thong_Tin_Ngay_Nghi_201704.$B$3:.$B$69]=[.$B30];[Thong_Tin_Ngay_Nghi_201704.$C$3:.$C$69]) + SUMPRODUCT([Thong_Tin_Ngay_Nghi_201705.$B$3:.$B$72]=[.$B30];[Thong_Tin_Ngay_Nghi_201705.$C$3:.$C$72])" office:value-type="float" office:value="7.5">
            <text:p>7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0.5">
            <text:p>-0.5</text:p>
          </table:table-cell>
          <table:table-cell table:number-columns-repeated="2" table:style-name="ce49"/>
          <table:table-cell table:style-name="ce49" table:formula="of:=[.I30]+[.K30] +[.J30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5-18T16:12:14.69">
            <text:p>05/18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5">
            <text:p>5</text:p>
          </table:table-cell>
          <table:table-cell table:style-name="ce56" table:formula="of:=SUMPRODUCT([Thong_Tin_Ngay_Nghi_201701.$B$3:.$B$63]=[.$B31];[Thong_Tin_Ngay_Nghi_201701.$C$3:.$C$63]) +  SUMPRODUCT([Thong_Tin_Ngay_Nghi_201702.$B$3:.$B$64]=[.$B31];[Thong_Tin_Ngay_Nghi_201702.$C$3:.$C$64]) + SUMPRODUCT([Thong_Tin_Ngay_Nghi_201703.$B$3:.$B$67]=[.$B31];[Thong_Tin_Ngay_Nghi_201703.$C$3:.$C$67])" office:value-type="float" office:value="6">
            <text:p>6</text:p>
          </table:table-cell>
          <table:table-cell table:style-name="ce61" table:formula="of:=SUMPRODUCT([Thong_Tin_Ngay_Nghi_201701.$B$3:.$B$63]=[.$B31];[Thong_Tin_Ngay_Nghi_201701.$C$3:.$C$63]) +  SUMPRODUCT([Thong_Tin_Ngay_Nghi_201702.$B$3:.$B$64]=[.$B31];[Thong_Tin_Ngay_Nghi_201702.$C$3:.$C$64]) + SUMPRODUCT([Thong_Tin_Ngay_Nghi_201703.$B$3:.$B$67]=[.$B31];[Thong_Tin_Ngay_Nghi_201703.$C$3:.$C$67]) + SUMPRODUCT([Thong_Tin_Ngay_Nghi_201704.$B$3:.$B$69]=[.$B31];[Thong_Tin_Ngay_Nghi_201704.$C$3:.$C$69]) + SUMPRODUCT([Thong_Tin_Ngay_Nghi_201705.$B$3:.$B$72]=[.$B31];[Thong_Tin_Ngay_Nghi_201705.$C$3:.$C$72])" office:value-type="float" office:value="7">
            <text:p>7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1]+[.K31] +[.J31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5-18T16:12:14.69">
            <text:p>05/18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5">
            <text:p>5</text:p>
          </table:table-cell>
          <table:table-cell table:style-name="ce56" table:formula="of:=SUMPRODUCT([Thong_Tin_Ngay_Nghi_201701.$B$3:.$B$63]=[.$B32];[Thong_Tin_Ngay_Nghi_201701.$C$3:.$C$63]) +  SUMPRODUCT([Thong_Tin_Ngay_Nghi_201702.$B$3:.$B$64]=[.$B32];[Thong_Tin_Ngay_Nghi_201702.$C$3:.$C$64]) + SUMPRODUCT([Thong_Tin_Ngay_Nghi_201703.$B$3:.$B$67]=[.$B32];[Thong_Tin_Ngay_Nghi_201703.$C$3:.$C$67])" office:value-type="float" office:value="5">
            <text:p>5</text:p>
          </table:table-cell>
          <table:table-cell table:style-name="ce61" table:formula="of:=SUMPRODUCT([Thong_Tin_Ngay_Nghi_201701.$B$3:.$B$63]=[.$B32];[Thong_Tin_Ngay_Nghi_201701.$C$3:.$C$63]) +  SUMPRODUCT([Thong_Tin_Ngay_Nghi_201702.$B$3:.$B$64]=[.$B32];[Thong_Tin_Ngay_Nghi_201702.$C$3:.$C$64]) + SUMPRODUCT([Thong_Tin_Ngay_Nghi_201703.$B$3:.$B$67]=[.$B32];[Thong_Tin_Ngay_Nghi_201703.$C$3:.$C$67]) + SUMPRODUCT([Thong_Tin_Ngay_Nghi_201704.$B$3:.$B$69]=[.$B32];[Thong_Tin_Ngay_Nghi_201704.$C$3:.$C$69]) + SUMPRODUCT([Thong_Tin_Ngay_Nghi_201705.$B$3:.$B$72]=[.$B32];[Thong_Tin_Ngay_Nghi_201705.$C$3:.$C$72])" office:value-type="float" office:value="7">
            <text:p>7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number-columns-repeated="2" table:style-name="ce49"/>
          <table:table-cell table:style-name="ce49" table:formula="of:=[.I32]+[.K32] +[.J32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5-18T16:12:14.69">
            <text:p>05/18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5">
            <text:p>5</text:p>
          </table:table-cell>
          <table:table-cell table:style-name="ce56" table:formula="of:=SUMPRODUCT([Thong_Tin_Ngay_Nghi_201701.$B$3:.$B$63]=[.$B33];[Thong_Tin_Ngay_Nghi_201701.$C$3:.$C$63]) +  SUMPRODUCT([Thong_Tin_Ngay_Nghi_201702.$B$3:.$B$64]=[.$B33];[Thong_Tin_Ngay_Nghi_201702.$C$3:.$C$64]) + SUMPRODUCT([Thong_Tin_Ngay_Nghi_201703.$B$3:.$B$67]=[.$B33];[Thong_Tin_Ngay_Nghi_201703.$C$3:.$C$67])" office:value-type="float" office:value="3">
            <text:p>3</text:p>
          </table:table-cell>
          <table:table-cell table:style-name="ce61" table:formula="of:=SUMPRODUCT([Thong_Tin_Ngay_Nghi_201701.$B$3:.$B$63]=[.$B33];[Thong_Tin_Ngay_Nghi_201701.$C$3:.$C$63]) +  SUMPRODUCT([Thong_Tin_Ngay_Nghi_201702.$B$3:.$B$64]=[.$B33];[Thong_Tin_Ngay_Nghi_201702.$C$3:.$C$64]) + SUMPRODUCT([Thong_Tin_Ngay_Nghi_201703.$B$3:.$B$67]=[.$B33];[Thong_Tin_Ngay_Nghi_201703.$C$3:.$C$67]) + SUMPRODUCT([Thong_Tin_Ngay_Nghi_201704.$B$3:.$B$69]=[.$B33];[Thong_Tin_Ngay_Nghi_201704.$C$3:.$C$69]) + SUMPRODUCT([Thong_Tin_Ngay_Nghi_201705.$B$3:.$B$72]=[.$B33];[Thong_Tin_Ngay_Nghi_201705.$C$3:.$C$72])" office:value-type="float" office:value="4">
            <text:p>4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49"/>
          <table:table-cell table:style-name="ce49" table:formula="of:=[.I33]+[.K33] +[.J33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28">
            <text:p>28</text:p>
          </table:table-cell>
          <table:table-cell table:style-name="ce45" office:value-type="string">
            <text:p>NamD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20">
            <text:p>03/20/17</text:p>
          </table:table-cell>
          <table:table-cell table:style-name="ce51" table:formula="of:=IF(YEAR(NOW())&gt;YEAR([.D34]);DATE(YEAR([.D34]);12;31);NOW())" office:value-type="date" office:date-value="2017-05-18T16:12:14.69">
            <text:p>05/18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6" table:formula="of:=SUMPRODUCT([Thong_Tin_Ngay_Nghi_201701.$B$3:.$B$63]=[.$B34];[Thong_Tin_Ngay_Nghi_201701.$C$3:.$C$63]) +  SUMPRODUCT([Thong_Tin_Ngay_Nghi_201702.$B$3:.$B$64]=[.$B34];[Thong_Tin_Ngay_Nghi_201702.$C$3:.$C$64]) + SUMPRODUCT([Thong_Tin_Ngay_Nghi_201703.$B$3:.$B$67]=[.$B34];[Thong_Tin_Ngay_Nghi_201703.$C$3:.$C$67])" office:value-type="float" office:value="0">
            <text:p>0</text:p>
          </table:table-cell>
          <table:table-cell table:style-name="ce61" table:formula="of:=SUMPRODUCT([Thong_Tin_Ngay_Nghi_201701.$B$3:.$B$63]=[.$B34];[Thong_Tin_Ngay_Nghi_201701.$C$3:.$C$63]) +  SUMPRODUCT([Thong_Tin_Ngay_Nghi_201702.$B$3:.$B$64]=[.$B34];[Thong_Tin_Ngay_Nghi_201702.$C$3:.$C$64]) + SUMPRODUCT([Thong_Tin_Ngay_Nghi_201703.$B$3:.$B$67]=[.$B34];[Thong_Tin_Ngay_Nghi_201703.$C$3:.$C$67]) + SUMPRODUCT([Thong_Tin_Ngay_Nghi_201704.$B$3:.$B$69]=[.$B34];[Thong_Tin_Ngay_Nghi_201704.$C$3:.$C$69]) + SUMPRODUCT([Thong_Tin_Ngay_Nghi_201705.$B$3:.$B$72]=[.$B34];[Thong_Tin_Ngay_Nghi_201705.$C$3:.$C$72])" office:value-type="float" office:value="0">
            <text:p>0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number-columns-repeated="2" table:style-name="ce49"/>
          <table:table-cell table:style-name="ce49" table:formula="of:=[.I34]+[.K34] +[.J34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amN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5-18T16:12:14.69">
            <text:p>05/18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5">
            <text:p>5</text:p>
          </table:table-cell>
          <table:table-cell table:style-name="ce56" table:formula="of:=SUMPRODUCT([Thong_Tin_Ngay_Nghi_201701.$B$3:.$B$63]=[.$B35];[Thong_Tin_Ngay_Nghi_201701.$C$3:.$C$63]) +  SUMPRODUCT([Thong_Tin_Ngay_Nghi_201702.$B$3:.$B$64]=[.$B35];[Thong_Tin_Ngay_Nghi_201702.$C$3:.$C$64]) + SUMPRODUCT([Thong_Tin_Ngay_Nghi_201703.$B$3:.$B$67]=[.$B35];[Thong_Tin_Ngay_Nghi_201703.$C$3:.$C$67])" office:value-type="float" office:value="2.5">
            <text:p>2.5</text:p>
          </table:table-cell>
          <table:table-cell table:style-name="ce61" table:formula="of:=SUMPRODUCT([Thong_Tin_Ngay_Nghi_201701.$B$3:.$B$63]=[.$B35];[Thong_Tin_Ngay_Nghi_201701.$C$3:.$C$63]) +  SUMPRODUCT([Thong_Tin_Ngay_Nghi_201702.$B$3:.$B$64]=[.$B35];[Thong_Tin_Ngay_Nghi_201702.$C$3:.$C$64]) + SUMPRODUCT([Thong_Tin_Ngay_Nghi_201703.$B$3:.$B$67]=[.$B35];[Thong_Tin_Ngay_Nghi_201703.$C$3:.$C$67]) + SUMPRODUCT([Thong_Tin_Ngay_Nghi_201704.$B$3:.$B$69]=[.$B35];[Thong_Tin_Ngay_Nghi_201704.$C$3:.$C$69]) + SUMPRODUCT([Thong_Tin_Ngay_Nghi_201705.$B$3:.$B$72]=[.$B35];[Thong_Tin_Ngay_Nghi_201705.$C$3:.$C$72])" office:value-type="float" office:value="3">
            <text:p>3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4">
            <text:p>4</text:p>
          </table:table-cell>
          <table:table-cell table:number-columns-repeated="2" table:style-name="ce49"/>
          <table:table-cell table:style-name="ce49" table:formula="of:=[.I35]+[.K35] +[.J35]" office:value-type="float" office:value="4">
            <text:p>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5-18T16:12:14.69">
            <text:p>05/18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5">
            <text:p>5</text:p>
          </table:table-cell>
          <table:table-cell table:style-name="ce56" table:formula="of:=SUMPRODUCT([Thong_Tin_Ngay_Nghi_201701.$B$3:.$B$63]=[.$B36];[Thong_Tin_Ngay_Nghi_201701.$C$3:.$C$63]) +  SUMPRODUCT([Thong_Tin_Ngay_Nghi_201702.$B$3:.$B$64]=[.$B36];[Thong_Tin_Ngay_Nghi_201702.$C$3:.$C$64]) + SUMPRODUCT([Thong_Tin_Ngay_Nghi_201703.$B$3:.$B$67]=[.$B36];[Thong_Tin_Ngay_Nghi_201703.$C$3:.$C$67])" office:value-type="float" office:value="6.5">
            <text:p>6.5</text:p>
          </table:table-cell>
          <table:table-cell table:style-name="ce61" table:formula="of:=SUMPRODUCT([Thong_Tin_Ngay_Nghi_201701.$B$3:.$B$63]=[.$B36];[Thong_Tin_Ngay_Nghi_201701.$C$3:.$C$63]) +  SUMPRODUCT([Thong_Tin_Ngay_Nghi_201702.$B$3:.$B$64]=[.$B36];[Thong_Tin_Ngay_Nghi_201702.$C$3:.$C$64]) + SUMPRODUCT([Thong_Tin_Ngay_Nghi_201703.$B$3:.$B$67]=[.$B36];[Thong_Tin_Ngay_Nghi_201703.$C$3:.$C$67]) + SUMPRODUCT([Thong_Tin_Ngay_Nghi_201704.$B$3:.$B$69]=[.$B36];[Thong_Tin_Ngay_Nghi_201704.$C$3:.$C$69]) + SUMPRODUCT([Thong_Tin_Ngay_Nghi_201705.$B$3:.$B$72]=[.$B36];[Thong_Tin_Ngay_Nghi_201705.$C$3:.$C$72])" office:value-type="float" office:value="6.5">
            <text:p>6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1.5">
            <text:p>1.5</text:p>
          </table:table-cell>
          <table:table-cell table:number-columns-repeated="2" table:style-name="ce49"/>
          <table:table-cell table:style-name="ce49" table:formula="of:=[.I36]+[.K36] +[.J36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5-18T16:12:14.7">
            <text:p>05/18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5">
            <text:p>5</text:p>
          </table:table-cell>
          <table:table-cell table:style-name="ce56" table:formula="of:=SUMPRODUCT([Thong_Tin_Ngay_Nghi_201701.$B$3:.$B$63]=[.$B37];[Thong_Tin_Ngay_Nghi_201701.$C$3:.$C$63]) +  SUMPRODUCT([Thong_Tin_Ngay_Nghi_201702.$B$3:.$B$64]=[.$B37];[Thong_Tin_Ngay_Nghi_201702.$C$3:.$C$64]) + SUMPRODUCT([Thong_Tin_Ngay_Nghi_201703.$B$3:.$B$67]=[.$B37];[Thong_Tin_Ngay_Nghi_201703.$C$3:.$C$67])" office:value-type="float" office:value="5">
            <text:p>5</text:p>
          </table:table-cell>
          <table:table-cell table:style-name="ce61" table:formula="of:=SUMPRODUCT([Thong_Tin_Ngay_Nghi_201701.$B$3:.$B$63]=[.$B37];[Thong_Tin_Ngay_Nghi_201701.$C$3:.$C$63]) +  SUMPRODUCT([Thong_Tin_Ngay_Nghi_201702.$B$3:.$B$64]=[.$B37];[Thong_Tin_Ngay_Nghi_201702.$C$3:.$C$64]) + SUMPRODUCT([Thong_Tin_Ngay_Nghi_201703.$B$3:.$B$67]=[.$B37];[Thong_Tin_Ngay_Nghi_201703.$C$3:.$C$67]) + SUMPRODUCT([Thong_Tin_Ngay_Nghi_201704.$B$3:.$B$69]=[.$B37];[Thong_Tin_Ngay_Nghi_201704.$C$3:.$C$69]) + SUMPRODUCT([Thong_Tin_Ngay_Nghi_201705.$B$3:.$B$72]=[.$B37];[Thong_Tin_Ngay_Nghi_201705.$C$3:.$C$72])" office:value-type="float" office:value="7.5">
            <text:p>7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number-columns-repeated="2" table:style-name="ce49"/>
          <table:table-cell table:style-name="ce49" table:formula="of:=[.I37]+[.K37] +[.J37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gaTN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5-18T16:12:14.7">
            <text:p>05/18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5">
            <text:p>5</text:p>
          </table:table-cell>
          <table:table-cell table:style-name="ce56" table:formula="of:=SUMPRODUCT([Thong_Tin_Ngay_Nghi_201701.$B$3:.$B$63]=[.$B38];[Thong_Tin_Ngay_Nghi_201701.$C$3:.$C$63]) +  SUMPRODUCT([Thong_Tin_Ngay_Nghi_201702.$B$3:.$B$64]=[.$B38];[Thong_Tin_Ngay_Nghi_201702.$C$3:.$C$64]) + SUMPRODUCT([Thong_Tin_Ngay_Nghi_201703.$B$3:.$B$67]=[.$B38];[Thong_Tin_Ngay_Nghi_201703.$C$3:.$C$67])" office:value-type="float" office:value="4.5">
            <text:p>4.5</text:p>
          </table:table-cell>
          <table:table-cell table:style-name="ce61" table:formula="of:=SUMPRODUCT([Thong_Tin_Ngay_Nghi_201701.$B$3:.$B$63]=[.$B38];[Thong_Tin_Ngay_Nghi_201701.$C$3:.$C$63]) +  SUMPRODUCT([Thong_Tin_Ngay_Nghi_201702.$B$3:.$B$64]=[.$B38];[Thong_Tin_Ngay_Nghi_201702.$C$3:.$C$64]) + SUMPRODUCT([Thong_Tin_Ngay_Nghi_201703.$B$3:.$B$67]=[.$B38];[Thong_Tin_Ngay_Nghi_201703.$C$3:.$C$67]) + SUMPRODUCT([Thong_Tin_Ngay_Nghi_201704.$B$3:.$B$69]=[.$B38];[Thong_Tin_Ngay_Nghi_201704.$C$3:.$C$69]) + SUMPRODUCT([Thong_Tin_Ngay_Nghi_201705.$B$3:.$B$72]=[.$B38];[Thong_Tin_Ngay_Nghi_201705.$C$3:.$C$72])" office:value-type="float" office:value="5.5">
            <text:p>5.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1.5">
            <text:p>1.5</text:p>
          </table:table-cell>
          <table:table-cell table:number-columns-repeated="2" table:style-name="ce49"/>
          <table:table-cell table:style-name="ce49" table:formula="of:=[.I38]+[.K38] +[.J3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5-18T16:12:14.7">
            <text:p>05/18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5">
            <text:p>5</text:p>
          </table:table-cell>
          <table:table-cell table:style-name="ce56" table:formula="of:=SUMPRODUCT([Thong_Tin_Ngay_Nghi_201701.$B$3:.$B$63]=[.$B39];[Thong_Tin_Ngay_Nghi_201701.$C$3:.$C$63]) +  SUMPRODUCT([Thong_Tin_Ngay_Nghi_201702.$B$3:.$B$64]=[.$B39];[Thong_Tin_Ngay_Nghi_201702.$C$3:.$C$64]) + SUMPRODUCT([Thong_Tin_Ngay_Nghi_201703.$B$3:.$B$67]=[.$B39];[Thong_Tin_Ngay_Nghi_201703.$C$3:.$C$67])" office:value-type="float" office:value="1">
            <text:p>1</text:p>
          </table:table-cell>
          <table:table-cell table:style-name="ce61" table:formula="of:=SUMPRODUCT([Thong_Tin_Ngay_Nghi_201701.$B$3:.$B$63]=[.$B39];[Thong_Tin_Ngay_Nghi_201701.$C$3:.$C$63]) +  SUMPRODUCT([Thong_Tin_Ngay_Nghi_201702.$B$3:.$B$64]=[.$B39];[Thong_Tin_Ngay_Nghi_201702.$C$3:.$C$64]) + SUMPRODUCT([Thong_Tin_Ngay_Nghi_201703.$B$3:.$B$67]=[.$B39];[Thong_Tin_Ngay_Nghi_201703.$C$3:.$C$67]) + SUMPRODUCT([Thong_Tin_Ngay_Nghi_201704.$B$3:.$B$69]=[.$B39];[Thong_Tin_Ngay_Nghi_201704.$C$3:.$C$69]) + SUMPRODUCT([Thong_Tin_Ngay_Nghi_201705.$B$3:.$B$72]=[.$B39];[Thong_Tin_Ngay_Nghi_201705.$C$3:.$C$72])" office:value-type="float" office:value="1">
            <text:p>1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5">
            <text:p>5</text:p>
          </table:table-cell>
          <table:table-cell table:number-columns-repeated="2" table:style-name="ce49"/>
          <table:table-cell table:style-name="ce49" table:formula="of:=[.I39]+[.K39] +[.J39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5-18T16:12:14.7">
            <text:p>05/18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5">
            <text:p>5</text:p>
          </table:table-cell>
          <table:table-cell table:style-name="ce56" table:formula="of:=SUMPRODUCT([Thong_Tin_Ngay_Nghi_201701.$B$3:.$B$63]=[.$B40];[Thong_Tin_Ngay_Nghi_201701.$C$3:.$C$63]) +  SUMPRODUCT([Thong_Tin_Ngay_Nghi_201702.$B$3:.$B$64]=[.$B40];[Thong_Tin_Ngay_Nghi_201702.$C$3:.$C$64]) + SUMPRODUCT([Thong_Tin_Ngay_Nghi_201703.$B$3:.$B$67]=[.$B40];[Thong_Tin_Ngay_Nghi_201703.$C$3:.$C$67])" office:value-type="float" office:value="4.5">
            <text:p>4.5</text:p>
          </table:table-cell>
          <table:table-cell table:style-name="ce61" table:formula="of:=SUMPRODUCT([Thong_Tin_Ngay_Nghi_201701.$B$3:.$B$63]=[.$B40];[Thong_Tin_Ngay_Nghi_201701.$C$3:.$C$63]) +  SUMPRODUCT([Thong_Tin_Ngay_Nghi_201702.$B$3:.$B$64]=[.$B40];[Thong_Tin_Ngay_Nghi_201702.$C$3:.$C$64]) + SUMPRODUCT([Thong_Tin_Ngay_Nghi_201703.$B$3:.$B$67]=[.$B40];[Thong_Tin_Ngay_Nghi_201703.$C$3:.$C$67]) + SUMPRODUCT([Thong_Tin_Ngay_Nghi_201704.$B$3:.$B$69]=[.$B40];[Thong_Tin_Ngay_Nghi_201704.$C$3:.$C$69]) + SUMPRODUCT([Thong_Tin_Ngay_Nghi_201705.$B$3:.$B$72]=[.$B40];[Thong_Tin_Ngay_Nghi_201705.$C$3:.$C$72])" office:value-type="float" office:value="5">
            <text:p>5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4.5">
            <text:p>4.5</text:p>
          </table:table-cell>
          <table:table-cell table:number-columns-repeated="2" table:style-name="ce49"/>
          <table:table-cell table:style-name="ce49" table:formula="of:=[.I40]+[.K40] +[.J40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5-18T16:12:14.7">
            <text:p>05/18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5">
            <text:p>5</text:p>
          </table:table-cell>
          <table:table-cell table:style-name="ce56" table:formula="of:=SUMPRODUCT([Thong_Tin_Ngay_Nghi_201701.$B$3:.$B$63]=[.$B41];[Thong_Tin_Ngay_Nghi_201701.$C$3:.$C$63]) +  SUMPRODUCT([Thong_Tin_Ngay_Nghi_201702.$B$3:.$B$64]=[.$B41];[Thong_Tin_Ngay_Nghi_201702.$C$3:.$C$64]) + SUMPRODUCT([Thong_Tin_Ngay_Nghi_201703.$B$3:.$B$67]=[.$B41];[Thong_Tin_Ngay_Nghi_201703.$C$3:.$C$67])" office:value-type="float" office:value="1.5">
            <text:p>1.5</text:p>
          </table:table-cell>
          <table:table-cell table:style-name="ce61" table:formula="of:=SUMPRODUCT([Thong_Tin_Ngay_Nghi_201701.$B$3:.$B$63]=[.$B41];[Thong_Tin_Ngay_Nghi_201701.$C$3:.$C$63]) +  SUMPRODUCT([Thong_Tin_Ngay_Nghi_201702.$B$3:.$B$64]=[.$B41];[Thong_Tin_Ngay_Nghi_201702.$C$3:.$C$64]) + SUMPRODUCT([Thong_Tin_Ngay_Nghi_201703.$B$3:.$B$67]=[.$B41];[Thong_Tin_Ngay_Nghi_201703.$C$3:.$C$67]) + SUMPRODUCT([Thong_Tin_Ngay_Nghi_201704.$B$3:.$B$69]=[.$B41];[Thong_Tin_Ngay_Nghi_201704.$C$3:.$C$69]) + SUMPRODUCT([Thong_Tin_Ngay_Nghi_201705.$B$3:.$B$72]=[.$B41];[Thong_Tin_Ngay_Nghi_201705.$C$3:.$C$72])" office:value-type="float" office:value="6">
            <text:p>6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0.5">
            <text:p>0.5</text:p>
          </table:table-cell>
          <table:table-cell table:number-columns-repeated="2" table:style-name="ce49"/>
          <table:table-cell table:style-name="ce49" table:formula="of:=[.I41]+[.K41] +[.J41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5-18T16:12:14.7">
            <text:p>05/18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5">
            <text:p>5</text:p>
          </table:table-cell>
          <table:table-cell table:style-name="ce56" table:formula="of:=SUMPRODUCT([Thong_Tin_Ngay_Nghi_201701.$B$3:.$B$63]=[.$B42];[Thong_Tin_Ngay_Nghi_201701.$C$3:.$C$63]) +  SUMPRODUCT([Thong_Tin_Ngay_Nghi_201702.$B$3:.$B$64]=[.$B42];[Thong_Tin_Ngay_Nghi_201702.$C$3:.$C$64]) + SUMPRODUCT([Thong_Tin_Ngay_Nghi_201703.$B$3:.$B$67]=[.$B42];[Thong_Tin_Ngay_Nghi_201703.$C$3:.$C$67])" office:value-type="float" office:value="2">
            <text:p>2</text:p>
          </table:table-cell>
          <table:table-cell table:style-name="ce61" table:formula="of:=SUMPRODUCT([Thong_Tin_Ngay_Nghi_201701.$B$3:.$B$63]=[.$B42];[Thong_Tin_Ngay_Nghi_201701.$C$3:.$C$63]) +  SUMPRODUCT([Thong_Tin_Ngay_Nghi_201702.$B$3:.$B$64]=[.$B42];[Thong_Tin_Ngay_Nghi_201702.$C$3:.$C$64]) + SUMPRODUCT([Thong_Tin_Ngay_Nghi_201703.$B$3:.$B$67]=[.$B42];[Thong_Tin_Ngay_Nghi_201703.$C$3:.$C$67]) + SUMPRODUCT([Thong_Tin_Ngay_Nghi_201704.$B$3:.$B$69]=[.$B42];[Thong_Tin_Ngay_Nghi_201704.$C$3:.$C$69]) + SUMPRODUCT([Thong_Tin_Ngay_Nghi_201705.$B$3:.$B$72]=[.$B42];[Thong_Tin_Ngay_Nghi_201705.$C$3:.$C$72])" office:value-type="float" office:value="3">
            <text:p>3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2.5">
            <text:p>2.5</text:p>
          </table:table-cell>
          <table:table-cell table:number-columns-repeated="2" table:style-name="ce49"/>
          <table:table-cell table:style-name="ce49" table:formula="of:=[.I42]+[.K42] +[.J42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2" office:value-type="float" office:value="37">
            <text:p>37</text:p>
          </table:table-cell>
          <table:table-cell table:style-name="ce45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3]);DATE(YEAR([.D43]);12;31);NOW())" office:value-type="date" office:date-value="2017-05-18T16:12:14.71">
            <text:p>05/18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5">
            <text:p>5</text:p>
          </table:table-cell>
          <table:table-cell table:style-name="ce56" table:formula="of:=SUMPRODUCT([Thong_Tin_Ngay_Nghi_201701.$B$3:.$B$63]=[.$B43];[Thong_Tin_Ngay_Nghi_201701.$C$3:.$C$63]) +  SUMPRODUCT([Thong_Tin_Ngay_Nghi_201702.$B$3:.$B$64]=[.$B43];[Thong_Tin_Ngay_Nghi_201702.$C$3:.$C$64]) + SUMPRODUCT([Thong_Tin_Ngay_Nghi_201703.$B$3:.$B$67]=[.$B43];[Thong_Tin_Ngay_Nghi_201703.$C$3:.$C$67])" office:value-type="float" office:value="18.5">
            <text:p>18.5</text:p>
          </table:table-cell>
          <table:table-cell table:style-name="ce61" table:formula="of:=SUMPRODUCT([Thong_Tin_Ngay_Nghi_201701.$B$3:.$B$63]=[.$B43];[Thong_Tin_Ngay_Nghi_201701.$C$3:.$C$63]) +  SUMPRODUCT([Thong_Tin_Ngay_Nghi_201702.$B$3:.$B$64]=[.$B43];[Thong_Tin_Ngay_Nghi_201702.$C$3:.$C$64]) + SUMPRODUCT([Thong_Tin_Ngay_Nghi_201703.$B$3:.$B$67]=[.$B43];[Thong_Tin_Ngay_Nghi_201703.$C$3:.$C$67]) + SUMPRODUCT([Thong_Tin_Ngay_Nghi_201704.$B$3:.$B$69]=[.$B43];[Thong_Tin_Ngay_Nghi_201704.$C$3:.$C$69]) + SUMPRODUCT([Thong_Tin_Ngay_Nghi_201705.$B$3:.$B$72]=[.$B43];[Thong_Tin_Ngay_Nghi_201705.$C$3:.$C$72])" office:value-type="float" office:value="34.5">
            <text:p>34.5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26">
            <text:p>-26</text:p>
          </table:table-cell>
          <table:table-cell table:style-name="ce49"/>
          <table:table-cell table:style-name="ce49" table:formula="of:=1.5+6+4.5+6.5" office:value-type="float" office:value="18.5">
            <text:p>18.5</text:p>
          </table:table-cell>
          <table:table-cell table:style-name="ce49" table:formula="of:=[.I43]+[.K43] +[.J43]" office:value-type="float" office:value="-7.5">
            <text:p>-7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</table:table-cell>
          <table:table-cell table:number-columns-repeated="1011"/>
        </table:table-row>
        <table:table-row table:style-name="ro12">
          <table:table-cell table:style-name="ce43" office:value-type="float" office:value="38">
            <text:p>38</text:p>
          </table:table-cell>
          <table:table-cell table:style-name="ce45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4]);DATE(YEAR([.D44]);12;31);NOW())" office:value-type="date" office:date-value="2017-05-18T16:12:14.71">
            <text:p>05/18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5">
            <text:p>5</text:p>
          </table:table-cell>
          <table:table-cell table:style-name="ce56" table:formula="of:=SUMPRODUCT([Thong_Tin_Ngay_Nghi_201701.$B$3:.$B$63]=[.$B44];[Thong_Tin_Ngay_Nghi_201701.$C$3:.$C$63]) +  SUMPRODUCT([Thong_Tin_Ngay_Nghi_201702.$B$3:.$B$64]=[.$B44];[Thong_Tin_Ngay_Nghi_201702.$C$3:.$C$64]) + SUMPRODUCT([Thong_Tin_Ngay_Nghi_201703.$B$3:.$B$67]=[.$B44];[Thong_Tin_Ngay_Nghi_201703.$C$3:.$C$67])" office:value-type="float" office:value="5">
            <text:p>5</text:p>
          </table:table-cell>
          <table:table-cell table:style-name="ce61" table:formula="of:=SUMPRODUCT([Thong_Tin_Ngay_Nghi_201701.$B$3:.$B$63]=[.$B44];[Thong_Tin_Ngay_Nghi_201701.$C$3:.$C$63]) +  SUMPRODUCT([Thong_Tin_Ngay_Nghi_201702.$B$3:.$B$64]=[.$B44];[Thong_Tin_Ngay_Nghi_201702.$C$3:.$C$64]) + SUMPRODUCT([Thong_Tin_Ngay_Nghi_201703.$B$3:.$B$67]=[.$B44];[Thong_Tin_Ngay_Nghi_201703.$C$3:.$C$67]) + SUMPRODUCT([Thong_Tin_Ngay_Nghi_201704.$B$3:.$B$69]=[.$B44];[Thong_Tin_Ngay_Nghi_201704.$C$3:.$C$69]) + SUMPRODUCT([Thong_Tin_Ngay_Nghi_201705.$B$3:.$B$72]=[.$B44];[Thong_Tin_Ngay_Nghi_201705.$C$3:.$C$72])" office:value-type="float" office:value="6">
            <text:p>6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-1">
            <text:p>-1</text:p>
          </table:table-cell>
          <table:table-cell table:style-name="ce49"/>
          <table:table-cell table:style-name="ce49" table:formula="of:=1" office:value-type="float" office:value="1">
            <text:p>1</text:p>
          </table:table-cell>
          <table:table-cell table:style-name="ce49" table:formula="of:=[.I44]+[.K44] +[.J44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5" office:value-type="string">
            <text:p>PhucT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5]);DATE(YEAR([.D45]);12;31);NOW())" office:value-type="date" office:date-value="2017-05-18T16:12:14.71">
            <text:p>05/18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0">
            <text:p>0</text:p>
          </table:table-cell>
          <table:table-cell table:style-name="ce56" table:formula="of:=SUMPRODUCT([Thong_Tin_Ngay_Nghi_201701.$B$3:.$B$63]=[.$B45];[Thong_Tin_Ngay_Nghi_201701.$C$3:.$C$63]) +  SUMPRODUCT([Thong_Tin_Ngay_Nghi_201702.$B$3:.$B$64]=[.$B45];[Thong_Tin_Ngay_Nghi_201702.$C$3:.$C$64]) + SUMPRODUCT([Thong_Tin_Ngay_Nghi_201703.$B$3:.$B$67]=[.$B45];[Thong_Tin_Ngay_Nghi_201703.$C$3:.$C$67])" office:value-type="float" office:value="0">
            <text:p>0</text:p>
          </table:table-cell>
          <table:table-cell table:style-name="ce61" table:formula="of:=SUMPRODUCT([Thong_Tin_Ngay_Nghi_201701.$B$3:.$B$63]=[.$B45];[Thong_Tin_Ngay_Nghi_201701.$C$3:.$C$63]) +  SUMPRODUCT([Thong_Tin_Ngay_Nghi_201702.$B$3:.$B$64]=[.$B45];[Thong_Tin_Ngay_Nghi_201702.$C$3:.$C$64]) + SUMPRODUCT([Thong_Tin_Ngay_Nghi_201703.$B$3:.$B$67]=[.$B45];[Thong_Tin_Ngay_Nghi_201703.$C$3:.$C$67]) + SUMPRODUCT([Thong_Tin_Ngay_Nghi_201704.$B$3:.$B$69]=[.$B45];[Thong_Tin_Ngay_Nghi_201704.$C$3:.$C$69]) + SUMPRODUCT([Thong_Tin_Ngay_Nghi_201705.$B$3:.$B$72]=[.$B45];[Thong_Tin_Ngay_Nghi_201705.$C$3:.$C$72])" office:value-type="float" office:value="0">
            <text:p>0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0">
            <text:p>0</text:p>
          </table:table-cell>
          <table:table-cell table:number-columns-repeated="2" table:style-name="ce49"/>
          <table:table-cell table:style-name="ce49" table:formula="of:=[.I45]+[.K45] +[.J45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0">
            <text:p>40</text:p>
          </table:table-cell>
          <table:table-cell table:style-name="ce45" office:value-type="string">
            <text:p>SonL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20">
            <text:p>03/20/17</text:p>
          </table:table-cell>
          <table:table-cell table:style-name="ce51" table:formula="of:=IF(YEAR(NOW())&gt;YEAR([.D46]);DATE(YEAR([.D46]);12;31);NOW())" office:value-type="date" office:date-value="2017-05-18T16:12:14.71">
            <text:p>05/18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2">
            <text:p>2</text:p>
          </table:table-cell>
          <table:table-cell table:style-name="ce56" table:formula="of:=SUMPRODUCT([Thong_Tin_Ngay_Nghi_201701.$B$3:.$B$63]=[.$B46];[Thong_Tin_Ngay_Nghi_201701.$C$3:.$C$63]) +  SUMPRODUCT([Thong_Tin_Ngay_Nghi_201702.$B$3:.$B$64]=[.$B46];[Thong_Tin_Ngay_Nghi_201702.$C$3:.$C$64]) + SUMPRODUCT([Thong_Tin_Ngay_Nghi_201703.$B$3:.$B$67]=[.$B46];[Thong_Tin_Ngay_Nghi_201703.$C$3:.$C$67])" office:value-type="float" office:value="0">
            <text:p>0</text:p>
          </table:table-cell>
          <table:table-cell table:style-name="ce61" table:formula="of:=SUMPRODUCT([Thong_Tin_Ngay_Nghi_201701.$B$3:.$B$63]=[.$B46];[Thong_Tin_Ngay_Nghi_201701.$C$3:.$C$63]) +  SUMPRODUCT([Thong_Tin_Ngay_Nghi_201702.$B$3:.$B$64]=[.$B46];[Thong_Tin_Ngay_Nghi_201702.$C$3:.$C$64]) + SUMPRODUCT([Thong_Tin_Ngay_Nghi_201703.$B$3:.$B$67]=[.$B46];[Thong_Tin_Ngay_Nghi_201703.$C$3:.$C$67]) + SUMPRODUCT([Thong_Tin_Ngay_Nghi_201704.$B$3:.$B$69]=[.$B46];[Thong_Tin_Ngay_Nghi_201704.$C$3:.$C$69]) + SUMPRODUCT([Thong_Tin_Ngay_Nghi_201705.$B$3:.$B$72]=[.$B46];[Thong_Tin_Ngay_Nghi_201705.$C$3:.$C$72])" office:value-type="float" office:value="0">
            <text:p>0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2">
            <text:p>2</text:p>
          </table:table-cell>
          <table:table-cell table:number-columns-repeated="2" table:style-name="ce49"/>
          <table:table-cell table:style-name="ce49" table:formula="of:=[.I46]+[.K46] +[.J46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SonPX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7]);DATE(YEAR([.D47]);12;31);NOW())" office:value-type="date" office:date-value="2017-05-18T16:12:14.71">
            <text:p>05/18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5">
            <text:p>5</text:p>
          </table:table-cell>
          <table:table-cell table:style-name="ce56" table:formula="of:=SUMPRODUCT([Thong_Tin_Ngay_Nghi_201701.$B$3:.$B$63]=[.$B47];[Thong_Tin_Ngay_Nghi_201701.$C$3:.$C$63]) +  SUMPRODUCT([Thong_Tin_Ngay_Nghi_201702.$B$3:.$B$64]=[.$B47];[Thong_Tin_Ngay_Nghi_201702.$C$3:.$C$64]) + SUMPRODUCT([Thong_Tin_Ngay_Nghi_201703.$B$3:.$B$67]=[.$B47];[Thong_Tin_Ngay_Nghi_201703.$C$3:.$C$67])" office:value-type="float" office:value="6.5">
            <text:p>6.5</text:p>
          </table:table-cell>
          <table:table-cell table:style-name="ce61" table:formula="of:=SUMPRODUCT([Thong_Tin_Ngay_Nghi_201701.$B$3:.$B$63]=[.$B47];[Thong_Tin_Ngay_Nghi_201701.$C$3:.$C$63]) +  SUMPRODUCT([Thong_Tin_Ngay_Nghi_201702.$B$3:.$B$64]=[.$B47];[Thong_Tin_Ngay_Nghi_201702.$C$3:.$C$64]) + SUMPRODUCT([Thong_Tin_Ngay_Nghi_201703.$B$3:.$B$67]=[.$B47];[Thong_Tin_Ngay_Nghi_201703.$C$3:.$C$67]) + SUMPRODUCT([Thong_Tin_Ngay_Nghi_201704.$B$3:.$B$69]=[.$B47];[Thong_Tin_Ngay_Nghi_201704.$C$3:.$C$69]) + SUMPRODUCT([Thong_Tin_Ngay_Nghi_201705.$B$3:.$B$72]=[.$B47];[Thong_Tin_Ngay_Nghi_201705.$C$3:.$C$72])" office:value-type="float" office:value="7.5">
            <text:p>7.5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2.5">
            <text:p>2.5</text:p>
          </table:table-cell>
          <table:table-cell table:number-columns-repeated="2" table:style-name="ce49"/>
          <table:table-cell table:style-name="ce49" table:formula="of:=[.I47]+[.K47] +[.J47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2">
            <text:p>42</text:p>
          </table:table-cell>
          <table:table-cell table:style-name="ce45" office:value-type="string">
            <text:p>TanC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8]);DATE(YEAR([.D48]);12;31);NOW())" office:value-type="date" office:date-value="2017-05-18T16:12:14.71">
            <text:p>05/18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0">
            <text:p>0</text:p>
          </table:table-cell>
          <table:table-cell table:style-name="ce56" table:formula="of:=SUMPRODUCT([Thong_Tin_Ngay_Nghi_201701.$B$3:.$B$63]=[.$B48];[Thong_Tin_Ngay_Nghi_201701.$C$3:.$C$63]) +  SUMPRODUCT([Thong_Tin_Ngay_Nghi_201702.$B$3:.$B$64]=[.$B48];[Thong_Tin_Ngay_Nghi_201702.$C$3:.$C$64]) + SUMPRODUCT([Thong_Tin_Ngay_Nghi_201703.$B$3:.$B$67]=[.$B48];[Thong_Tin_Ngay_Nghi_201703.$C$3:.$C$67])" office:value-type="float" office:value="0">
            <text:p>0</text:p>
          </table:table-cell>
          <table:table-cell table:style-name="ce61" table:formula="of:=SUMPRODUCT([Thong_Tin_Ngay_Nghi_201701.$B$3:.$B$63]=[.$B48];[Thong_Tin_Ngay_Nghi_201701.$C$3:.$C$63]) +  SUMPRODUCT([Thong_Tin_Ngay_Nghi_201702.$B$3:.$B$64]=[.$B48];[Thong_Tin_Ngay_Nghi_201702.$C$3:.$C$64]) + SUMPRODUCT([Thong_Tin_Ngay_Nghi_201703.$B$3:.$B$67]=[.$B48];[Thong_Tin_Ngay_Nghi_201703.$C$3:.$C$67]) + SUMPRODUCT([Thong_Tin_Ngay_Nghi_201704.$B$3:.$B$69]=[.$B48];[Thong_Tin_Ngay_Nghi_201704.$C$3:.$C$69]) + SUMPRODUCT([Thong_Tin_Ngay_Nghi_201705.$B$3:.$B$72]=[.$B48];[Thong_Tin_Ngay_Nghi_201705.$C$3:.$C$72])" office:value-type="float" office:value="0">
            <text:p>0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0">
            <text:p>0</text:p>
          </table:table-cell>
          <table:table-cell table:number-columns-repeated="2" table:style-name="ce49"/>
          <table:table-cell table:style-name="ce49" table:formula="of:=[.I48]+[.K48] +[.J48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9]);DATE(YEAR([.D49]);12;31);NOW())" office:value-type="date" office:date-value="2017-05-18T16:12:14.72">
            <text:p>05/18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5">
            <text:p>5</text:p>
          </table:table-cell>
          <table:table-cell table:style-name="ce56" table:formula="of:=SUMPRODUCT([Thong_Tin_Ngay_Nghi_201701.$B$3:.$B$63]=[.$B49];[Thong_Tin_Ngay_Nghi_201701.$C$3:.$C$63]) +  SUMPRODUCT([Thong_Tin_Ngay_Nghi_201702.$B$3:.$B$64]=[.$B49];[Thong_Tin_Ngay_Nghi_201702.$C$3:.$C$64]) + SUMPRODUCT([Thong_Tin_Ngay_Nghi_201703.$B$3:.$B$67]=[.$B49];[Thong_Tin_Ngay_Nghi_201703.$C$3:.$C$67])" office:value-type="float" office:value="4.5">
            <text:p>4.5</text:p>
          </table:table-cell>
          <table:table-cell table:style-name="ce61" table:formula="of:=SUMPRODUCT([Thong_Tin_Ngay_Nghi_201701.$B$3:.$B$63]=[.$B49];[Thong_Tin_Ngay_Nghi_201701.$C$3:.$C$63]) +  SUMPRODUCT([Thong_Tin_Ngay_Nghi_201702.$B$3:.$B$64]=[.$B49];[Thong_Tin_Ngay_Nghi_201702.$C$3:.$C$64]) + SUMPRODUCT([Thong_Tin_Ngay_Nghi_201703.$B$3:.$B$67]=[.$B49];[Thong_Tin_Ngay_Nghi_201703.$C$3:.$C$67]) + SUMPRODUCT([Thong_Tin_Ngay_Nghi_201704.$B$3:.$B$69]=[.$B49];[Thong_Tin_Ngay_Nghi_201704.$C$3:.$C$69]) + SUMPRODUCT([Thong_Tin_Ngay_Nghi_201705.$B$3:.$B$72]=[.$B49];[Thong_Tin_Ngay_Nghi_201705.$C$3:.$C$72])" office:value-type="float" office:value="7">
            <text:p>7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9"/>
          <table:table-cell table:style-name="ce49" table:formula="of:=[.I49]+[.K49] +[.J49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05-18T16:12:14.72">
            <text:p>05/18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5">
            <text:p>5</text:p>
          </table:table-cell>
          <table:table-cell table:style-name="ce56" table:formula="of:=SUMPRODUCT([Thong_Tin_Ngay_Nghi_201701.$B$3:.$B$63]=[.$B50];[Thong_Tin_Ngay_Nghi_201701.$C$3:.$C$63]) +  SUMPRODUCT([Thong_Tin_Ngay_Nghi_201702.$B$3:.$B$64]=[.$B50];[Thong_Tin_Ngay_Nghi_201702.$C$3:.$C$64]) + SUMPRODUCT([Thong_Tin_Ngay_Nghi_201703.$B$3:.$B$67]=[.$B50];[Thong_Tin_Ngay_Nghi_201703.$C$3:.$C$67])" office:value-type="float" office:value="8.5">
            <text:p>8.5</text:p>
          </table:table-cell>
          <table:table-cell table:style-name="ce61" table:formula="of:=SUMPRODUCT([Thong_Tin_Ngay_Nghi_201701.$B$3:.$B$63]=[.$B50];[Thong_Tin_Ngay_Nghi_201701.$C$3:.$C$63]) +  SUMPRODUCT([Thong_Tin_Ngay_Nghi_201702.$B$3:.$B$64]=[.$B50];[Thong_Tin_Ngay_Nghi_201702.$C$3:.$C$64]) + SUMPRODUCT([Thong_Tin_Ngay_Nghi_201703.$B$3:.$B$67]=[.$B50];[Thong_Tin_Ngay_Nghi_201703.$C$3:.$C$67]) + SUMPRODUCT([Thong_Tin_Ngay_Nghi_201704.$B$3:.$B$69]=[.$B50];[Thong_Tin_Ngay_Nghi_201704.$C$3:.$C$69]) + SUMPRODUCT([Thong_Tin_Ngay_Nghi_201705.$B$3:.$B$72]=[.$B50];[Thong_Tin_Ngay_Nghi_201705.$C$3:.$C$72])" office:value-type="float" office:value="16">
            <text:p>16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9">
            <text:p>-9</text:p>
          </table:table-cell>
          <table:table-cell table:number-columns-repeated="2" table:style-name="ce49"/>
          <table:table-cell table:style-name="ce49" table:formula="of:=[.I50]+[.K50] +[.J50]" office:value-type="float" office:value="-9">
            <text:p>-9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5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51]);DATE(YEAR([.D51]);12;31);NOW())" office:value-type="date" office:date-value="2017-05-18T16:12:14.72">
            <text:p>05/18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3">
            <text:p>3</text:p>
          </table:table-cell>
          <table:table-cell table:style-name="ce56" table:formula="of:=SUMPRODUCT([Thong_Tin_Ngay_Nghi_201701.$B$3:.$B$63]=[.$B51];[Thong_Tin_Ngay_Nghi_201701.$C$3:.$C$63]) +  SUMPRODUCT([Thong_Tin_Ngay_Nghi_201702.$B$3:.$B$64]=[.$B51];[Thong_Tin_Ngay_Nghi_201702.$C$3:.$C$64]) + SUMPRODUCT([Thong_Tin_Ngay_Nghi_201703.$B$3:.$B$67]=[.$B51];[Thong_Tin_Ngay_Nghi_201703.$C$3:.$C$67])" office:value-type="float" office:value="0">
            <text:p>0</text:p>
          </table:table-cell>
          <table:table-cell table:style-name="ce61" table:formula="of:=SUMPRODUCT([Thong_Tin_Ngay_Nghi_201701.$B$3:.$B$63]=[.$B51];[Thong_Tin_Ngay_Nghi_201701.$C$3:.$C$63]) +  SUMPRODUCT([Thong_Tin_Ngay_Nghi_201702.$B$3:.$B$64]=[.$B51];[Thong_Tin_Ngay_Nghi_201702.$C$3:.$C$64]) + SUMPRODUCT([Thong_Tin_Ngay_Nghi_201703.$B$3:.$B$67]=[.$B51];[Thong_Tin_Ngay_Nghi_201703.$C$3:.$C$67]) + SUMPRODUCT([Thong_Tin_Ngay_Nghi_201704.$B$3:.$B$69]=[.$B51];[Thong_Tin_Ngay_Nghi_201704.$C$3:.$C$69]) + SUMPRODUCT([Thong_Tin_Ngay_Nghi_201705.$B$3:.$B$72]=[.$B51];[Thong_Tin_Ngay_Nghi_201705.$C$3:.$C$72])" office:value-type="float" office:value="0">
            <text:p>0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3">
            <text:p>3</text:p>
          </table:table-cell>
          <table:table-cell table:number-columns-repeated="2" table:style-name="ce49"/>
          <table:table-cell table:style-name="ce49" table:formula="of:=[.I51]+[.K51] +[.J51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46">
            <text:p>46</text:p>
          </table:table-cell>
          <table:table-cell table:style-name="ce45" office:value-type="string">
            <text:p>ThinhD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05-18T16:12:14.72">
            <text:p>05/18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5">
            <text:p>5</text:p>
          </table:table-cell>
          <table:table-cell table:style-name="ce56" table:formula="of:=SUMPRODUCT([Thong_Tin_Ngay_Nghi_201701.$B$3:.$B$63]=[.$B52];[Thong_Tin_Ngay_Nghi_201701.$C$3:.$C$63]) +  SUMPRODUCT([Thong_Tin_Ngay_Nghi_201702.$B$3:.$B$64]=[.$B52];[Thong_Tin_Ngay_Nghi_201702.$C$3:.$C$64]) + SUMPRODUCT([Thong_Tin_Ngay_Nghi_201703.$B$3:.$B$67]=[.$B52];[Thong_Tin_Ngay_Nghi_201703.$C$3:.$C$67])" office:value-type="float" office:value="18">
            <text:p>18</text:p>
          </table:table-cell>
          <table:table-cell table:style-name="ce61" table:formula="of:=SUMPRODUCT([Thong_Tin_Ngay_Nghi_201701.$B$3:.$B$63]=[.$B52];[Thong_Tin_Ngay_Nghi_201701.$C$3:.$C$63]) +  SUMPRODUCT([Thong_Tin_Ngay_Nghi_201702.$B$3:.$B$64]=[.$B52];[Thong_Tin_Ngay_Nghi_201702.$C$3:.$C$64]) + SUMPRODUCT([Thong_Tin_Ngay_Nghi_201703.$B$3:.$B$67]=[.$B52];[Thong_Tin_Ngay_Nghi_201703.$C$3:.$C$67]) + SUMPRODUCT([Thong_Tin_Ngay_Nghi_201704.$B$3:.$B$69]=[.$B52];[Thong_Tin_Ngay_Nghi_201704.$C$3:.$C$69]) + SUMPRODUCT([Thong_Tin_Ngay_Nghi_201705.$B$3:.$B$72]=[.$B52];[Thong_Tin_Ngay_Nghi_201705.$C$3:.$C$72])" office:value-type="float" office:value="19.5">
            <text:p>19.5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-14.5">
            <text:p>-14.5</text:p>
          </table:table-cell>
          <table:table-cell table:style-name="ce49"/>
          <table:table-cell table:style-name="ce49" table:formula="of:=4.5+6" office:value-type="float" office:value="10.5">
            <text:p>10.5</text:p>
          </table:table-cell>
          <table:table-cell table:style-name="ce49" table:formula="of:=[.I52]+[.K52] +[.J52]" office:value-type="float" office:value="-4">
            <text:p>-4</text:p>
          </table:table-cell>
          <table:table-cell table:style-name="ce63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2">
          <table:table-cell table:style-name="ce42" office:value-type="float" office:value="47">
            <text:p>47</text:p>
          </table:table-cell>
          <table:table-cell table:style-name="ce45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3]);DATE(YEAR([.D53]);12;31);NOW())" office:value-type="date" office:date-value="2017-05-18T16:12:14.72">
            <text:p>05/18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5">
            <text:p>5</text:p>
          </table:table-cell>
          <table:table-cell table:style-name="ce56" table:formula="of:=SUMPRODUCT([Thong_Tin_Ngay_Nghi_201701.$B$3:.$B$63]=[.$B53];[Thong_Tin_Ngay_Nghi_201701.$C$3:.$C$63]) +  SUMPRODUCT([Thong_Tin_Ngay_Nghi_201702.$B$3:.$B$64]=[.$B53];[Thong_Tin_Ngay_Nghi_201702.$C$3:.$C$64]) + SUMPRODUCT([Thong_Tin_Ngay_Nghi_201703.$B$3:.$B$67]=[.$B53];[Thong_Tin_Ngay_Nghi_201703.$C$3:.$C$67])" office:value-type="float" office:value="20.5">
            <text:p>20.5</text:p>
          </table:table-cell>
          <table:table-cell table:style-name="ce61" table:formula="of:=SUMPRODUCT([Thong_Tin_Ngay_Nghi_201701.$B$3:.$B$63]=[.$B53];[Thong_Tin_Ngay_Nghi_201701.$C$3:.$C$63]) +  SUMPRODUCT([Thong_Tin_Ngay_Nghi_201702.$B$3:.$B$64]=[.$B53];[Thong_Tin_Ngay_Nghi_201702.$C$3:.$C$64]) + SUMPRODUCT([Thong_Tin_Ngay_Nghi_201703.$B$3:.$B$67]=[.$B53];[Thong_Tin_Ngay_Nghi_201703.$C$3:.$C$67]) + SUMPRODUCT([Thong_Tin_Ngay_Nghi_201704.$B$3:.$B$69]=[.$B53];[Thong_Tin_Ngay_Nghi_201704.$C$3:.$C$69]) + SUMPRODUCT([Thong_Tin_Ngay_Nghi_201705.$B$3:.$B$72]=[.$B53];[Thong_Tin_Ngay_Nghi_201705.$C$3:.$C$72])" office:value-type="float" office:value="23">
            <text:p>23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-15.5">
            <text:p>-15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53]+[.K53] +[.J53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ThoaiVK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05-18T16:12:14.72">
            <text:p>05/18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5">
            <text:p>5</text:p>
          </table:table-cell>
          <table:table-cell table:style-name="ce56" table:formula="of:=SUMPRODUCT([Thong_Tin_Ngay_Nghi_201701.$B$3:.$B$63]=[.$B54];[Thong_Tin_Ngay_Nghi_201701.$C$3:.$C$63]) +  SUMPRODUCT([Thong_Tin_Ngay_Nghi_201702.$B$3:.$B$64]=[.$B54];[Thong_Tin_Ngay_Nghi_201702.$C$3:.$C$64]) + SUMPRODUCT([Thong_Tin_Ngay_Nghi_201703.$B$3:.$B$67]=[.$B54];[Thong_Tin_Ngay_Nghi_201703.$C$3:.$C$67])" office:value-type="float" office:value="5">
            <text:p>5</text:p>
          </table:table-cell>
          <table:table-cell table:style-name="ce61" table:formula="of:=SUMPRODUCT([Thong_Tin_Ngay_Nghi_201701.$B$3:.$B$63]=[.$B54];[Thong_Tin_Ngay_Nghi_201701.$C$3:.$C$63]) +  SUMPRODUCT([Thong_Tin_Ngay_Nghi_201702.$B$3:.$B$64]=[.$B54];[Thong_Tin_Ngay_Nghi_201702.$C$3:.$C$64]) + SUMPRODUCT([Thong_Tin_Ngay_Nghi_201703.$B$3:.$B$67]=[.$B54];[Thong_Tin_Ngay_Nghi_201703.$C$3:.$C$67]) + SUMPRODUCT([Thong_Tin_Ngay_Nghi_201704.$B$3:.$B$69]=[.$B54];[Thong_Tin_Ngay_Nghi_201704.$C$3:.$C$69]) + SUMPRODUCT([Thong_Tin_Ngay_Nghi_201705.$B$3:.$B$72]=[.$B54];[Thong_Tin_Ngay_Nghi_201705.$C$3:.$C$72])" office:value-type="float" office:value="7">
            <text:p>7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-2">
            <text:p>-2</text:p>
          </table:table-cell>
          <table:table-cell table:number-columns-repeated="2" table:style-name="ce49"/>
          <table:table-cell table:style-name="ce49" table:formula="of:=[.I54]+[.K54] +[.J54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5]);DATE(YEAR([.D55]);12;31);NOW())" office:value-type="date" office:date-value="2017-05-18T16:12:14.73">
            <text:p>05/18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">
            <text:p>1</text:p>
          </table:table-cell>
          <table:table-cell table:style-name="ce56" table:formula="of:=SUMPRODUCT([Thong_Tin_Ngay_Nghi_201701.$B$3:.$B$63]=[.$B55];[Thong_Tin_Ngay_Nghi_201701.$C$3:.$C$63]) +  SUMPRODUCT([Thong_Tin_Ngay_Nghi_201702.$B$3:.$B$64]=[.$B55];[Thong_Tin_Ngay_Nghi_201702.$C$3:.$C$64]) + SUMPRODUCT([Thong_Tin_Ngay_Nghi_201703.$B$3:.$B$67]=[.$B55];[Thong_Tin_Ngay_Nghi_201703.$C$3:.$C$67])" office:value-type="float" office:value="0">
            <text:p>0</text:p>
          </table:table-cell>
          <table:table-cell table:style-name="ce61" table:formula="of:=SUMPRODUCT([Thong_Tin_Ngay_Nghi_201701.$B$3:.$B$63]=[.$B55];[Thong_Tin_Ngay_Nghi_201701.$C$3:.$C$63]) +  SUMPRODUCT([Thong_Tin_Ngay_Nghi_201702.$B$3:.$B$64]=[.$B55];[Thong_Tin_Ngay_Nghi_201702.$C$3:.$C$64]) + SUMPRODUCT([Thong_Tin_Ngay_Nghi_201703.$B$3:.$B$67]=[.$B55];[Thong_Tin_Ngay_Nghi_201703.$C$3:.$C$67]) + SUMPRODUCT([Thong_Tin_Ngay_Nghi_201704.$B$3:.$B$69]=[.$B55];[Thong_Tin_Ngay_Nghi_201704.$C$3:.$C$69]) + SUMPRODUCT([Thong_Tin_Ngay_Nghi_201705.$B$3:.$B$72]=[.$B55];[Thong_Tin_Ngay_Nghi_201705.$C$3:.$C$72])" office:value-type="float" office:value="0.5">
            <text:p>0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0.5">
            <text:p>0.5</text:p>
          </table:table-cell>
          <table:table-cell table:number-columns-repeated="2" table:style-name="ce49"/>
          <table:table-cell table:style-name="ce49" table:formula="of:=[.I55]+[.K55] +[.J55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45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6]);DATE(YEAR([.D56]);12;31);NOW())" office:value-type="date" office:date-value="2017-05-18T16:12:14.73">
            <text:p>05/18/17</text:p>
          </table:table-cell>
          <table:table-cell table:style-name="ce53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5">
            <text:p>5</text:p>
          </table:table-cell>
          <table:table-cell table:style-name="ce56" table:formula="of:=SUMPRODUCT([Thong_Tin_Ngay_Nghi_201701.$B$3:.$B$63]=[.$B56];[Thong_Tin_Ngay_Nghi_201701.$C$3:.$C$63]) +  SUMPRODUCT([Thong_Tin_Ngay_Nghi_201702.$B$3:.$B$64]=[.$B56];[Thong_Tin_Ngay_Nghi_201702.$C$3:.$C$64]) + SUMPRODUCT([Thong_Tin_Ngay_Nghi_201703.$B$3:.$B$67]=[.$B56];[Thong_Tin_Ngay_Nghi_201703.$C$3:.$C$67])" office:value-type="float" office:value="9.5">
            <text:p>9.5</text:p>
          </table:table-cell>
          <table:table-cell table:style-name="ce61" table:formula="of:=SUMPRODUCT([Thong_Tin_Ngay_Nghi_201701.$B$3:.$B$63]=[.$B56];[Thong_Tin_Ngay_Nghi_201701.$C$3:.$C$63]) +  SUMPRODUCT([Thong_Tin_Ngay_Nghi_201702.$B$3:.$B$64]=[.$B56];[Thong_Tin_Ngay_Nghi_201702.$C$3:.$C$64]) + SUMPRODUCT([Thong_Tin_Ngay_Nghi_201703.$B$3:.$B$67]=[.$B56];[Thong_Tin_Ngay_Nghi_201703.$C$3:.$C$67]) + SUMPRODUCT([Thong_Tin_Ngay_Nghi_201704.$B$3:.$B$69]=[.$B56];[Thong_Tin_Ngay_Nghi_201704.$C$3:.$C$69]) + SUMPRODUCT([Thong_Tin_Ngay_Nghi_201705.$B$3:.$B$72]=[.$B56];[Thong_Tin_Ngay_Nghi_201705.$C$3:.$C$72])" office:value-type="float" office:value="16">
            <text:p>16</text:p>
          </table:table-cell>
          <table:table-cell table:style-name="ce49" table:formula="of:=IF(DATE(YEAR([.E56]);MONTH([.E56]);DAY([.E56]))&lt;=DATE(YEAR([.E56]);3;31); [.C56]-[.G56] + [.F56]; IF([.G56]-[.C56]&lt;0;[.G56] + [.F56] -[.H56];[.F56]+[.C56]-[.H56]))" office:value-type="float" office:value="-11">
            <text:p>-11</text:p>
          </table:table-cell>
          <table:table-cell table:number-columns-repeated="2" table:style-name="ce49"/>
          <table:table-cell table:style-name="ce49" table:formula="of:=[.I56]+[.K56] +[.J56]" office:value-type="float" office:value="-11">
            <text:p>-11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5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7]);DATE(YEAR([.D57]);12;31);NOW())" office:value-type="date" office:date-value="2017-05-18T16:12:14.73">
            <text:p>05/18/17</text:p>
          </table:table-cell>
          <table:table-cell table:style-name="ce53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5">
            <text:p>5</text:p>
          </table:table-cell>
          <table:table-cell table:style-name="ce56" table:formula="of:=SUMPRODUCT([Thong_Tin_Ngay_Nghi_201701.$B$3:.$B$63]=[.$B57];[Thong_Tin_Ngay_Nghi_201701.$C$3:.$C$63]) +  SUMPRODUCT([Thong_Tin_Ngay_Nghi_201702.$B$3:.$B$64]=[.$B57];[Thong_Tin_Ngay_Nghi_201702.$C$3:.$C$64]) + SUMPRODUCT([Thong_Tin_Ngay_Nghi_201703.$B$3:.$B$67]=[.$B57];[Thong_Tin_Ngay_Nghi_201703.$C$3:.$C$67])" office:value-type="float" office:value="3">
            <text:p>3</text:p>
          </table:table-cell>
          <table:table-cell table:style-name="ce61" table:formula="of:=SUMPRODUCT([Thong_Tin_Ngay_Nghi_201701.$B$3:.$B$63]=[.$B57];[Thong_Tin_Ngay_Nghi_201701.$C$3:.$C$63]) +  SUMPRODUCT([Thong_Tin_Ngay_Nghi_201702.$B$3:.$B$64]=[.$B57];[Thong_Tin_Ngay_Nghi_201702.$C$3:.$C$64]) + SUMPRODUCT([Thong_Tin_Ngay_Nghi_201703.$B$3:.$B$67]=[.$B57];[Thong_Tin_Ngay_Nghi_201703.$C$3:.$C$67]) + SUMPRODUCT([Thong_Tin_Ngay_Nghi_201704.$B$3:.$B$69]=[.$B57];[Thong_Tin_Ngay_Nghi_201704.$C$3:.$C$69]) + SUMPRODUCT([Thong_Tin_Ngay_Nghi_201705.$B$3:.$B$72]=[.$B57];[Thong_Tin_Ngay_Nghi_201705.$C$3:.$C$72])" office:value-type="float" office:value="3.5">
            <text:p>3.5</text:p>
          </table:table-cell>
          <table:table-cell table:style-name="ce49" table:formula="of:=IF(DATE(YEAR([.E57]);MONTH([.E57]);DAY([.E57]))&lt;=DATE(YEAR([.E57]);3;31); [.C57]-[.G57] + [.F57]; IF([.G57]-[.C57]&lt;0;[.G57] + [.F57] -[.H57];[.F57]+[.C57]-[.H57]))" office:value-type="float" office:value="4.5">
            <text:p>4.5</text:p>
          </table:table-cell>
          <table:table-cell table:number-columns-repeated="2" table:style-name="ce49"/>
          <table:table-cell table:style-name="ce49" table:formula="of:=[.I57]+[.K57] +[.J57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52">
            <text:p>52</text:p>
          </table:table-cell>
          <table:table-cell table:style-name="ce45" office:value-type="string">
            <text:p>TuanL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6">
            <text:p>04/26/17</text:p>
          </table:table-cell>
          <table:table-cell table:style-name="ce51" table:formula="of:=IF(YEAR(NOW())&gt;YEAR([.D58]);DATE(YEAR([.D58]);12;31);NOW())" office:value-type="date" office:date-value="2017-05-18T16:12:14.73">
            <text:p>05/18/17</text:p>
          </table:table-cell>
          <table:table-cell table:style-name="ce53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1">
            <text:p>1</text:p>
          </table:table-cell>
          <table:table-cell table:style-name="ce56" table:formula="of:=SUMPRODUCT([Thong_Tin_Ngay_Nghi_201701.$B$3:.$B$63]=[.$B58];[Thong_Tin_Ngay_Nghi_201701.$C$3:.$C$63]) +  SUMPRODUCT([Thong_Tin_Ngay_Nghi_201702.$B$3:.$B$64]=[.$B58];[Thong_Tin_Ngay_Nghi_201702.$C$3:.$C$64]) + SUMPRODUCT([Thong_Tin_Ngay_Nghi_201703.$B$3:.$B$67]=[.$B58];[Thong_Tin_Ngay_Nghi_201703.$C$3:.$C$67])" office:value-type="float" office:value="0">
            <text:p>0</text:p>
          </table:table-cell>
          <table:table-cell table:style-name="ce61" table:formula="of:=SUMPRODUCT([Thong_Tin_Ngay_Nghi_201701.$B$3:.$B$63]=[.$B58];[Thong_Tin_Ngay_Nghi_201701.$C$3:.$C$63]) +  SUMPRODUCT([Thong_Tin_Ngay_Nghi_201702.$B$3:.$B$64]=[.$B58];[Thong_Tin_Ngay_Nghi_201702.$C$3:.$C$64]) + SUMPRODUCT([Thong_Tin_Ngay_Nghi_201703.$B$3:.$B$67]=[.$B58];[Thong_Tin_Ngay_Nghi_201703.$C$3:.$C$67]) + SUMPRODUCT([Thong_Tin_Ngay_Nghi_201704.$B$3:.$B$69]=[.$B58];[Thong_Tin_Ngay_Nghi_201704.$C$3:.$C$69]) + SUMPRODUCT([Thong_Tin_Ngay_Nghi_201705.$B$3:.$B$72]=[.$B58];[Thong_Tin_Ngay_Nghi_201705.$C$3:.$C$72])" office:value-type="float" office:value="1">
            <text:p>1</text:p>
          </table:table-cell>
          <table:table-cell table:style-name="ce49" table:formula="of:=IF(DATE(YEAR([.E58]);MONTH([.E58]);DAY([.E58]))&lt;=DATE(YEAR([.E58]);3;31); [.C58]-[.G58] + [.F58]; IF([.G58]-[.C58]&lt;0;[.G58] + [.F58] -[.H58];[.F58]+[.C58]-[.H58]))" office:value-type="float" office:value="0">
            <text:p>0</text:p>
          </table:table-cell>
          <table:table-cell table:number-columns-repeated="2" table:style-name="ce49"/>
          <table:table-cell table:style-name="ce49" table:formula="of:=[.I58]+[.K58] +[.J58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5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9]);DATE(YEAR([.D59]);12;31);NOW())" office:value-type="date" office:date-value="2017-05-18T16:12:14.73">
            <text:p>05/18/17</text:p>
          </table:table-cell>
          <table:table-cell table:style-name="ce53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5">
            <text:p>5</text:p>
          </table:table-cell>
          <table:table-cell table:style-name="ce56" table:formula="of:=SUMPRODUCT([Thong_Tin_Ngay_Nghi_201701.$B$3:.$B$63]=[.$B59];[Thong_Tin_Ngay_Nghi_201701.$C$3:.$C$63]) +  SUMPRODUCT([Thong_Tin_Ngay_Nghi_201702.$B$3:.$B$64]=[.$B59];[Thong_Tin_Ngay_Nghi_201702.$C$3:.$C$64]) + SUMPRODUCT([Thong_Tin_Ngay_Nghi_201703.$B$3:.$B$67]=[.$B59];[Thong_Tin_Ngay_Nghi_201703.$C$3:.$C$67])" office:value-type="float" office:value="6.5">
            <text:p>6.5</text:p>
          </table:table-cell>
          <table:table-cell table:style-name="ce61" table:formula="of:=SUMPRODUCT([Thong_Tin_Ngay_Nghi_201701.$B$3:.$B$63]=[.$B59];[Thong_Tin_Ngay_Nghi_201701.$C$3:.$C$63]) +  SUMPRODUCT([Thong_Tin_Ngay_Nghi_201702.$B$3:.$B$64]=[.$B59];[Thong_Tin_Ngay_Nghi_201702.$C$3:.$C$64]) + SUMPRODUCT([Thong_Tin_Ngay_Nghi_201703.$B$3:.$B$67]=[.$B59];[Thong_Tin_Ngay_Nghi_201703.$C$3:.$C$67]) + SUMPRODUCT([Thong_Tin_Ngay_Nghi_201704.$B$3:.$B$69]=[.$B59];[Thong_Tin_Ngay_Nghi_201704.$C$3:.$C$69]) + SUMPRODUCT([Thong_Tin_Ngay_Nghi_201705.$B$3:.$B$72]=[.$B59];[Thong_Tin_Ngay_Nghi_201705.$C$3:.$C$72])" office:value-type="float" office:value="7">
            <text:p>7</text:p>
          </table:table-cell>
          <table:table-cell table:style-name="ce49" table:formula="of:=IF(DATE(YEAR([.E59]);MONTH([.E59]);DAY([.E59]))&lt;=DATE(YEAR([.E59]);3;31); [.C59]-[.G59] + [.F59]; IF([.G59]-[.C59]&lt;0;[.G59] + [.F59] -[.H59];[.F59]+[.C59]-[.H59]))" office:value-type="float" office:value="4.5">
            <text:p>4.5</text:p>
          </table:table-cell>
          <table:table-cell table:number-columns-repeated="2" table:style-name="ce49"/>
          <table:table-cell table:style-name="ce49" table:formula="of:=[.I59]+[.K59] +[.J59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54">
            <text:p>54</text:p>
          </table:table-cell>
          <table:table-cell table:style-name="ce47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60]);DATE(YEAR([.D60]);12;31);NOW())" office:value-type="date" office:date-value="2017-05-18T16:12:14.73">
            <text:p>05/18/17</text:p>
          </table:table-cell>
          <table:table-cell table:style-name="ce53" table:formula="of:= IF(MONTH([.E60])=MONTH([.D60]) ; IF(NETWORKDAYS([.D60];[.D60]) &lt; NETWORKDAYS(DATE(YEAR([.D60]);MONTH([.D60]);1);EOMONTH([.D60];0)) / 2 ; 0 ; 1)  ;  IF( NETWORKDAYS([.D60];EOMONTH([.D60];0)) &lt; NETWORKDAYS(DATE(YEAR([.D60]);MONTH([.D60]);1);EOMONTH([.D60];0))/2  ; 0  ; 1) + IF(MONTH([.E60]) &gt; MONTH([.D60]) ; MONTH([.E60])-MONTH([.D60])-1 ; 0) + IF(NETWORKDAYS(DATE(YEAR([.E60]);MONTH([.E60]);1);[.E60]) &lt;  NETWORKDAYS(DATE(YEAR([.E60]);MONTH([.E60]);1);EOMONTH([.E60];0)) / 2 ; 0 ; 1))" office:value-type="float" office:value="5">
            <text:p>5</text:p>
          </table:table-cell>
          <table:table-cell table:style-name="ce56" table:formula="of:=SUMPRODUCT([Thong_Tin_Ngay_Nghi_201701.$B$3:.$B$63]=[.$B60];[Thong_Tin_Ngay_Nghi_201701.$C$3:.$C$63]) +  SUMPRODUCT([Thong_Tin_Ngay_Nghi_201702.$B$3:.$B$64]=[.$B60];[Thong_Tin_Ngay_Nghi_201702.$C$3:.$C$64]) + SUMPRODUCT([Thong_Tin_Ngay_Nghi_201703.$B$3:.$B$67]=[.$B60];[Thong_Tin_Ngay_Nghi_201703.$C$3:.$C$67])" office:value-type="float" office:value="6.5">
            <text:p>6.5</text:p>
          </table:table-cell>
          <table:table-cell table:style-name="ce61" table:formula="of:=SUMPRODUCT([Thong_Tin_Ngay_Nghi_201701.$B$3:.$B$63]=[.$B60];[Thong_Tin_Ngay_Nghi_201701.$C$3:.$C$63]) +  SUMPRODUCT([Thong_Tin_Ngay_Nghi_201702.$B$3:.$B$64]=[.$B60];[Thong_Tin_Ngay_Nghi_201702.$C$3:.$C$64]) + SUMPRODUCT([Thong_Tin_Ngay_Nghi_201703.$B$3:.$B$67]=[.$B60];[Thong_Tin_Ngay_Nghi_201703.$C$3:.$C$67]) + SUMPRODUCT([Thong_Tin_Ngay_Nghi_201704.$B$3:.$B$69]=[.$B60];[Thong_Tin_Ngay_Nghi_201704.$C$3:.$C$69]) + SUMPRODUCT([Thong_Tin_Ngay_Nghi_201705.$B$3:.$B$72]=[.$B60];[Thong_Tin_Ngay_Nghi_201705.$C$3:.$C$72])" office:value-type="float" office:value="7">
            <text:p>7</text:p>
          </table:table-cell>
          <table:table-cell table:style-name="ce49" table:formula="of:=IF(DATE(YEAR([.E60]);MONTH([.E60]);DAY([.E60]))&lt;=DATE(YEAR([.E60]);3;31); [.C60]-[.G60] + [.F60]; IF([.G60]-[.C60]&lt;0;[.G60] + [.F60] -[.H60];[.F60]+[.C60]-[.H60]))" office:value-type="float" office:value="-1.5">
            <text:p>-1.5</text:p>
          </table:table-cell>
          <table:table-cell table:number-columns-repeated="2" table:style-name="ce49"/>
          <table:table-cell table:style-name="ce49" table:formula="of:=[.I60]+[.K60] +[.J60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84in" draw:caption-point-x="-0.2402in" draw:caption-point-y="0.372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84in" draw:caption-point-x="-0.2402in" draw:caption-point-y="0.372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84in" draw:caption-point-x="-0.2402in" draw:caption-point-y="0.372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75in" draw:caption-point-x="-0.2402in" draw:caption-point-y="0.6106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79in" draw:caption-point-x="-0.2402in" draw:caption-point-y="0.6102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87in" draw:caption-point-x="-0.2402in" draw:caption-point-y="0.6094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46in" draw:caption-point-x="-0.2402in" draw:caption-point-y="0.6035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85in" draw:caption-point-x="-0.2402in" draw:caption-point-y="0.5496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55in" draw:caption-point-x="-0.2402in" draw:caption-point-y="0.6102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59in" draw:caption-point-x="-0.2402in" draw:caption-point-y="0.6098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71in" draw:caption-point-x="-0.2402in" draw:caption-point-y="0.6087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606in" draw:caption-point-x="-0.2402in" draw:caption-point-y="0.6051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614in" draw:caption-point-x="-0.2402in" draw:caption-point-y="0.6043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618in" draw:caption-point-x="-0.2402in" draw:caption-point-y="0.6039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622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6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6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6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98in" draw:caption-point-x="-0.2402in" draw:caption-point-y="0.6035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118in" draw:caption-point-x="-0.2402in" draw:caption-point-y="0.6016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504in" draw:caption-point-x="-0.2402in" draw:caption-point-y="0.610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504in" draw:caption-point-x="-0.2402in" draw:caption-point-y="0.610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504in" draw:caption-point-x="-0.2402in" draw:caption-point-y="0.610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516in" draw:caption-point-x="-0.2402in" draw:caption-point-y="0.6094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35in" draw:caption-point-x="-0.2402in" draw:caption-point-y="0.6075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75in" draw:caption-point-x="-0.2402in" draw:caption-point-y="0.6035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11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11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11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92in" draw:caption-point-x="-0.2402in" draw:caption-point-y="0.6094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39in" draw:caption-point-x="-0.2402in" draw:caption-point-y="0.6047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51in" draw:caption-point-x="-0.2402in" draw:caption-point-y="0.603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61in" draw:caption-point-x="-0.2402in" draw:caption-point-y="0.6106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92in" draw:caption-point-x="-0.2402in" draw:caption-point-y="0.6075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24in" draw:caption-point-x="-0.2402in" draw:caption-point-y="0.6043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45in" draw:caption-point-x="-0.2402in" draw:caption-point-y="0.6075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8in" draw:caption-point-x="-0.2402in" draw:caption-point-y="0.6039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84in" draw:caption-point-x="-0.2402in" draw:caption-point-y="0.6035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94in" draw:caption-point-x="-0.2402in" draw:caption-point-y="0.6102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98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45in" draw:caption-point-x="-0.2402in" draw:caption-point-y="0.6051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49in" draw:caption-point-x="-0.2402in" draw:caption-point-y="0.604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53in" draw:caption-point-x="-0.2402in" draw:caption-point-y="0.6043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7in" draw:caption-point-x="-0.2402in" draw:caption-point-y="0.6102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94in" draw:caption-point-x="-0.2402in" draw:caption-point-y="0.6079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402in" draw:caption-point-x="-0.2402in" draw:caption-point-y="0.6071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406in" draw:caption-point-x="-0.2402in" draw:caption-point-y="0.6067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421in" draw:caption-point-x="-0.2402in" draw:caption-point-y="0.6051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29in" draw:caption-point-x="-0.2402in" draw:caption-point-y="0.6043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54in" draw:caption-point-x="-0.2402in" draw:caption-point-y="0.6094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906in" draw:caption-point-x="-0.2402in" draw:caption-point-y="0.6043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909in" draw:caption-point-x="-0.2402in" draw:caption-point-y="0.6039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319in" draw:caption-point-x="-0.2402in" draw:caption-point-y="0.6106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31in" draw:caption-point-x="-0.2402in" draw:caption-point-y="0.6094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323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66in" draw:caption-point-x="-0.2402in" draw:caption-point-y="0.6035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8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8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56in" draw:caption-point-x="-0.2402in" draw:caption-point-y="0.6102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64in" draw:caption-point-x="-0.2402in" draw:caption-point-y="0.6094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87in" draw:caption-point-x="-0.2402in" draw:caption-point-y="0.6071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811in" draw:caption-point-x="-0.2402in" draw:caption-point-y="0.604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43in" draw:caption-point-x="-0.2402in" draw:caption-point-y="0.6016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56in" draw:caption-point-x="-0.2402in" draw:caption-point-y="0.6079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6in" draw:caption-point-x="-0.2402in" draw:caption-point-y="0.6075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95in" draw:caption-point-x="-0.2402in" draw:caption-point-y="0.6039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307in" draw:caption-point-x="-0.2402in" draw:caption-point-y="0.6028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315in" draw:caption-point-x="-0.2402in" draw:caption-point-y="0.5496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95in" draw:caption-point-x="-0.2402in" draw:caption-point-y="0.6016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205in" draw:caption-point-x="-0.2402in" draw:caption-point-y="0.6035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38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38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38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38in" draw:caption-point-x="-0.2402in" draw:caption-point-y="0.610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618in" draw:caption-point-x="-0.2402in" draw:caption-point-y="0.6098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46in" draw:caption-point-x="-0.2402in" draw:caption-point-y="0.6071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57in" draw:caption-point-x="-0.2402in" draw:caption-point-y="0.6059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65in" draw:caption-point-x="-0.2402in" draw:caption-point-y="0.6051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81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2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2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2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87in" draw:caption-point-x="-0.2402in" draw:caption-point-y="0.6087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94in" draw:caption-point-x="-0.2402in" draw:caption-point-y="0.6079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94in" draw:caption-point-x="-0.2402in" draw:caption-point-y="0.6079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94in" draw:caption-point-x="-0.2402in" draw:caption-point-y="0.6079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43in" draw:caption-point-x="-0.2402in" draw:caption-point-y="0.6106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51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59in" draw:caption-point-x="-0.2402in" draw:caption-point-y="0.6091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106in" draw:caption-point-x="-0.2402in" draw:caption-point-y="0.604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114in" draw:caption-point-x="-0.2402in" draw:caption-point-y="0.603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34in" draw:caption-point-x="-0.2402in" draw:caption-point-y="0.6016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24in" draw:caption-point-x="-0.2402in" draw:caption-point-y="0.6102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28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75in" draw:caption-point-x="-0.2402in" draw:caption-point-y="0.6051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79in" draw:caption-point-x="-0.2402in" draw:caption-point-y="0.604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83in" draw:caption-point-x="-0.2402in" draw:caption-point-y="0.6043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91in" draw:caption-point-x="-0.2402in" draw:caption-point-y="0.6035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NamNH</text:p>
          </table:table-cell>
          <table:table-cell table:style-name="ce71" table:formula="of:=SUM([.D29:.AH29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0.8567in" svg:x="4.0157in" svg:y="6.3004in" draw:caption-point-x="-0.2402in" draw:caption-point-y="0.6098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6.3075in" draw:caption-point-x="-0.2402in" draw:caption-point-y="0.6028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71" table:formula="of:=SUM([.D30:.AH30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5524in" draw:caption-point-x="-0.2402in" draw:caption-point-y="0.6055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71" table:formula="of:=SUM([.D31:.AH31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7949in" draw:caption-point-x="-0.2402in" draw:caption-point-y="0.6106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7953in" draw:caption-point-x="-0.2402in" draw:caption-point-y="0.6102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7961in" draw:caption-point-x="-0.2402in" draw:caption-point-y="0.6094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7965in" draw:caption-point-x="-0.2402in" draw:caption-point-y="0.6091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7976in" draw:caption-point-x="-0.2402in" draw:caption-point-y="0.6079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798in" draw:caption-point-x="-0.2402in" draw:caption-point-y="0.6075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7988in" draw:caption-point-x="-0.2402in" draw:caption-point-y="0.6067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8in" draw:caption-point-x="-0.2402in" draw:caption-point-y="0.6055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8004in" draw:caption-point-x="-0.2402in" draw:caption-point-y="0.6051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8008in" draw:caption-point-x="-0.2402in" draw:caption-point-y="0.6047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8012in" draw:caption-point-x="-0.2402in" draw:caption-point-y="0.604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802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5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71" table:formula="of:=SUM([.D32:.AH32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7.0472in" draw:caption-point-x="-0.2402in" draw:caption-point-y="0.6059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7.103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103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103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71" table:formula="of:=SUM([.D33:.AH3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71" table:formula="of:=SUM([.D34:.AH34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598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71" table:formula="of:=SUM([.D35:.AH35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7866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7874in" draw:caption-point-x="-0.2402in" draw:caption-point-y="0.6091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7925in" draw:caption-point-x="-0.2402in" draw:caption-point-y="0.6039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71" table:formula="of:=SUM([.D36:.AH36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8.0362in" draw:caption-point-x="-0.2402in" draw:caption-point-y="0.6079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8.039in" draw:caption-point-x="-0.2402in" draw:caption-point-y="0.6051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8.0398in" draw:caption-point-x="-0.2402in" draw:caption-point-y="0.6043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094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094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71" table:formula="of:=SUM([.D37:.AH37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2815in" draw:caption-point-x="-0.2402in" draw:caption-point-y="0.6102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2823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2823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2823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2823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2823in" draw:caption-point-x="-0.2402in" draw:caption-point-y="0.609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2894in" draw:caption-point-x="-0.2402in" draw:caption-point-y="0.6024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71" table:formula="of:=SUM([.D38:.AH38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5287in" draw:caption-point-x="-0.2402in" draw:caption-point-y="0.6106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5303in" draw:caption-point-x="-0.2402in" draw:caption-point-y="0.6091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5358in" draw:caption-point-x="-0.2402in" draw:caption-point-y="0.603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71" table:formula="of:=SUM([.D39:.AH39])" office:value-type="float" office:value="4">
            <text:p>4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7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7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7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7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71" table:formula="of:=SUM([.D40:.AH4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9.024in" draw:caption-point-x="-0.2402in" draw:caption-point-y="0.6106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9.0248in" draw:caption-point-x="-0.2402in" draw:caption-point-y="0.6098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0272in" draw:caption-point-x="-0.2402in" draw:caption-point-y="0.6075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9.028in" draw:caption-point-x="-0.2402in" draw:caption-point-y="0.6067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9.0307in" draw:caption-point-x="-0.2402in" draw:caption-point-y="0.6039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71" table:formula="of:=SUM([.D41:.AH41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9.272in" draw:caption-point-x="-0.2402in" draw:caption-point-y="0.6102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9.2783in" draw:caption-point-x="-0.2402in" draw:caption-point-y="0.6039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9.332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2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2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2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DH</text:p>
          </table:table-cell>
          <table:table-cell table:style-name="ce71" table:formula="of:=SUM([.D42:.AH42])" office:value-type="float" office:value="8.5">
            <text:p>8.5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3.5591in" svg:y="9.5193in" draw:caption-point-x="-0.2402in" draw:caption-point-y="0.6106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4.9287in" svg:y="9.5205in" draw:caption-point-x="-0.2402in" draw:caption-point-y="0.6094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9.5232in" draw:caption-point-x="-0.2402in" draw:caption-point-y="0.6067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9.7228in" svg:y="9.5248in" draw:caption-point-x="-0.2402in" draw:caption-point-y="0.605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1791in" svg:y="9.5248in" draw:caption-point-x="-0.2402in" draw:caption-point-y="0.605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9.5248in" draw:caption-point-x="-0.2402in" draw:caption-point-y="0.605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580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580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580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T</text:p>
          </table:table-cell>
          <table:table-cell table:style-name="ce71" table:formula="of:=SUM([.D43:.AH43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8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8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8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oaiVK</text:p>
          </table:table-cell>
          <table:table-cell table:style-name="ce71" table:formula="of:=SUM([.D44:.AH4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10.015in" draw:caption-point-x="-0.2402in" draw:caption-point-y="0.6106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10.0189in" draw:caption-point-x="-0.2402in" draw:caption-point-y="0.6067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0197in" draw:caption-point-x="-0.2402in" draw:caption-point-y="0.6059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71" table:formula="of:=SUM([.D45:.AH45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2626in" draw:caption-point-x="-0.2402in" draw:caption-point-y="0.6106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10.263in" draw:caption-point-x="-0.2402in" draw:caption-point-y="0.6102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10.2638in" draw:caption-point-x="-0.2402in" draw:caption-point-y="0.6094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10.2642in" draw:caption-point-x="-0.2402in" draw:caption-point-y="0.6091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10.2654in" draw:caption-point-x="-0.2402in" draw:caption-point-y="0.6079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2657in" draw:caption-point-x="-0.2402in" draw:caption-point-y="0.6075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10.2654in" draw:caption-point-x="-0.2402in" draw:caption-point-y="0.6079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2677in" draw:caption-point-x="-0.2402in" draw:caption-point-y="0.6055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2681in" draw:caption-point-x="-0.2402in" draw:caption-point-y="0.6051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0.2685in" draw:caption-point-x="-0.2402in" draw:caption-point-y="0.6047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10.2689in" draw:caption-point-x="-0.2402in" draw:caption-point-y="0.6043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0.2693in" draw:caption-point-x="-0.2402in" draw:caption-point-y="0.6039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0.2697in" draw:caption-point-x="-0.2402in" draw:caption-point-y="0.603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10.2705in" draw:caption-point-x="-0.2402in" draw:caption-point-y="0.6028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10.2713in" draw:caption-point-x="-0.2402in" draw:caption-point-y="0.602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71" table:formula="of:=SUM([.D46:.AH46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5102in" draw:caption-point-x="-0.2402in" draw:caption-point-y="0.6106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10.5118in" draw:caption-point-x="-0.2402in" draw:caption-point-y="0.6091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5134in" draw:caption-point-x="-0.2402in" draw:caption-point-y="0.6075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10.5142in" draw:caption-point-x="-0.2402in" draw:caption-point-y="0.6067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10.515in" draw:caption-point-x="-0.2402in" draw:caption-point-y="0.6059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5157in" draw:caption-point-x="-0.2402in" draw:caption-point-y="0.6051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10.5169in" draw:caption-point-x="-0.2402in" draw:caption-point-y="0.6039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71" table:formula="of:=SUM([.D47:.AH47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7591in" draw:caption-point-x="-0.2402in" draw:caption-point-y="0.6094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7591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7591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7591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7591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7591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7591in" draw:caption-point-x="-0.2402in" draw:caption-point-y="0.609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71" table:formula="of:=SUM([.D48:.AH48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1.0059in" draw:caption-point-x="-0.2402in" draw:caption-point-y="0.6102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1.0063in" draw:caption-point-x="-0.2402in" draw:caption-point-y="0.609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1.066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1.066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1.066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49in" draw:caption-point-x="-0.2402in" draw:caption-point-y="0.375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75in" draw:caption-point-x="-0.2402in" draw:caption-point-y="0.610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22in" draw:caption-point-x="-0.2402in" draw:caption-point-y="0.605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42in" draw:caption-point-x="-0.2402in" draw:caption-point-y="0.603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73in" draw:caption-point-x="-0.2402in" draw:caption-point-y="0.600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98in" draw:caption-point-x="-0.2402in" draw:caption-point-y="0.605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18in" draw:caption-point-x="-0.2402in" draw:caption-point-y="0.603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34in" draw:caption-point-x="-0.2402in" draw:caption-point-y="0.602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54in" draw:caption-point-x="-0.2402in" draw:caption-point-y="0.600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57in" draw:caption-point-x="-0.2402in" draw:caption-point-y="0.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59in" draw:caption-point-x="-0.2402in" draw:caption-point-y="0.607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79in" draw:caption-point-x="-0.2402in" draw:caption-point-y="0.605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102in" draw:caption-point-x="-0.2402in" draw:caption-point-y="0.603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106in" draw:caption-point-x="-0.2402in" draw:caption-point-y="0.602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63in" draw:caption-point-x="-0.2402in" draw:caption-point-y="0.604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94in" draw:caption-point-x="-0.2402in" draw:caption-point-y="0.601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606in" draw:caption-point-x="-0.2402in" draw:caption-point-y="0.600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61in" draw:caption-point-x="-0.2402in" draw:caption-point-y="0.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012in" draw:caption-point-x="-0.2402in" draw:caption-point-y="0.607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31in" draw:caption-point-x="-0.2402in" draw:caption-point-y="0.605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51in" draw:caption-point-x="-0.2402in" draw:caption-point-y="0.603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67in" draw:caption-point-x="-0.2402in" draw:caption-point-y="0.602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67in" draw:caption-point-x="-0.2402in" draw:caption-point-y="0.60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39in" draw:caption-point-x="-0.2402in" draw:caption-point-y="0.602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2in" draw:caption-point-x="-0.2402in" draw:caption-point-y="0.602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61in" draw:caption-point-x="-0.2402in" draw:caption-point-y="0.605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69in" draw:caption-point-x="-0.2402in" draw:caption-point-y="0.605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17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37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41in" draw:caption-point-x="-0.2402in" draw:caption-point-y="0.605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45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49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09in" draw:caption-point-x="-0.2402in" draw:caption-point-y="0.606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13in" draw:caption-point-x="-0.2402in" draw:caption-point-y="0.605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21in" draw:caption-point-x="-0.2402in" draw:caption-point-y="0.605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41in" draw:caption-point-x="-0.2402in" draw:caption-point-y="0.603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94in" draw:caption-point-x="-0.2402in" draw:caption-point-y="0.605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906in" draw:caption-point-x="-0.2402in" draw:caption-point-y="0.604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45in" draw:caption-point-x="-0.2402in" draw:caption-point-y="0.600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58in" draw:caption-point-x="-0.2402in" draw:caption-point-y="0.606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78in" draw:caption-point-x="-0.2402in" draw:caption-point-y="0.604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94in" draw:caption-point-x="-0.2402in" draw:caption-point-y="0.603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94in" draw:caption-point-x="-0.2402in" draw:caption-point-y="0.603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406in" draw:caption-point-x="-0.2402in" draw:caption-point-y="0.602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21in" draw:caption-point-x="-0.2402in" draw:caption-point-y="0.600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2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83in" draw:caption-point-x="-0.2402in" draw:caption-point-y="0.605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28in" draw:caption-point-x="-0.2402in" draw:caption-point-y="0.608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8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95in" draw:caption-point-x="-0.2402in" draw:caption-point-y="0.601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15in" draw:caption-point-x="-0.2402in" draw:caption-point-y="0.599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205in" draw:caption-point-x="-0.2402in" draw:caption-point-y="0.608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87in" draw:caption-point-x="-0.2402in" draw:caption-point-y="0.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91in" draw:caption-point-x="-0.2402in" draw:caption-point-y="0.599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36in" draw:caption-point-x="-0.2402in" draw:caption-point-y="0.600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85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18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34in" draw:caption-point-x="-0.2402in" draw:caption-point-y="0.605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38in" draw:caption-point-x="-0.2402in" draw:caption-point-y="0.605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42in" draw:caption-point-x="-0.2402in" draw:caption-point-y="0.605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69in" draw:caption-point-x="-0.2402in" draw:caption-point-y="0.602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97in" draw:caption-point-x="-0.2402in" draw:caption-point-y="0.599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102in" draw:caption-point-x="-0.2402in" draw:caption-point-y="0.604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42in" draw:caption-point-x="-0.2402in" draw:caption-point-y="0.600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46in" draw:caption-point-x="-0.2402in" draw:caption-point-y="0.600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63in" draw:caption-point-x="-0.2402in" draw:caption-point-y="0.606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24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39in" draw:caption-point-x="-0.2402in" draw:caption-point-y="0.606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43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51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55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88" table:formula="of:=SUM([.D30:.AE3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88" table:formula="of:=SUM([.D31:.AE31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88" table:formula="of:=SUM([.D32:.AE3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7.0472in" draw:caption-point-x="-0.2402in" draw:caption-point-y="0.605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7.0476in" draw:caption-point-x="-0.2402in" draw:caption-point-y="0.605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0496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7.05in" draw:caption-point-x="-0.2402in" draw:caption-point-y="0.603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7.0504in" draw:caption-point-x="-0.2402in" draw:caption-point-y="0.602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7.0508in" draw:caption-point-x="-0.2402in" draw:caption-point-y="0.602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88" table:formula="of:=SUM([.D34:.AE34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88" table:formula="of:=SUM([.D35:.AE35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7969in" draw:caption-point-x="-0.2402in" draw:caption-point-y="0.599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88" table:formula="of:=SUM([.D36:.AE36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8.0476in" draw:caption-point-x="-0.2402in" draw:caption-point-y="0.596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0362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2in" draw:caption-point-x="-0.2402in" draw:caption-point-y="0.605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0386in" draw:caption-point-x="-0.2402in" draw:caption-point-y="0.605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8.0402in" draw:caption-point-x="-0.2402in" draw:caption-point-y="0.603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402in" draw:caption-point-x="-0.2402in" draw:caption-point-y="0.603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8.0409in" draw:caption-point-x="-0.2402in" draw:caption-point-y="0.603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88" table:formula="of:=SUM([.D37:.AE3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2843in" draw:caption-point-x="-0.2402in" draw:caption-point-y="0.607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2882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88" table:formula="of:=SUM([.D38:.AE38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5315in" draw:caption-point-x="-0.2402in" draw:caption-point-y="0.607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88" table:formula="of:=SUM([.D39:.AE39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91in" draw:caption-point-x="-0.2402in" draw:caption-point-y="0.607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7791in" draw:caption-point-x="-0.2402in" draw:caption-point-y="0.607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7795in" draw:caption-point-x="-0.2402in" draw:caption-point-y="0.607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7807in" draw:caption-point-x="-0.2402in" draw:caption-point-y="0.606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7815in" draw:caption-point-x="-0.2402in" draw:caption-point-y="0.605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88" table:formula="of:=SUM([.D40:.AE4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88" table:formula="of:=SUM([.D41:.AE41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9.274in" draw:caption-point-x="-0.2402in" draw:caption-point-y="0.608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9.2748in" draw:caption-point-x="-0.2402in" draw:caption-point-y="0.607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9.2776in" draw:caption-point-x="-0.2402in" draw:caption-point-y="0.604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2791in" draw:caption-point-x="-0.2402in" draw:caption-point-y="0.603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2807in" draw:caption-point-x="-0.2402in" draw:caption-point-y="0.601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88" table:formula="of:=SUM([.D42:.AE42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5295in" draw:caption-point-x="-0.2402in" draw:caption-point-y="0.600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DH</text:p>
          </table:table-cell>
          <table:table-cell table:style-name="ce88" table:formula="of:=SUM([.D43:.AE43])" office:value-type="float" office:value="7">
            <text:p>7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3" draw:text-style-name="P1" svg:width="1.1413in" svg:height="0.7012in" svg:x="4.9287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3854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842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331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8205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88" table:formula="of:=SUM([.D44:.AE44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0248in" draw:caption-point-x="-0.2402in" draw:caption-point-y="0.600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10.0252in" draw:caption-point-x="-0.2402in" draw:caption-point-y="0.600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88" table:formula="of:=SUM([.D45:.AE45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2657in" draw:caption-point-x="-0.2402in" draw:caption-point-y="0.607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10.2673in" draw:caption-point-x="-0.2402in" draw:caption-point-y="0.605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2697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17in" draw:caption-point-x="-0.2402in" draw:caption-point-y="0.601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10.2736in" draw:caption-point-x="-0.2402in" draw:caption-point-y="0.599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LTT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10.5122in" draw:caption-point-x="-0.2402in" draw:caption-point-y="0.608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10.513in" draw:caption-point-x="-0.2402in" draw:caption-point-y="0.607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5134in" draw:caption-point-x="-0.2402in" draw:caption-point-y="0.607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5146in" draw:caption-point-x="-0.2402in" draw:caption-point-y="0.606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10.515in" draw:caption-point-x="-0.2402in" draw:caption-point-y="0.605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10.5154in" draw:caption-point-x="-0.2402in" draw:caption-point-y="0.605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10.5157in" draw:caption-point-x="-0.2402in" draw:caption-point-y="0.605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10.5161in" draw:caption-point-x="-0.2402in" draw:caption-point-y="0.604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10.5169in" draw:caption-point-x="-0.2402in" draw:caption-point-y="0.603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5173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10.5177in" draw:caption-point-x="-0.2402in" draw:caption-point-y="0.603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10.5181in" draw:caption-point-x="-0.2402in" draw:caption-point-y="0.602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10.5185in" draw:caption-point-x="-0.2402in" draw:caption-point-y="0.602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10.5193in" draw:caption-point-x="-0.2402in" draw:caption-point-y="0.601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10.5201in" draw:caption-point-x="-0.2402in" draw:caption-point-y="0.600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10.5209in" draw:caption-point-x="-0.2402in" draw:caption-point-y="0.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10.5213in" draw:caption-point-x="-0.2402in" draw:caption-point-y="0.599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ruyenLVC</text:p>
          </table:table-cell>
          <table:table-cell table:style-name="ce88" table:formula="of:=SUM([.D47:.AE47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7626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763in" draw:caption-point-x="-0.2402in" draw:caption-point-y="0.605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7677in" draw:caption-point-x="-0.2402in" draw:caption-point-y="0.600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7685in" draw:caption-point-x="-0.2402in" draw:caption-point-y="0.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70" office:value-type="string">
            <text:p>VietBA</text:p>
          </table:table-cell>
          <table:table-cell table:style-name="ce88" table:formula="of:=SUM([.D48:.AE48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1.0146in" draw:caption-point-x="-0.2402in" draw:caption-point-y="0.601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VinhP</text:p>
          </table:table-cell>
          <table:table-cell table:style-name="ce88" table:formula="of:=SUM([.D49:.AE4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 table:number-rows-repeated="983122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114in" draw:caption-point-x="-0.2402in" draw:caption-point-y="0.6067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22in" draw:caption-point-x="-0.2402in" draw:caption-point-y="0.6059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26in" draw:caption-point-x="-0.2402in" draw:caption-point-y="0.6055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3in" draw:caption-point-x="-0.2402in" draw:caption-point-y="0.6051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38in" draw:caption-point-x="-0.2402in" draw:caption-point-y="0.6043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5in" draw:caption-point-x="-0.2402in" draw:caption-point-y="0.6031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81in" draw:caption-point-x="-0.2402in" draw:caption-point-y="0.6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89in" draw:caption-point-x="-0.2402in" draw:caption-point-y="0.599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63in" draw:caption-point-x="-0.2402in" draw:caption-point-y="0.6094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83in" draw:caption-point-x="-0.2402in" draw:caption-point-y="0.6075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91in" draw:caption-point-x="-0.2402in" draw:caption-point-y="0.6067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98in" draw:caption-point-x="-0.2402in" draw:caption-point-y="0.605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602in" draw:caption-point-x="-0.2402in" draw:caption-point-y="0.6055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61in" draw:caption-point-x="-0.2402in" draw:caption-point-y="0.6047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98in" draw:caption-point-x="-0.2402in" draw:caption-point-y="0.6059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98in" draw:caption-point-x="-0.2402in" draw:caption-point-y="0.6059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26in" draw:caption-point-x="-0.2402in" draw:caption-point-y="0.6031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28in" draw:caption-point-x="-0.2402in" draw:caption-point-y="0.5429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51in" draw:caption-point-x="-0.2402in" draw:caption-point-y="0.6083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55in" draw:caption-point-x="-0.2402in" draw:caption-point-y="0.6079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59in" draw:caption-point-x="-0.2402in" draw:caption-point-y="0.6075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106in" draw:caption-point-x="-0.2402in" draw:caption-point-y="0.6028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106in" draw:caption-point-x="-0.2402in" draw:caption-point-y="0.6028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3in" draw:caption-point-x="-0.2402in" draw:caption-point-y="0.6004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42in" draw:caption-point-x="-0.2402in" draw:caption-point-y="0.599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2in" draw:caption-point-x="-0.2402in" draw:caption-point-y="0.6091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28in" draw:caption-point-x="-0.2402in" draw:caption-point-y="0.6083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35in" draw:caption-point-x="-0.2402in" draw:caption-point-y="0.6075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63in" draw:caption-point-x="-0.2402in" draw:caption-point-y="0.604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67in" draw:caption-point-x="-0.2402in" draw:caption-point-y="0.6043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87in" draw:caption-point-x="-0.2402in" draw:caption-point-y="0.6024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65in" draw:caption-point-x="-0.2402in" draw:caption-point-y="0.6122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1012in" draw:caption-point-x="-0.2402in" draw:caption-point-y="0.6075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02in" draw:caption-point-x="-0.2402in" draw:caption-point-y="0.6067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65in" draw:caption-point-x="-0.2402in" draw:caption-point-y="0.612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65in" draw:caption-point-x="-0.2402in" draw:caption-point-y="0.612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63in" draw:caption-point-x="-0.2402in" draw:caption-point-y="0.6024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65in" draw:caption-point-x="-0.2402in" draw:caption-point-y="0.612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65in" draw:caption-point-x="-0.2402in" draw:caption-point-y="0.612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72in" draw:caption-point-x="-0.2402in" draw:caption-point-y="0.6094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76in" draw:caption-point-x="-0.2402in" draw:caption-point-y="0.6091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5in" draw:caption-point-x="-0.2402in" draw:caption-point-y="0.6067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24in" draw:caption-point-x="-0.2402in" draw:caption-point-y="0.6043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55in" draw:caption-point-x="-0.2402in" draw:caption-point-y="0.6012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75in" draw:caption-point-x="-0.2402in" draw:caption-point-y="0.599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49in" draw:caption-point-x="-0.2402in" draw:caption-point-y="0.6094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84in" draw:caption-point-x="-0.2402in" draw:caption-point-y="0.6035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508in" draw:caption-point-x="-0.2402in" draw:caption-point-y="0.6012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37in" draw:caption-point-x="-0.2402in" draw:caption-point-y="0.605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45in" draw:caption-point-x="-0.2402in" draw:caption-point-y="0.605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53in" draw:caption-point-x="-0.2402in" draw:caption-point-y="0.6043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92in" draw:caption-point-x="-0.2402in" draw:caption-point-y="0.6004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1004in" draw:caption-point-x="-0.2402in" draw:caption-point-y="0.599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9in" draw:caption-point-x="-0.2402in" draw:caption-point-y="0.6083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417in" draw:caption-point-x="-0.2402in" draw:caption-point-y="0.6055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72in" draw:caption-point-x="-0.2402in" draw:caption-point-y="0.6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76in" draw:caption-point-x="-0.2402in" draw:caption-point-y="0.599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21in" draw:caption-point-x="-0.2402in" draw:caption-point-y="0.6028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57in" draw:caption-point-x="-0.2402in" draw:caption-point-y="0.599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62in" draw:caption-point-x="-0.2402in" draw:caption-point-y="0.606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66in" draw:caption-point-x="-0.2402in" draw:caption-point-y="0.6059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74in" draw:caption-point-x="-0.2402in" draw:caption-point-y="0.605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78in" draw:caption-point-x="-0.2402in" draw:caption-point-y="0.6047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98in" draw:caption-point-x="-0.2402in" draw:caption-point-y="0.6028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402in" draw:caption-point-x="-0.2402in" draw:caption-point-y="0.6024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25in" draw:caption-point-x="-0.2402in" draw:caption-point-y="0.6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7in" draw:caption-point-x="-0.2402in" draw:caption-point-y="0.605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66in" draw:caption-point-x="-0.2402in" draw:caption-point-y="0.605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21in" draw:caption-point-x="-0.2402in" draw:caption-point-y="0.6004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811in" draw:caption-point-x="-0.2402in" draw:caption-point-y="0.6091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9in" draw:caption-point-x="-0.2402in" draw:caption-point-y="0.599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95in" draw:caption-point-x="-0.2402in" draw:caption-point-y="0.606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28in" draw:caption-point-x="-0.2402in" draw:caption-point-y="0.6083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36in" draw:caption-point-x="-0.2402in" draw:caption-point-y="0.6075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44in" draw:caption-point-x="-0.2402in" draw:caption-point-y="0.6067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48in" draw:caption-point-x="-0.2402in" draw:caption-point-y="0.606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32in" draw:caption-point-x="-0.2402in" draw:caption-point-y="0.6055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102in" draw:caption-point-x="-0.2402in" draw:caption-point-y="0.6091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75in" draw:caption-point-x="-0.2402in" draw:caption-point-y="0.611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75in" draw:caption-point-x="-0.2402in" draw:caption-point-y="0.611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75in" draw:caption-point-x="-0.2402in" draw:caption-point-y="0.611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75in" draw:caption-point-x="-0.2402in" draw:caption-point-y="0.611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75in" draw:caption-point-x="-0.2402in" draw:caption-point-y="0.611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93in" draw:caption-point-x="-0.2402in" draw:caption-point-y="0.6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63in" draw:caption-point-x="-0.2402in" draw:caption-point-y="0.6063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602in" draw:caption-point-x="-0.2402in" draw:caption-point-y="0.6024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34in" draw:caption-point-x="-0.2402in" draw:caption-point-y="0.599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43in" draw:caption-point-x="-0.2402in" draw:caption-point-y="0.605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51in" draw:caption-point-x="-0.2402in" draw:caption-point-y="0.605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59in" draw:caption-point-x="-0.2402in" draw:caption-point-y="0.6043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75in" draw:caption-point-x="-0.2402in" draw:caption-point-y="0.6028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83in" draw:caption-point-x="-0.2402in" draw:caption-point-y="0.602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98in" draw:caption-point-x="-0.2402in" draw:caption-point-y="0.6004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11in" draw:caption-point-x="-0.2402in" draw:caption-point-y="0.599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DH</text:p>
          </table:table-cell>
          <table:table-cell table:style-name="ce102" table:formula="of:=SUM([.D30:.AH30])" office:value-type="float" office:value="0">
            <text:p>0</text:p>
          </table:table-cell>
          <table:table-cell table:style-name="ce106" table:number-columns-repeated="19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NH</text:p>
          </table:table-cell>
          <table:table-cell table:style-name="ce102" table:formula="of:=SUM([.D31:.AH3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1791in" svg:y="6.802in" draw:caption-point-x="-0.2402in" draw:caption-point-y="0.6035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102" table:formula="of:=SUM([.D32:.AH3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102" table:formula="of:=SUM([.D33:.AH33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7.2917in" draw:caption-point-x="-0.2402in" draw:caption-point-y="0.609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7.2917in" draw:caption-point-x="-0.2402in" draw:caption-point-y="0.6091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7.2937in" draw:caption-point-x="-0.2402in" draw:caption-point-y="0.6071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7.2945in" draw:caption-point-x="-0.2402in" draw:caption-point-y="0.606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7.2949in" draw:caption-point-x="-0.2402in" draw:caption-point-y="0.605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7.2957in" draw:caption-point-x="-0.2402in" draw:caption-point-y="0.6051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7.2961in" draw:caption-point-x="-0.2402in" draw:caption-point-y="0.6047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2972in" draw:caption-point-x="-0.2402in" draw:caption-point-y="0.6035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7.2976in" draw:caption-point-x="-0.2402in" draw:caption-point-y="0.6031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7.3004in" draw:caption-point-x="-0.2402in" draw:caption-point-y="0.6004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7.3008in" draw:caption-point-x="-0.2402in" draw:caption-point-y="0.6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7.3016in" draw:caption-point-x="-0.2402in" draw:caption-point-y="0.599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102" table:formula="of:=SUM([.D34:.AH34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5406in" draw:caption-point-x="-0.2402in" draw:caption-point-y="0.6079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102" table:formula="of:=SUM([.D35:.AH35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7882in" draw:caption-point-x="-0.2402in" draw:caption-point-y="0.6083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102" table:formula="of:=SUM([.D36:.AH36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8.0398in" draw:caption-point-x="-0.2402in" draw:caption-point-y="0.6043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0374in" draw:caption-point-x="-0.2402in" draw:caption-point-y="0.606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102" table:formula="of:=SUM([.D37:.AH3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8.2882in" draw:caption-point-x="-0.2402in" draw:caption-point-y="0.6035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8.2886in" draw:caption-point-x="-0.2402in" draw:caption-point-y="0.6031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2898in" draw:caption-point-x="-0.2402in" draw:caption-point-y="0.602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102" table:formula="of:=SUM([.D38:.AH3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5343in" draw:caption-point-x="-0.2402in" draw:caption-point-y="0.6051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5346in" draw:caption-point-x="-0.2402in" draw:caption-point-y="0.604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5382in" draw:caption-point-x="-0.2402in" draw:caption-point-y="0.6012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02" table:formula="of:=SUM([.D39:.AH39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7724in" draw:caption-point-x="-0.2402in" draw:caption-point-y="0.6146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7787in" draw:caption-point-x="-0.2402in" draw:caption-point-y="0.6083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7724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7724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7724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7823in" draw:caption-point-x="-0.2402in" draw:caption-point-y="0.6047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7724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787in" draw:caption-point-x="-0.2402in" draw:caption-point-y="0.6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7866in" draw:caption-point-x="-0.2402in" draw:caption-point-y="0.6004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7724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02" table:formula="of:=SUM([.D40:.AH40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9.0205in" draw:caption-point-x="-0.2402in" draw:caption-point-y="0.6142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9.0256in" draw:caption-point-x="-0.2402in" draw:caption-point-y="0.6091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9.0295in" draw:caption-point-x="-0.2402in" draw:caption-point-y="0.605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9.0343in" draw:caption-point-x="-0.2402in" draw:caption-point-y="0.6004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9.0319in" draw:caption-point-x="-0.2402in" draw:caption-point-y="0.6028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9.0319in" draw:caption-point-x="-0.2402in" draw:caption-point-y="0.6028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9.0319in" draw:caption-point-x="-0.2402in" draw:caption-point-y="0.6028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9.0319in" draw:caption-point-x="-0.2402in" draw:caption-point-y="0.6028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SonLN</text:p>
          </table:table-cell>
          <table:table-cell table:style-name="ce102" table:formula="of:=SUM([.D41:.AH41])" office:value-type="float" office:value="0">
            <text:p>0</text:p>
          </table:table-cell>
          <table:table-cell table:style-name="ce106" table:number-columns-repeated="19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102" table:formula="of:=SUM([.D42:.AH42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9.5209in" draw:caption-point-x="-0.2402in" draw:caption-point-y="0.6091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0.1791in" svg:y="9.5264in" draw:caption-point-x="-0.2402in" draw:caption-point-y="0.6035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02" table:formula="of:=SUM([.D43:.AH43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7685in" draw:caption-point-x="-0.2402in" draw:caption-point-y="0.609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9.7693in" draw:caption-point-x="-0.2402in" draw:caption-point-y="0.6083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9.7709in" draw:caption-point-x="-0.2402in" draw:caption-point-y="0.6067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9.7709in" draw:caption-point-x="-0.2402in" draw:caption-point-y="0.6067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9.7724in" draw:caption-point-x="-0.2402in" draw:caption-point-y="0.6051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9.7728in" draw:caption-point-x="-0.2402in" draw:caption-point-y="0.604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9.7744in" draw:caption-point-x="-0.2402in" draw:caption-point-y="0.6031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9.7783in" draw:caption-point-x="-0.2402in" draw:caption-point-y="0.599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02" table:formula="of:=SUM([.D44:.AH44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10.0201in" draw:caption-point-x="-0.2402in" draw:caption-point-y="0.6055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10.0205in" draw:caption-point-x="-0.2402in" draw:caption-point-y="0.6051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10.0224in" draw:caption-point-x="-0.2402in" draw:caption-point-y="0.6031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02" table:formula="of:=SUM([.D45:.AH45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102" table:formula="of:=SUM([.D46:.AH46])" office:value-type="float" office:value="2.5">
            <text:p>2.5</text:p>
          </table:table-cell>
          <table:table-cell table:style-name="ce106" office:value-type="float" office:value="1">
            <office:annotation draw:style-name="gr6" draw:text-style-name="P1" svg:width="1.1413in" svg:height="0.2634in" svg:x="2.6457in" svg:y="10.5114in" draw:caption-point-x="-0.2402in" draw:caption-point-y="0.6094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3.1024in" svg:y="10.5114in" draw:caption-point-x="-0.2402in" draw:caption-point-y="0.6094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5.3854in" svg:y="10.5134in" draw:caption-point-x="-0.2402in" draw:caption-point-y="0.6075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02" table:formula="of:=SUM([.D47:.AH47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10.7571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10.7575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02" table:formula="of:=SUM([.D48:.AH48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11.0071in" draw:caption-point-x="-0.2402in" draw:caption-point-y="0.609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11.0087in" draw:caption-point-x="-0.2402in" draw:caption-point-y="0.6075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1.0094in" draw:caption-point-x="-0.2402in" draw:caption-point-y="0.6067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11.0098in" draw:caption-point-x="-0.2402in" draw:caption-point-y="0.606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1.0102in" draw:caption-point-x="-0.2402in" draw:caption-point-y="0.605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1.015in" draw:caption-point-x="-0.2402in" draw:caption-point-y="0.6012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02" table:formula="of:=SUM([.D49:.AH49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1.2543in" draw:caption-point-x="-0.2402in" draw:caption-point-y="0.6094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1.2547in" draw:caption-point-x="-0.2402in" draw:caption-point-y="0.6091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1.2559in" draw:caption-point-x="-0.2402in" draw:caption-point-y="0.6079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1.2567in" draw:caption-point-x="-0.2402in" draw:caption-point-y="0.6071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1.2575in" draw:caption-point-x="-0.2402in" draw:caption-point-y="0.6063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1.2579in" draw:caption-point-x="-0.2402in" draw:caption-point-y="0.605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1.2571in" draw:caption-point-x="-0.2402in" draw:caption-point-y="0.606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1.2614in" draw:caption-point-x="-0.2402in" draw:caption-point-y="0.6024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1.2618in" draw:caption-point-x="-0.2402in" draw:caption-point-y="0.602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1.2626in" draw:caption-point-x="-0.2402in" draw:caption-point-y="0.6012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1.2626in" draw:caption-point-x="-0.2402in" draw:caption-point-y="0.6012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1.2634in" draw:caption-point-x="-0.2402in" draw:caption-point-y="0.6004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1.2638in" draw:caption-point-x="-0.2402in" draw:caption-point-y="0.6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1.2646in" draw:caption-point-x="-0.2402in" draw:caption-point-y="0.599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02" table:formula="of:=SUM([.D50:.AH5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1.5047in" draw:caption-point-x="-0.2402in" draw:caption-point-y="0.6067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1.5071in" draw:caption-point-x="-0.2402in" draw:caption-point-y="0.6043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1.5091in" draw:caption-point-x="-0.2402in" draw:caption-point-y="0.6024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1.5102in" draw:caption-point-x="-0.2402in" draw:caption-point-y="0.6012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1.5122in" draw:caption-point-x="-0.2402in" draw:caption-point-y="0.599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02" table:formula="of:=SUM([.D51:.AH51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1.7591in" draw:caption-point-x="-0.2402in" draw:caption-point-y="0.6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1.7598in" draw:caption-point-x="-0.2402in" draw:caption-point-y="0.599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02" table:formula="of:=SUM([.D52:.AH5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2in" draw:caption-point-x="-0.2402in" draw:caption-point-y="0.6067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2.0035in" draw:caption-point-x="-0.2402in" draw:caption-point-y="0.6031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118in" draw:caption-point-x="-0.2402in" draw:caption-point-y="0.6063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126in" draw:caption-point-x="-0.2402in" draw:caption-point-y="0.6055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134in" draw:caption-point-x="-0.2402in" draw:caption-point-y="0.6047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146in" draw:caption-point-x="-0.2402in" draw:caption-point-y="0.603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15in" draw:caption-point-x="-0.2402in" draw:caption-point-y="0.6031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77in" draw:caption-point-x="-0.2402in" draw:caption-point-y="0.6004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201in" draw:caption-point-x="-0.2402in" draw:caption-point-y="0.598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213in" draw:caption-point-x="-0.2402in" draw:caption-point-y="0.5969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646in" draw:caption-point-x="-0.2402in" draw:caption-point-y="0.6012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65in" draw:caption-point-x="-0.2402in" draw:caption-point-y="0.6008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81in" draw:caption-point-x="-0.2402in" draw:caption-point-y="0.597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81in" draw:caption-point-x="-0.2402in" draw:caption-point-y="0.5976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85in" draw:caption-point-x="-0.2402in" draw:caption-point-y="0.5972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54in" draw:caption-point-x="-0.2402in" draw:caption-point-y="0.598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55in" draw:caption-point-x="-0.2402in" draw:caption-point-y="0.6055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59in" draw:caption-point-x="-0.2402in" draw:caption-point-y="0.605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67in" draw:caption-point-x="-0.2402in" draw:caption-point-y="0.6043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602in" draw:caption-point-x="-0.2402in" draw:caption-point-y="0.6008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622in" draw:caption-point-x="-0.2402in" draw:caption-point-y="0.5988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1031in" draw:caption-point-x="-0.2402in" draw:caption-point-y="0.6055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1047in" draw:caption-point-x="-0.2402in" draw:caption-point-y="0.603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75in" draw:caption-point-x="-0.2402in" draw:caption-point-y="0.6012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1031in" draw:caption-point-x="-0.2402in" draw:caption-point-y="0.6055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1047in" draw:caption-point-x="-0.2402in" draw:caption-point-y="0.603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106in" draw:caption-point-x="-0.2402in" draw:caption-point-y="0.598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11in" draw:caption-point-x="-0.2402in" draw:caption-point-y="0.5976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1047in" draw:caption-point-x="-0.2402in" draw:caption-point-y="0.603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512in" draw:caption-point-x="-0.2402in" draw:caption-point-y="0.6055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55in" draw:caption-point-x="-0.2402in" draw:caption-point-y="0.6012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543in" draw:caption-point-x="-0.2402in" draw:caption-point-y="0.6024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543in" draw:caption-point-x="-0.2402in" draw:caption-point-y="0.6024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543in" draw:caption-point-x="-0.2402in" draw:caption-point-y="0.6024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87in" draw:caption-point-x="-0.2402in" draw:caption-point-y="0.598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6in" draw:caption-point-x="-0.2402in" draw:caption-point-y="0.6043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6039in" draw:caption-point-x="-0.2402in" draw:caption-point-y="0.6004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59in" draw:caption-point-x="-0.2402in" draw:caption-point-y="0.5984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65in" draw:caption-point-x="-0.2402in" draw:caption-point-y="0.6055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88in" draw:caption-point-x="-0.2402in" draw:caption-point-y="0.6031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524in" draw:caption-point-x="-0.2402in" draw:caption-point-y="0.5996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535in" draw:caption-point-x="-0.2402in" draw:caption-point-y="0.5984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539in" draw:caption-point-x="-0.2402in" draw:caption-point-y="0.598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543in" draw:caption-point-x="-0.2402in" draw:caption-point-y="0.5976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941in" draw:caption-point-x="-0.2402in" draw:caption-point-y="0.6055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949in" draw:caption-point-x="-0.2402in" draw:caption-point-y="0.6047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53in" draw:caption-point-x="-0.2402in" draw:caption-point-y="0.6043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61in" draw:caption-point-x="-0.2402in" draw:caption-point-y="0.603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88in" draw:caption-point-x="-0.2402in" draw:caption-point-y="0.6008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1024in" draw:caption-point-x="-0.2402in" draw:caption-point-y="0.597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406in" draw:caption-point-x="-0.2402in" draw:caption-point-y="0.6067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417in" draw:caption-point-x="-0.2402in" draw:caption-point-y="0.6055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92in" draw:caption-point-x="-0.2402in" draw:caption-point-y="0.598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504in" draw:caption-point-x="-0.2402in" draw:caption-point-y="0.5969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94in" draw:caption-point-x="-0.2402in" draw:caption-point-y="0.6055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913in" draw:caption-point-x="-0.2402in" draw:caption-point-y="0.6035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945in" draw:caption-point-x="-0.2402in" draw:caption-point-y="0.6004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72in" draw:caption-point-x="-0.2402in" draw:caption-point-y="0.5976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8in" draw:caption-point-x="-0.2402in" draw:caption-point-y="0.5969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8in" draw:caption-point-x="-0.2402in" draw:caption-point-y="0.5969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62in" draw:caption-point-x="-0.2402in" draw:caption-point-y="0.6063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74in" draw:caption-point-x="-0.2402in" draw:caption-point-y="0.6051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82in" draw:caption-point-x="-0.2402in" draw:caption-point-y="0.6043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421in" draw:caption-point-x="-0.2402in" draw:caption-point-y="0.6004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445in" draw:caption-point-x="-0.2402in" draw:caption-point-y="0.598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57in" draw:caption-point-x="-0.2402in" draw:caption-point-y="0.5969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925in" draw:caption-point-x="-0.2402in" draw:caption-point-y="0.597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925in" draw:caption-point-x="-0.2402in" draw:caption-point-y="0.5976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82in" draw:caption-point-x="-0.2402in" draw:caption-point-y="0.597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303in" draw:caption-point-x="-0.2402in" draw:caption-point-y="0.6031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748in" draw:caption-point-x="-0.2402in" draw:caption-point-y="0.6063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52in" draw:caption-point-x="-0.2402in" draw:caption-point-y="0.6059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8in" draw:caption-point-x="-0.2402in" draw:caption-point-y="0.603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831in" draw:caption-point-x="-0.2402in" draw:caption-point-y="0.598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839in" draw:caption-point-x="-0.2402in" draw:caption-point-y="0.5972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24in" draw:caption-point-x="-0.2402in" draw:caption-point-y="0.604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24in" draw:caption-point-x="-0.2402in" draw:caption-point-y="0.604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24in" draw:caption-point-x="-0.2402in" draw:caption-point-y="0.604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24in" draw:caption-point-x="-0.2402in" draw:caption-point-y="0.6047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744in" draw:caption-point-x="-0.2402in" draw:caption-point-y="0.5972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81in" draw:caption-point-x="-0.2402in" draw:caption-point-y="0.6012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63in" draw:caption-point-x="-0.2402in" draw:caption-point-y="0.6043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75in" draw:caption-point-x="-0.2402in" draw:caption-point-y="0.6051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87in" draw:caption-point-x="-0.2402in" draw:caption-point-y="0.6039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618in" draw:caption-point-x="-0.2402in" draw:caption-point-y="0.6008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65in" draw:caption-point-x="-0.2402in" draw:caption-point-y="0.5976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54in" draw:caption-point-x="-0.2402in" draw:caption-point-y="0.5972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3047in" draw:caption-point-x="-0.2402in" draw:caption-point-y="0.6055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051in" draw:caption-point-x="-0.2402in" draw:caption-point-y="0.605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55in" draw:caption-point-x="-0.2402in" draw:caption-point-y="0.6047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59in" draw:caption-point-x="-0.2402in" draw:caption-point-y="0.6043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67in" draw:caption-point-x="-0.2402in" draw:caption-point-y="0.6035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83in" draw:caption-point-x="-0.2402in" draw:caption-point-y="0.602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91in" draw:caption-point-x="-0.2402in" draw:caption-point-y="0.6012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94in" draw:caption-point-x="-0.2402in" draw:caption-point-y="0.6008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94in" draw:caption-point-x="-0.2402in" draw:caption-point-y="0.6008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122in" draw:caption-point-x="-0.2402in" draw:caption-point-y="0.598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126in" draw:caption-point-x="-0.2402in" draw:caption-point-y="0.5976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13in" draw:caption-point-x="-0.2402in" draw:caption-point-y="0.597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DH</text:p>
          </table:table-cell>
          <table:table-cell table:style-name="ce116" table:formula="of:=SUM([.D30:.AG30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NH</text:p>
          </table:table-cell>
          <table:table-cell table:style-name="ce116" table:formula="of:=SUM([.D31:.AG31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4" draw:text-style-name="P1" svg:width="1.1413in" svg:height="0.3902in" svg:x="5.3854in" svg:y="6.8004in" draw:caption-point-x="-0.2402in" draw:caption-point-y="0.6051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116" table:formula="of:=SUM([.D32:.AG32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7.0465in" draw:caption-point-x="-0.2402in" draw:caption-point-y="0.6067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7.0512in" draw:caption-point-x="-0.2402in" draw:caption-point-y="0.602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116" table:formula="of:=SUM([.D33:.AG33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7.2941in" draw:caption-point-x="-0.2402in" draw:caption-point-y="0.6067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7.2961in" draw:caption-point-x="-0.2402in" draw:caption-point-y="0.604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7.2969in" draw:caption-point-x="-0.2402in" draw:caption-point-y="0.6039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7.3039in" draw:caption-point-x="-0.2402in" draw:caption-point-y="0.5969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116" table:formula="of:=SUM([.D34:.AG3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5476in" draw:caption-point-x="-0.2402in" draw:caption-point-y="0.6008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116" table:formula="of:=SUM([.D35:.AG3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116" table:formula="of:=SUM([.D36:.AG3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8.0402in" draw:caption-point-x="-0.2402in" draw:caption-point-y="0.6039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8.0421in" draw:caption-point-x="-0.2402in" draw:caption-point-y="0.602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116" table:formula="of:=SUM([.D37:.AG37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8.2866in" draw:caption-point-x="-0.2402in" draw:caption-point-y="0.6051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2886in" draw:caption-point-x="-0.2402in" draw:caption-point-y="0.6031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8.2929in" draw:caption-point-x="-0.2402in" draw:caption-point-y="0.5988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8.2937in" draw:caption-point-x="-0.2402in" draw:caption-point-y="0.598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116" table:formula="of:=SUM([.D38:.AG3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5362in" draw:caption-point-x="-0.2402in" draw:caption-point-y="0.6031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5425in" draw:caption-point-x="-0.2402in" draw:caption-point-y="0.5969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16" table:formula="of:=SUM([.D39:.AG39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7654in" draw:caption-point-x="-0.2402in" draw:caption-point-y="0.621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7819in" draw:caption-point-x="-0.2402in" draw:caption-point-y="0.6051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7654in" draw:caption-point-x="-0.2402in" draw:caption-point-y="0.621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7654in" draw:caption-point-x="-0.2402in" draw:caption-point-y="0.621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7654in" draw:caption-point-x="-0.2402in" draw:caption-point-y="0.621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7862in" draw:caption-point-x="-0.2402in" draw:caption-point-y="0.6008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7654in" draw:caption-point-x="-0.2402in" draw:caption-point-y="0.621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7654in" draw:caption-point-x="-0.2402in" draw:caption-point-y="0.621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7654in" draw:caption-point-x="-0.2402in" draw:caption-point-y="0.621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7902in" draw:caption-point-x="-0.2402in" draw:caption-point-y="0.5969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16" table:formula="of:=SUM([.D40:.AG40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9.0283in" draw:caption-point-x="-0.2402in" draw:caption-point-y="0.6063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9.0299in" draw:caption-point-x="-0.2402in" draw:caption-point-y="0.604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SonLN</text:p>
          </table:table-cell>
          <table:table-cell table:style-name="ce116" table:formula="of:=SUM([.D41:.AG4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116" table:formula="of:=SUM([.D42:.AG4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16" table:formula="of:=SUM([.D43:.AG43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9.7701in" draw:caption-point-x="-0.2402in" draw:caption-point-y="0.6075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9.7744in" draw:caption-point-x="-0.2402in" draw:caption-point-y="0.603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9.7776in" draw:caption-point-x="-0.2402in" draw:caption-point-y="0.6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7795in" draw:caption-point-x="-0.2402in" draw:caption-point-y="0.598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9.7803in" draw:caption-point-x="-0.2402in" draw:caption-point-y="0.5972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16" table:formula="of:=SUM([.D44:.AG44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10.0201in" draw:caption-point-x="-0.2402in" draw:caption-point-y="0.6055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10.022in" draw:caption-point-x="-0.2402in" draw:caption-point-y="0.6035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10.0224in" draw:caption-point-x="-0.2402in" draw:caption-point-y="0.6031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10.0244in" draw:caption-point-x="-0.2402in" draw:caption-point-y="0.6012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0.0244in" draw:caption-point-x="-0.2402in" draw:caption-point-y="0.601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10.0244in" draw:caption-point-x="-0.2402in" draw:caption-point-y="0.601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10.0244in" draw:caption-point-x="-0.2402in" draw:caption-point-y="0.601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10.0244in" draw:caption-point-x="-0.2402in" draw:caption-point-y="0.601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0.0287in" draw:caption-point-x="-0.2402in" draw:caption-point-y="0.5969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16" table:formula="of:=SUM([.D45:.AG4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10.2693in" draw:caption-point-x="-0.2402in" draw:caption-point-y="0.6039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10.272in" draw:caption-point-x="-0.2402in" draw:caption-point-y="0.6012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0.2752in" draw:caption-point-x="-0.2402in" draw:caption-point-y="0.598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116" table:formula="of:=SUM([.D46:.AG4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8.7768in" svg:y="10.5181in" draw:caption-point-x="-0.2402in" draw:caption-point-y="0.6028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0925in" svg:y="10.5201in" draw:caption-point-x="-0.2402in" draw:caption-point-y="0.6008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16" table:formula="of:=SUM([.D47:.AG47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10.7504in" draw:caption-point-x="-0.2402in" draw:caption-point-y="0.6181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10.7677in" draw:caption-point-x="-0.2402in" draw:caption-point-y="0.6008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0.7717in" draw:caption-point-x="-0.2402in" draw:caption-point-y="0.5969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16" table:formula="of:=SUM([.D48:.AG48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1.0106in" draw:caption-point-x="-0.2402in" draw:caption-point-y="0.6055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11.0083in" draw:caption-point-x="-0.2402in" draw:caption-point-y="0.6079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11.0181in" draw:caption-point-x="-0.2402in" draw:caption-point-y="0.598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11.0181in" draw:caption-point-x="-0.2402in" draw:caption-point-y="0.598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11.0193in" draw:caption-point-x="-0.2402in" draw:caption-point-y="0.5969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116" table:formula="of:=SUM([.D49:.AG49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116" table:formula="of:=SUM([.D50:.AG50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1.5051in" draw:caption-point-x="-0.2402in" draw:caption-point-y="0.6063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1.5059in" draw:caption-point-x="-0.2402in" draw:caption-point-y="0.6055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1.5063in" draw:caption-point-x="-0.2402in" draw:caption-point-y="0.6051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5067in" draw:caption-point-x="-0.2402in" draw:caption-point-y="0.6047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1.5071in" draw:caption-point-x="-0.2402in" draw:caption-point-y="0.6043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1.5075in" draw:caption-point-x="-0.2402in" draw:caption-point-y="0.6039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1.5079in" draw:caption-point-x="-0.2402in" draw:caption-point-y="0.6035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1.5083in" draw:caption-point-x="-0.2402in" draw:caption-point-y="0.6031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1.5094in" draw:caption-point-x="-0.2402in" draw:caption-point-y="0.602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1.5102in" draw:caption-point-x="-0.2402in" draw:caption-point-y="0.6012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5106in" draw:caption-point-x="-0.2402in" draw:caption-point-y="0.6008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1.5114in" draw:caption-point-x="-0.2402in" draw:caption-point-y="0.6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1.5134in" draw:caption-point-x="-0.2402in" draw:caption-point-y="0.598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1.5138in" draw:caption-point-x="-0.2402in" draw:caption-point-y="0.5976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1.5142in" draw:caption-point-x="-0.2402in" draw:caption-point-y="0.5972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1.5146in" draw:caption-point-x="-0.2402in" draw:caption-point-y="0.5969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116" table:formula="of:=SUM([.D51:.AG5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7543in" draw:caption-point-x="-0.2402in" draw:caption-point-y="0.6047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1.7602in" draw:caption-point-x="-0.2402in" draw:caption-point-y="0.5988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1.7622in" draw:caption-point-x="-0.2402in" draw:caption-point-y="0.5969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5" office:value-type="string">
            <text:p>TuanLA</text:p>
          </table:table-cell>
          <table:table-cell table:style-name="ce116" table:formula="of:=SUM([.D52:.AG52])" office:value-type="float" office:value="0">
            <text:p>0</text:p>
          </table:table-cell>
          <table:table-cell table:style-name="ce120" table:number-columns-repeated="25"/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16" table:formula="of:=SUM([.D53:.AG5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2.2543in" draw:caption-point-x="-0.2402in" draw:caption-point-y="0.6004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1">
            <text:p>51</text:p>
          </table:table-cell>
          <table:table-cell table:style-name="ce45" office:value-type="string">
            <text:p>VinhP</text:p>
          </table:table-cell>
          <table:table-cell table:style-name="ce116" table:formula="of:=SUM([.D54:.AG5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2.5055in" draw:caption-point-x="-0.2402in" draw:caption-point-y="0.5969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 table:number-rows-repeated="98311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1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1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5" office:value-type="string">
            <text:p>AnhDQ</text:p>
          </table:table-cell>
          <table:table-cell table:style-name="ce130" table:formula="of:=SUM([.D4:.AH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0.1197in" draw:caption-point-x="-0.2402in" draw:caption-point-y="0.598in">
              <dc:date>2017-05-09T00:00:00</dc:date>
              <text:p text:style-name="P1"><text:span text:style-name="T1">Bị mệt, 8h34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0.1213in" draw:caption-point-x="-0.2402in" draw:caption-point-y="0.596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1224in" draw:caption-point-x="-0.2402in" draw:caption-point-y="0.5953in">
              <dc:date>2017-05-17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3"/>
          <table:table-cell table:style-name="ce87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5" office:value-type="string">
            <text:p>AnhTTH</text:p>
          </table:table-cell>
          <table:table-cell table:style-name="ce130" table:formula="of:=SUM([.D5:.AH5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3752in" draw:caption-point-x="-0.2402in" draw:caption-point-y="0.5972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376in" draw:caption-point-x="-0.2402in" draw:caption-point-y="0.5965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3772in" draw:caption-point-x="-0.2402in" draw:caption-point-y="0.5953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130" table:formula="of:=SUM([.D6:.AH6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6272in" draw:caption-point-x="-0.2402in" draw:caption-point-y="0.599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6283in" draw:caption-point-x="-0.2402in" draw:caption-point-y="0.5984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6283in" draw:caption-point-x="-0.2402in" draw:caption-point-y="0.5984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6299in" draw:caption-point-x="-0.2402in" draw:caption-point-y="0.5969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6303in" draw:caption-point-x="-0.2402in" draw:caption-point-y="0.5965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6307in" draw:caption-point-x="-0.2402in" draw:caption-point-y="0.5961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6315in" draw:caption-point-x="-0.2402in" draw:caption-point-y="0.5953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6315in" draw:caption-point-x="-0.2402in" draw:caption-point-y="0.5953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30" table:formula="of:=SUM([.D7:.AH7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8823in" draw:caption-point-x="-0.2402in" draw:caption-point-y="0.5992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8843in" draw:caption-point-x="-0.2402in" draw:caption-point-y="0.5972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8862in" draw:caption-point-x="-0.2402in" draw:caption-point-y="0.5953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30" table:formula="of:=SUM([.D8:.AH8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1.1366in" draw:caption-point-x="-0.2402in" draw:caption-point-y="0.599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.1409in" draw:caption-point-x="-0.2402in" draw:caption-point-y="0.5953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30" table:formula="of:=SUM([.D9:.AH9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3835in" draw:caption-point-x="-0.2402in" draw:caption-point-y="0.607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6"/>
          <table:table-cell table:style-name="ce134" office:value-type="float" office:value="1">
            <office:annotation draw:style-name="gr6" draw:text-style-name="P1" svg:width="1.1413in" svg:height="0.2634in" svg:x="13.8323in" svg:y="1.3945in" draw:caption-point-x="-0.2402in" draw:caption-point-y="0.596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3945in" draw:caption-point-x="-0.2402in" draw:caption-point-y="0.596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3945in" draw:caption-point-x="-0.2402in" draw:caption-point-y="0.596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44" table:number-columns-repeated="952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30" table:formula="of:=SUM([.D10:.AH1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6492in" draw:caption-point-x="-0.2402in" draw:caption-point-y="0.5961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9004in" draw:caption-point-x="-0.2402in" draw:caption-point-y="0.5996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9035in" draw:caption-point-x="-0.2402in" draw:caption-point-y="0.5965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43"/>
          <table:table-cell table:style-name="ce134" table:number-columns-repeated="12"/>
          <table:table-cell table:style-name="ce44" table:number-columns-repeated="952"/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30" table:formula="of:=SUM([.D12:.AH12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2.1559in" draw:caption-point-x="-0.2402in" draw:caption-point-y="0.5988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2.1563in" draw:caption-point-x="-0.2402in" draw:caption-point-y="0.5984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2.1567in" draw:caption-point-x="-0.2402in" draw:caption-point-y="0.598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1579in" draw:caption-point-x="-0.2402in" draw:caption-point-y="0.5969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2.1583in" draw:caption-point-x="-0.2402in" draw:caption-point-y="0.5965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2.1594in" draw:caption-point-x="-0.2402in" draw:caption-point-y="0.5953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4114in" draw:caption-point-x="-0.2402in" draw:caption-point-y="0.5976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4118in" draw:caption-point-x="-0.2402in" draw:caption-point-y="0.5972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4122in" draw:caption-point-x="-0.2402in" draw:caption-point-y="0.5969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413in" draw:caption-point-x="-0.2402in" draw:caption-point-y="0.596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4138in" draw:caption-point-x="-0.2402in" draw:caption-point-y="0.5953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30" table:formula="of:=SUM([.D14:.AH1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6661in" draw:caption-point-x="-0.2402in" draw:caption-point-y="0.5976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30" table:formula="of:=SUM([.D15:.AH15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9209in" draw:caption-point-x="-0.2402in" draw:caption-point-y="0.5976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9213in" draw:caption-point-x="-0.2402in" draw:caption-point-y="0.5972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9213in" draw:caption-point-x="-0.2402in" draw:caption-point-y="0.5972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9232in" draw:caption-point-x="-0.2402in" draw:caption-point-y="0.5953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30" table:formula="of:=SUM([.D16:.AH16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3.1752in" draw:caption-point-x="-0.2402in" draw:caption-point-y="0.5976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3.1752in" draw:caption-point-x="-0.2402in" draw:caption-point-y="0.5976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30" table:formula="of:=SUM([.D17:.AH17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4315in" draw:caption-point-x="-0.2402in" draw:caption-point-y="0.5961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30" table:formula="of:=SUM([.D18:.AH18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6839in" draw:caption-point-x="-0.2402in" draw:caption-point-y="0.5984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937in" draw:caption-point-x="-0.2402in" draw:caption-point-y="0.599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937in" draw:caption-point-x="-0.2402in" draw:caption-point-y="0.599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937in" draw:caption-point-x="-0.2402in" draw:caption-point-y="0.599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30" table:formula="of:=SUM([.D20:.AH2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30" table:formula="of:=SUM([.D21:.AH21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448in" draw:caption-point-x="-0.2402in" draw:caption-point-y="0.598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4496in" draw:caption-point-x="-0.2402in" draw:caption-point-y="0.5965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4508in" draw:caption-point-x="-0.2402in" draw:caption-point-y="0.5953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7051in" draw:caption-point-x="-0.2402in" draw:caption-point-y="0.5953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30" table:formula="of:=SUM([.D24:.AH2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30" table:formula="of:=SUM([.D25:.AH25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6"/>
          <table:table-cell table:style-name="ce134" office:value-type="float" office:value="1">
            <office:annotation draw:style-name="gr6" draw:text-style-name="P1" svg:width="1.1413in" svg:height="0.2634in" svg:x="13.8323in" svg:y="5.4689in" draw:caption-point-x="-0.2402in" draw:caption-point-y="0.595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4689in" draw:caption-point-x="-0.2402in" draw:caption-point-y="0.595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30" table:formula="of:=SUM([.D26:.AH26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7201in" draw:caption-point-x="-0.2402in" draw:caption-point-y="0.5988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30" table:formula="of:=SUM([.D27:.AH27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974in" draw:caption-point-x="-0.2402in" draw:caption-point-y="0.5996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974in" draw:caption-point-x="-0.2402in" draw:caption-point-y="0.599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974in" draw:caption-point-x="-0.2402in" draw:caption-point-y="0.599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974in" draw:caption-point-x="-0.2402in" draw:caption-point-y="0.5996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974in" draw:caption-point-x="-0.2402in" draw:caption-point-y="0.599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974in" draw:caption-point-x="-0.2402in" draw:caption-point-y="0.599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9772in" draw:caption-point-x="-0.2402in" draw:caption-point-y="0.5965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9776in" draw:caption-point-x="-0.2402in" draw:caption-point-y="0.596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12"/>
          <table:table-cell table:style-name="ce44" table:number-columns-repeated="952"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30" table:formula="of:=SUM([.D28:.AH28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6.2307in" draw:caption-point-x="-0.2402in" draw:caption-point-y="0.5972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30" table:formula="of:=SUM([.D29:.AH2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4858in" draw:caption-point-x="-0.2402in" draw:caption-point-y="0.5969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4874in" draw:caption-point-x="-0.2402in" draw:caption-point-y="0.5953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30" table:formula="of:=SUM([.D30:.AH3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7378in" draw:caption-point-x="-0.2402in" draw:caption-point-y="0.599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7386in" draw:caption-point-x="-0.2402in" draw:caption-point-y="0.5988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7398in" draw:caption-point-x="-0.2402in" draw:caption-point-y="0.5976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7402in" draw:caption-point-x="-0.2402in" draw:caption-point-y="0.5972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7402in" draw:caption-point-x="-0.2402in" draw:caption-point-y="0.5972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7409in" draw:caption-point-x="-0.2402in" draw:caption-point-y="0.5965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7413in" draw:caption-point-x="-0.2402in" draw:caption-point-y="0.5961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7421in" draw:caption-point-x="-0.2402in" draw:caption-point-y="0.5953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5" office:value-type="string">
            <text:p>NamDH</text:p>
          </table:table-cell>
          <table:table-cell table:style-name="ce130" table:formula="of:=SUM([.D31:.AH3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5" office:value-type="string">
            <text:p>NamNH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5" office:value-type="string">
            <text:p>NamTH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5" office:value-type="string">
            <text:p>NamTV</text:p>
          </table:table-cell>
          <table:table-cell table:style-name="ce130" table:formula="of:=SUM([.D34:.AH34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7.7587in" draw:caption-point-x="-0.2402in" draw:caption-point-y="0.5972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7.7551in" draw:caption-point-x="-0.2402in" draw:caption-point-y="0.6008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5"/>
          <table:table-cell table:style-name="ce134" office:value-type="float" office:value="0.5">
            <office:annotation draw:style-name="gr4" draw:text-style-name="P1" svg:width="1.1413in" svg:height="0.3902in" svg:x="13.3756in" svg:y="7.7551in" draw:caption-point-x="-0.2402in" draw:caption-point-y="0.6008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style-name="ce134" table:number-columns-repeated="7"/>
          <table:table-cell table:style-name="ce44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5" office:value-type="string">
            <text:p>NgaTN</text:p>
          </table:table-cell>
          <table:table-cell table:style-name="ce130" table:formula="of:=SUM([.D35:.AH35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8.0138in" draw:caption-point-x="-0.2402in" draw:caption-point-y="0.5965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0075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8.0075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8.0075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8"/>
          <table:table-cell table:style-name="ce44" table:number-columns-repeated="952"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130" table:formula="of:=SUM([.D36:.AH36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130" table:formula="of:=SUM([.D37:.AH37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5224in" draw:caption-point-x="-0.2402in" draw:caption-point-y="0.5972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5244in" draw:caption-point-x="-0.2402in" draw:caption-point-y="0.5953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130" table:formula="of:=SUM([.D38:.AH38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8.778in" draw:caption-point-x="-0.2402in" draw:caption-point-y="0.596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7752in" draw:caption-point-x="-0.2402in" draw:caption-point-y="0.5988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8.7756in" draw:caption-point-x="-0.2402in" draw:caption-point-y="0.598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7756in" draw:caption-point-x="-0.2402in" draw:caption-point-y="0.598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9"/>
          <table:table-cell table:style-name="ce44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130" table:formula="of:=SUM([.D39:.AH3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9.0291in" draw:caption-point-x="-0.2402in" draw:caption-point-y="0.5996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9.0315in" draw:caption-point-x="-0.2402in" draw:caption-point-y="0.5972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0323in" draw:caption-point-x="-0.2402in" draw:caption-point-y="0.596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9.0335in" draw:caption-point-x="-0.2402in" draw:caption-point-y="0.5953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70" office:value-type="string">
            <text:p>PhuongTH</text:p>
          </table:table-cell>
          <table:table-cell table:style-name="ce130" table:formula="of:=SUM([.D40:.AH40])" office:value-type="float" office:value="8.5">
            <text:p>8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9.2634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9.2846in" draw:caption-point-x="-0.2402in" draw:caption-point-y="0.5988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9.2634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9.2634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2866in" draw:caption-point-x="-0.2402in" draw:caption-point-y="0.5969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2634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263in" draw:caption-point-x="-0.2402in" draw:caption-point-y="0.620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table:number-columns-repeated="4"/>
          <table:table-cell table:style-name="ce134" office:value-type="float" office:value="1">
            <office:annotation draw:style-name="gr6" draw:text-style-name="P1" svg:width="1.1413in" svg:height="0.2634in" svg:x="12.9189in" svg:y="9.2634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/>
          <table:table-cell table:style-name="ce134" office:value-type="float" office:value="1">
            <office:annotation draw:style-name="gr6" draw:text-style-name="P1" svg:width="1.1413in" svg:height="0.2634in" svg:x="13.8323in" svg:y="9.2634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table:number-columns-repeated="4"/>
          <table:table-cell table:style-name="ce134" office:value-type="float" office:value="1">
            <office:annotation draw:style-name="gr6" draw:text-style-name="P1" svg:width="1.1413in" svg:height="0.2634in" svg:x="16.1154in" svg:y="9.2634in" draw:caption-point-x="-0.2402in" draw:caption-point-y="0.620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/>
          <table:table-cell table:style-name="ce44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5" office:value-type="string">
            <text:p>PhongTH</text:p>
          </table:table-cell>
          <table:table-cell table:style-name="ce130" table:formula="of:=SUM([.D41:.AH41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9.5402in" draw:caption-point-x="-0.2402in" draw:caption-point-y="0.5976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9.5406in" draw:caption-point-x="-0.2402in" draw:caption-point-y="0.5972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9.5327in" draw:caption-point-x="-0.2402in" draw:caption-point-y="0.605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9.5425in" draw:caption-point-x="-0.2402in" draw:caption-point-y="0.5953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5" office:value-type="string">
            <text:p>PhucTM</text:p>
          </table:table-cell>
          <table:table-cell table:style-name="ce130" table:formula="of:=SUM([.D42:.AH4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5" office:value-type="string">
            <text:p>SonLN</text:p>
          </table:table-cell>
          <table:table-cell table:style-name="ce130" table:formula="of:=SUM([.D43:.AH4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5" office:value-type="string">
            <text:p>SonPX</text:p>
          </table:table-cell>
          <table:table-cell table:style-name="ce130" table:formula="of:=SUM([.D44:.AH44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10.3031in" draw:caption-point-x="-0.2402in" draw:caption-point-y="0.5984in">
              <dc:date>2017-05-08T00:00:00</dc:date>
              <text:p text:style-name="P1"><text:span text:style-name="T1">Có việc gia đình, xin đi trễ, 9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10.3047in" draw:caption-point-x="-0.2402in" draw:caption-point-y="0.5969in">
              <dc:date>2017-05-12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10.3063in" draw:caption-point-x="-0.2402in" draw:caption-point-y="0.5953in">
              <dc:date>2017-05-18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5" office:value-type="string">
            <text:p>TanCX</text:p>
          </table:table-cell>
          <table:table-cell table:style-name="ce130" table:formula="of:=SUM([.D45:.AH45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5" office:value-type="string">
            <text:p>TienND</text:p>
          </table:table-cell>
          <table:table-cell table:style-name="ce130" table:formula="of:=SUM([.D46:.AH46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0.813in" draw:caption-point-x="-0.2402in" draw:caption-point-y="0.598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0.8134in" draw:caption-point-x="-0.2402in" draw:caption-point-y="0.5976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0.815in" draw:caption-point-x="-0.2402in" draw:caption-point-y="0.5961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5" office:value-type="string">
            <text:p>ThamDT</text:p>
          </table:table-cell>
          <table:table-cell table:style-name="ce130" table:formula="of:=SUM([.D47:.AH47])" office:value-type="float" office:value="5">
            <text:p>5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11.0669in" draw:caption-point-x="-0.2402in" draw:caption-point-y="0.5988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11.063in" draw:caption-point-x="-0.2402in" draw:caption-point-y="0.6028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11.063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11.063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11.063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11.063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11.063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11.0626in" draw:caption-point-x="-0.2402in" draw:caption-point-y="0.6031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1.063in" draw:caption-point-x="-0.2402in" draw:caption-point-y="0.602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12"/>
          <table:table-cell table:style-name="ce44" table:number-columns-repeated="952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5" office:value-type="string">
            <text:p>ThaoDTN</text:p>
          </table:table-cell>
          <table:table-cell table:style-name="ce130" table:formula="of:=SUM([.D48:.AH48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11.3217in" draw:caption-point-x="-0.2402in" draw:caption-point-y="0.5984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1.3236in" draw:caption-point-x="-0.2402in" draw:caption-point-y="0.5965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5" office:value-type="string">
            <text:p>ThinhDH</text:p>
          </table:table-cell>
          <table:table-cell table:style-name="ce130" table:formula="of:=SUM([.D49:.AH49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9.2661in" svg:y="11.5783in" draw:caption-point-x="-0.2402in" draw:caption-point-y="0.5965in">
              <dc:date>2017-05-15T00:00:00</dc:date>
              <text:p text:style-name="P1"><text:span text:style-name="T1">Về quê ăn cưới em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5" office:value-type="string">
            <text:p>ThinhT</text:p>
          </table:table-cell>
          <table:table-cell table:style-name="ce130" table:formula="of:=SUM([.D50:.AH5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11.8276in" draw:caption-point-x="-0.2402in" draw:caption-point-y="0.602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5" office:value-type="string">
            <text:p>ThoaiVK</text:p>
          </table:table-cell>
          <table:table-cell table:style-name="ce130" table:formula="of:=SUM([.D51:.AH51])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2.0843in" draw:caption-point-x="-0.2402in" draw:caption-point-y="0.599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2.0843in" draw:caption-point-x="-0.2402in" draw:caption-point-y="0.599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2.0862in" draw:caption-point-x="-0.2402in" draw:caption-point-y="0.5976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12.0886in" draw:caption-point-x="-0.2402in" draw:caption-point-y="0.5953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5" office:value-type="string">
            <text:p>ThuyCNTA</text:p>
          </table:table-cell>
          <table:table-cell table:style-name="ce130" table:formula="of:=SUM([.D52:.AH52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2.3421in" draw:caption-point-x="-0.2402in" draw:caption-point-y="0.5965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50">
            <text:p>50</text:p>
          </table:table-cell>
          <table:table-cell table:style-name="ce45" office:value-type="string">
            <text:p>ThuyLTT</text:p>
          </table:table-cell>
          <table:table-cell table:style-name="ce130" table:formula="of:=SUM([.D53:.AH53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2.5937in" draw:caption-point-x="-0.2402in" draw:caption-point-y="0.599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2.5941in" draw:caption-point-x="-0.2402in" draw:caption-point-y="0.5992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2.5945in" draw:caption-point-x="-0.2402in" draw:caption-point-y="0.5988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2.5949in" draw:caption-point-x="-0.2402in" draw:caption-point-y="0.5984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2.5953in" draw:caption-point-x="-0.2402in" draw:caption-point-y="0.598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2.5957in" draw:caption-point-x="-0.2402in" draw:caption-point-y="0.5976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2.5961in" draw:caption-point-x="-0.2402in" draw:caption-point-y="0.5972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2.5965in" draw:caption-point-x="-0.2402in" draw:caption-point-y="0.5969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2.5969in" draw:caption-point-x="-0.2402in" draw:caption-point-y="0.5965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2.5976in" draw:caption-point-x="-0.2402in" draw:caption-point-y="0.5957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2.598in" draw:caption-point-x="-0.2402in" draw:caption-point-y="0.5953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2.598in" draw:caption-point-x="-0.2402in" draw:caption-point-y="0.5953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5" office:value-type="string">
            <text:p>TruyenLVC</text:p>
          </table:table-cell>
          <table:table-cell table:style-name="ce130" table:formula="of:=SUM([.D54:.AH54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2.848in" draw:caption-point-x="-0.2402in" draw:caption-point-y="0.599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2.8516in" draw:caption-point-x="-0.2402in" draw:caption-point-y="0.5961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52">
            <text:p>52</text:p>
          </table:table-cell>
          <table:table-cell table:style-name="ce45" office:value-type="string">
            <text:p>TuanLA</text:p>
          </table:table-cell>
          <table:table-cell table:style-name="ce130" table:formula="of:=SUM([.D55:.AH5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5.8421in" svg:y="13.1039in" draw:caption-point-x="-0.2402in" draw:caption-point-y="0.5984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13.1039in" draw:caption-point-x="-0.2402in" draw:caption-point-y="0.5984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70" office:value-type="string">
            <text:p>VietBA</text:p>
          </table:table-cell>
          <table:table-cell table:style-name="ce130" table:formula="of:=SUM([.D56:.AH5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9.7228in" svg:y="13.3614in" draw:caption-point-x="-0.2402in" draw:caption-point-y="0.5957in">
              <dc:date>2017-05-16T00:00:00</dc:date>
              <text:p text:style-name="P1"><text:span text:style-name="T1">Có việc đột xuất, off chiều</text:span></text:p>
              <text:p text:style-name="P1"><text:span text:style-name="T1">Đợi confirm làm bù giờ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3.3618in" draw:caption-point-x="-0.2402in" draw:caption-point-y="0.5953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7">
          <table:table-cell table:style-name="ce68" office:value-type="float" office:value="54">
            <text:p>54</text:p>
          </table:table-cell>
          <table:table-cell table:style-name="ce45" office:value-type="string">
            <text:p>VinhP</text:p>
          </table:table-cell>
          <table:table-cell table:style-name="ce130" table:formula="of:=SUM([.D57:.AH57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table:number-columns-repeated="13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 table:number-rows-repeated="983114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8:Tong_Hop_Ngay_Nghi_2017.M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5/18/2017</text:date>, <text:time>16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5-18">05/18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820</meta:editing-cycles>
    <meta:editing-duration>P57DT4H13M46S</meta:editing-duration>
    <meta:generator>OpenOffice/4.1.2$Win32 OpenOffice.org_project/412m3$Build-9782</meta:generator>
    <dc:date>2017-05-18T16:12:07.60</dc:date>
    <meta:document-statistic meta:table-count="8" meta:cell-count="6115" meta:object-count="0"/>
    <meta:user-defined meta:name="Info 1"/>
    <meta:user-defined meta:name="Info 2"/>
    <meta:user-defined meta:name="Info 3"/>
    <meta:user-defined meta:name="Info 4"/>
  </office:meta>
</office:document-meta>
</file>